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35cm"/>
    </style:style>
    <style:style style:name="co2" style:family="table-column">
      <style:table-column-properties fo:break-before="auto" style:column-width="2.842cm"/>
    </style:style>
    <style:style style:name="co3" style:family="table-column">
      <style:table-column-properties fo:break-before="auto" style:column-width="4.108cm"/>
    </style:style>
    <style:style style:name="co4" style:family="table-column">
      <style:table-column-properties fo:break-before="auto" style:column-width="18.396cm"/>
    </style:style>
    <style:style style:name="co5" style:family="table-column">
      <style:table-column-properties fo:break-before="auto" style:column-width="2.267cm"/>
    </style:style>
    <style:style style:name="co6" style:family="table-column">
      <style:table-column-properties fo:break-before="auto" style:column-width="4.209cm"/>
    </style:style>
    <style:style style:name="co7" style:family="table-column">
      <style:table-column-properties fo:break-before="auto" style:column-width="2.623cm"/>
    </style:style>
    <style:style style:name="co8" style:family="table-column">
      <style:table-column-properties fo:break-before="auto" style:column-width="4.237cm"/>
    </style:style>
    <style:style style:name="co9" style:family="table-column">
      <style:table-column-properties fo:break-before="auto" style:column-width="16.729cm"/>
    </style:style>
    <style:style style:name="co10" style:family="table-column">
      <style:table-column-properties fo:break-before="auto" style:column-width="5.447cm"/>
    </style:style>
    <style:style style:name="co11" style:family="table-column">
      <style:table-column-properties fo:break-before="auto" style:column-width="3.295cm"/>
    </style:style>
    <style:style style:name="co12" style:family="table-column">
      <style:table-column-properties fo:break-before="auto" style:column-width="5.039cm"/>
    </style:style>
    <style:style style:name="co13" style:family="table-column">
      <style:table-column-properties fo:break-before="auto" style:column-width="15.854cm"/>
    </style:style>
    <style:style style:name="co14" style:family="table-column">
      <style:table-column-properties fo:break-before="auto" style:column-width="4.646cm"/>
    </style:style>
    <style:style style:name="co15" style:family="table-column">
      <style:table-column-properties fo:break-before="auto" style:column-width="2.887cm"/>
    </style:style>
    <style:style style:name="co16" style:family="table-column">
      <style:table-column-properties fo:break-before="auto" style:column-width="5.72cm"/>
    </style:style>
    <style:style style:name="co17" style:family="table-column">
      <style:table-column-properties fo:break-before="auto" style:column-width="19.994cm"/>
    </style:style>
    <style:style style:name="co18" style:family="table-column">
      <style:table-column-properties fo:break-before="auto" style:column-width="4.74cm"/>
    </style:style>
    <style:style style:name="co19" style:family="table-column">
      <style:table-column-properties fo:break-before="auto" style:column-width="3.431cm"/>
    </style:style>
    <style:style style:name="co20" style:family="table-column">
      <style:table-column-properties fo:break-before="auto" style:column-width="4.602cm"/>
    </style:style>
    <style:style style:name="co21" style:family="table-column">
      <style:table-column-properties fo:break-before="auto" style:column-width="14.487cm"/>
    </style:style>
    <style:style style:name="ro1" style:family="table-row">
      <style:table-row-properties style:row-height="0.512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0.605cm" fo:break-before="auto" style:use-optimal-row-height="true"/>
    </style:style>
    <style:style style:name="ro6" style:family="table-row">
      <style:table-row-properties style:row-height="3.053cm" fo:break-before="auto" style:use-optimal-row-height="true"/>
    </style:style>
    <style:style style:name="ro7" style:family="table-row">
      <style:table-row-properties style:row-height="1.446cm" fo:break-before="auto" style:use-optimal-row-height="true"/>
    </style:style>
    <style:style style:name="ro8" style:family="table-row">
      <style:table-row-properties style:row-height="3.552cm" fo:break-before="auto" style:use-optimal-row-height="true"/>
    </style:style>
    <style:style style:name="ro9" style:family="table-row">
      <style:table-row-properties style:row-height="2.053cm" fo:break-before="auto" style:use-optimal-row-height="true"/>
    </style:style>
    <style:style style:name="ro10" style:family="table-row">
      <style:table-row-properties style:row-height="16.559cm" fo:break-before="auto" style:use-optimal-row-height="true"/>
    </style:style>
    <style:style style:name="ro11" style:family="table-row">
      <style:table-row-properties style:row-height="4.053cm" fo:break-before="auto" style:use-optimal-row-height="true"/>
    </style:style>
    <style:style style:name="ro12" style:family="table-row">
      <style:table-row-properties style:row-height="1.84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ackground-color="#cccccc"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4" style:family="table-cell" style:parent-style-name="Default">
      <style:table-cell-properties fo:border-bottom="0.002cm solid #000000" fo:border-left="0.088cm solid #000000" fo:border-right="0.002cm solid #000000" fo:border-top="0.002cm solid #000000"/>
      <style:text-properties fo:font-size="12pt" style:font-size-asian="12pt" style:font-size-complex="12pt"/>
    </style:style>
    <style:style style:name="ce5" style:family="table-cell" style:parent-style-name="Default">
      <style:table-cell-properties fo:border-bottom="0.088cm solid #000000" fo:border-left="0.088cm solid #000000" fo:border-right="0.002cm solid #000000" fo:border-top="0.002cm solid #000000"/>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able-cell-properties fo:border-bottom="0.002cm solid #000000" fo:background-color="#ff3333" fo:border-left="0.088cm solid #000000" fo:border-right="0.002cm solid #000000" fo:border-top="0.002cm solid #000000"/>
      <style:text-properties fo:font-size="12pt" style:font-size-asian="12pt" style:font-size-complex="12pt"/>
    </style:style>
    <style:style style:name="ce8" style:family="table-cell" style:parent-style-name="Default">
      <style:table-cell-properties fo:border-bottom="0.002cm solid #000000" fo:background-color="#b2b2b2"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0" style:family="table-cell" style:parent-style-name="Default">
      <style:table-cell-properties fo:border-bottom="0.002cm solid #000000" fo:background-color="#cccccc"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order="0.002cm solid #000000"/>
      <style:paragraph-properties fo:text-align="center" fo:margin-left="0cm"/>
      <style:text-properties fo:font-size="12pt" style:font-size-asian="12pt" style:font-size-complex="12pt"/>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text-properties fo:font-size="12pt" style:font-size-asian="12pt" style:font-size-complex="12pt"/>
    </style:style>
    <style:style style:name="ce13" style:family="table-cell" style:parent-style-name="Default">
      <style:table-cell-properties fo:border-bottom="0.002cm solid #000000" fo:background-color="#b2b2b2"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fo:border-bottom="0.002cm solid #000000" fo:background-color="#b2b2b2"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15" style:family="table-cell" style:parent-style-name="Default">
      <style:table-cell-properties fo:border="0.002cm solid #000000"/>
      <style:text-properties fo:font-size="12pt" style:font-size-asian="12pt" style:font-size-complex="12pt"/>
    </style:style>
    <style:style style:name="ce16" style:family="table-cell" style:parent-style-name="Default">
      <style:table-cell-properties fo:border-bottom="0.088cm solid #000000" fo:border-left="0.002cm solid #000000" fo:border-right="0.002cm solid #000000" fo:border-top="0.002cm solid #000000"/>
      <style:text-properties fo:font-size="12pt" style:font-size-asian="12pt" style:font-size-complex="12pt"/>
    </style:style>
    <style:style style:name="ce17" style:family="table-cell" style:parent-style-name="Default">
      <style:table-cell-properties fo:border="0.002cm solid #000000"/>
      <style:text-properties style:font-name="Liberation Sans" fo:font-size="12pt" fo:font-weight="normal" style:font-name-asian="DejaVu Sans" style:font-size-asian="12pt" style:font-weight-asian="normal" style:font-name-complex="Lohit Hindi" style:font-size-complex="12pt" style:font-weight-complex="normal"/>
    </style:style>
    <style:style style:name="ce18"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19" style:family="table-cell" style:parent-style-name="Default">
      <style:table-cell-properties fo:border-bottom="0.002cm solid #000000" fo:background-color="#cccccc"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20"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21"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22" style:family="table-cell" style:parent-style-name="Default">
      <style:table-cell-properties fo:border-bottom="0.002cm solid #000000" fo:background-color="#b2b2b2"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23" style:family="table-cell" style:parent-style-name="Default">
      <style:table-cell-properties fo:border-bottom="0.002cm solid #000000" fo:border-left="0.002cm solid #000000" fo:border-right="0.088cm solid #000000" fo:border-top="0.002cm solid #000000"/>
      <style:text-properties fo:font-size="12pt" style:font-size-asian="12pt" style:font-size-complex="12pt"/>
    </style:style>
    <style:style style:name="ce24" style:family="table-cell" style:parent-style-name="Default">
      <style:table-cell-properties fo:border-bottom="0.088cm solid #000000" fo:border-left="0.002cm solid #000000" fo:border-right="0.088cm solid #000000" fo:border-top="0.002cm solid #000000"/>
      <style:text-properties fo:font-size="12pt" style:font-size-asian="12pt" style:font-size-complex="12pt"/>
    </style:style>
    <style:style style:name="ce25" style:family="table-cell" style:parent-style-name="Default">
      <style:table-cell-properties fo:border-bottom="0.002cm solid #000000" fo:border-left="0.088cm solid #000000" fo:border-right="0.002cm solid #000000" fo:border-top="0.088cm solid #000000"/>
      <style:text-properties fo:font-size="12pt" style:font-size-asian="12pt" style:font-size-complex="12pt"/>
    </style:style>
    <style:style style:name="ce26" style:family="table-cell" style:parent-style-name="Default">
      <style:table-cell-properties fo:border-bottom="0.002cm solid #000000" fo:border-left="0.002cm solid #000000" fo:border-right="0.002cm solid #000000" fo:border-top="0.088cm solid #000000"/>
      <style:text-properties fo:font-size="12pt" style:font-size-asian="12pt" style:font-size-complex="12pt"/>
    </style:style>
    <style:style style:name="ce27" style:family="table-cell" style:parent-style-name="Default">
      <style:table-cell-properties fo:border-bottom="0.002cm solid #000000" fo:border-left="0.002cm solid #000000" fo:border-right="0.088cm solid #000000" fo:border-top="0.088cm solid #000000"/>
      <style:text-properties fo:font-size="12pt" style:font-size-asian="12pt" style:font-size-complex="12pt"/>
    </style:style>
    <style:style style:name="ce28" style:family="table-cell" style:parent-style-name="Default">
      <style:text-properties style:font-name="Liberation Sans" fo:font-size="12pt" style:font-name-asian="DejaVu Sans" style:font-size-asian="12pt" style:font-name-complex="Lohit Hindi" style:font-size-complex="12pt"/>
    </style:style>
    <style:style style:name="ce29" style:family="table-cell" style:parent-style-name="Default">
      <style:text-properties style:font-name="Arial" fo:font-size="12pt" fo:font-weight="bold" style:font-name-asian="Arial Unicode MS" style:font-size-asian="12pt" style:font-weight-asian="bold" style:font-name-complex="Arial Unicode MS" style:font-size-complex="12pt" style:font-weight-complex="bold"/>
    </style:style>
    <style:style style:name="ce30" style:family="table-cell" style:parent-style-name="Default">
      <style:table-cell-properties fo:border-bottom="0.002cm solid #000000" fo:background-color="transparent" fo:border-left="0.088cm solid #000000" fo:border-right="0.002cm solid #000000" fo:border-top="0.088cm solid #000000"/>
      <style:text-properties fo:font-size="12pt" fo:font-weight="normal" style:font-size-asian="12pt" style:font-weight-asian="normal" style:font-size-complex="12pt" style:font-weight-complex="normal"/>
    </style:style>
    <style:style style:name="ce31" style:family="table-cell" style:parent-style-name="Default">
      <style:table-cell-properties fo:border-bottom="0.002cm solid #000000" fo:background-color="#ffff66" fo:border-left="0.088cm solid #000000" fo:border-right="0.002cm solid #000000" fo:border-top="0.002cm solid #000000"/>
      <style:text-properties fo:font-size="12pt" style:font-size-asian="12pt" style:font-size-complex="12pt"/>
    </style:style>
    <style:style style:name="ce32" style:family="table-cell" style:parent-style-name="Default">
      <style:table-cell-properties fo:border-bottom="0.002cm solid #000000" fo:background-color="transparent" fo:border-left="0.088cm solid #000000" fo:border-right="0.002cm solid #000000" fo:border-top="0.002cm solid #000000"/>
      <style:text-properties fo:font-size="12pt" fo:font-weight="normal" style:font-size-asian="12pt" style:font-weight-asian="normal" style:font-size-complex="12pt" style:font-weight-complex="normal"/>
    </style:style>
    <style:style style:name="ce33" style:family="table-cell" style:parent-style-name="Default">
      <style:table-cell-properties fo:border-bottom="0.002cm solid #000000" fo:background-color="transparent" fo:border-left="0.088cm solid #000000" fo:border-right="0.002cm solid #000000" fo:border-top="0.002cm solid #000000"/>
      <style:text-properties fo:font-size="12pt" style:font-size-asian="12pt" style:font-size-complex="12pt"/>
    </style:style>
    <style:style style:name="ce34" style:family="table-cell" style:parent-style-name="Default">
      <style:table-cell-properties fo:border-bottom="0.002cm solid #000000" fo:background-color="#ffffff" fo:border-left="0.088cm solid #000000" fo:border-right="0.002cm solid #000000" fo:border-top="0.002cm solid #000000"/>
      <style:text-properties fo:font-size="12pt" style:font-size-asian="12pt" style:font-size-complex="12pt"/>
    </style:style>
    <style:style style:name="ce35" style:family="table-cell" style:parent-style-name="Default">
      <style:table-cell-properties fo:border="none"/>
      <style:text-properties fo:font-size="12pt" fo:font-weight="bold" style:font-size-asian="12pt" style:font-weight-asian="bold" style:font-size-complex="12pt" style:font-weight-complex="bold"/>
    </style:style>
    <style:style style:name="ce36" style:family="table-cell" style:parent-style-name="Default">
      <style:text-properties fo:color="#3c3c3c" style:font-name="Ubuntu" fo:font-size="12pt" fo:language="zxx" fo:country="none" style:font-name-asian="Ubuntu" style:font-size-asian="12pt" style:language-asian="zxx" style:country-asian="none" style:font-name-complex="Ubuntu" style:font-size-complex="12pt" style:language-complex="zxx" style:country-complex="none"/>
    </style:style>
    <style:style style:name="ce37" style:family="table-cell" style:parent-style-name="Default">
      <style:table-cell-properties fo:border-bottom="0.002cm solid #000000" style:text-align-source="fix" style:repeat-content="false" fo:background-color="transparent" fo:border-left="0.002cm solid #000000" fo:border-right="0.002cm solid #000000" fo:border-top="0.088cm solid #000000"/>
      <style:paragraph-properties fo:text-align="start" fo:margin-left="0cm"/>
      <style:text-properties fo:font-size="12pt" fo:font-weight="normal" style:font-size-asian="12pt" style:font-weight-asian="normal" style:font-size-complex="12pt" style:font-weight-complex="normal"/>
    </style:style>
    <style:style style:name="ce38" style:family="table-cell" style:parent-style-name="Default">
      <style:table-cell-properties style:text-align-source="fix" style:repeat-content="false" fo:border="0.002cm solid #000000"/>
      <style:paragraph-properties fo:text-align="start" fo:margin-left="0cm"/>
      <style:text-properties fo:font-size="12pt" style:font-size-asian="12pt" style:font-size-complex="12pt"/>
    </style:style>
    <style:style style:name="ce39" style:family="table-cell" style:parent-style-name="Default">
      <style:table-cell-properties fo:background-color="#ffff66" fo:border="0.002cm solid #000000"/>
      <style:text-properties fo:font-size="12pt" style:font-size-asian="12pt" style:font-size-complex="12pt"/>
    </style:style>
    <style:style style:name="ce40" style:family="table-cell" style:parent-style-name="Default">
      <style:table-cell-properties style:text-align-source="fix" style:repeat-content="false" fo:background-color="transparent" fo:border="0.002cm solid #000000"/>
      <style:paragraph-properties fo:text-align="start" fo:margin-left="0cm"/>
      <style:text-properties fo:font-size="12pt" fo:font-weight="normal" style:font-size-asian="12pt" style:font-weight-asian="normal" style:font-size-complex="12pt" style:font-weight-complex="normal"/>
    </style:style>
    <style:style style:name="ce41" style:family="table-cell" style:parent-style-name="Default">
      <style:table-cell-properties fo:background-color="transparent" fo:border="0.002cm solid #000000"/>
      <style:text-properties fo:font-size="12pt" style:font-size-asian="12pt" style:font-size-complex="12pt"/>
    </style:style>
    <style:style style:name="ce42" style:family="table-cell" style:parent-style-name="Default">
      <style:table-cell-properties fo:background-color="#ffffff" fo:border="0.002cm solid #000000"/>
      <style:text-properties fo:font-size="12pt" style:font-size-asian="12pt" style:font-size-complex="12pt"/>
    </style:style>
    <style:style style:name="ce43" style:family="table-cell" style:parent-style-name="Default">
      <style:table-cell-properties fo:border="none"/>
      <style:text-properties fo:font-size="12pt" style:font-size-asian="12pt" style:font-size-complex="12pt"/>
    </style:style>
    <style:style style:name="ce44" style:family="table-cell" style:parent-style-name="Default">
      <style:table-cell-properties fo:border-bottom="0.002cm solid #000000" fo:background-color="transparent"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45" style:family="table-cell" style:parent-style-name="Default">
      <style:table-cell-properties fo:background-color="transparent" fo:border="0.002cm solid #000000"/>
      <style:text-properties fo:font-size="12pt" fo:font-weight="bold" style:font-size-asian="12pt" style:font-weight-asian="bold" style:font-size-complex="12pt" style:font-weight-complex="bold"/>
    </style:style>
    <style:style style:name="ce46" style:family="table-cell" style:parent-style-name="Default">
      <style:table-cell-properties fo:border="0.002cm solid #000000"/>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ce47" style:family="table-cell" style:parent-style-name="Default">
      <style:table-cell-properties fo:border-bottom="0.002cm solid #000000" style:text-align-source="fix" style:repeat-content="false" fo:background-color="transparent"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48" style:family="table-cell" style:parent-style-name="Default">
      <style:table-cell-properties fo:border-bottom="0.002cm solid #000000" fo:background-color="#ffff66" fo:border-left="0.002cm solid #000000" fo:border-right="0.088cm solid #000000" fo:border-top="0.002cm solid #000000"/>
      <style:text-properties fo:font-size="12pt" style:font-size-asian="12pt" style:font-size-complex="12pt"/>
    </style:style>
    <style:style style:name="ce49"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start" fo:margin-left="0cm"/>
      <style:text-properties fo:font-size="12pt" fo:font-weight="bold" style:font-size-asian="12pt" style:font-weight-asian="bold" style:font-size-complex="12pt" style:font-weight-complex="bold"/>
    </style:style>
    <style:style style:name="ce50" style:family="table-cell" style:parent-style-name="Default">
      <style:table-cell-properties fo:border-bottom="0.002cm solid #000000" fo:background-color="transparent" fo:border-left="0.002cm solid #000000" fo:border-right="0.088cm solid #000000" fo:border-top="0.002cm solid #000000"/>
      <style:text-properties fo:font-size="12pt" style:font-size-asian="12pt" style:font-size-complex="12pt"/>
    </style:style>
    <style:style style:name="ce51" style:family="table-cell" style:parent-style-name="Default">
      <style:table-cell-properties fo:border-bottom="0.002cm solid #000000" fo:background-color="#ffffff" fo:border-left="0.002cm solid #000000" fo:border-right="0.088cm solid #000000" fo:border-top="0.002cm solid #000000"/>
      <style:text-properties fo:font-size="12pt" style:font-size-asian="12pt" style:font-size-complex="12pt"/>
    </style:style>
    <style:style style:name="ce52" style:family="table-cell" style:parent-style-name="Default">
      <style:table-cell-properties fo:background-color="transparent"/>
      <style:text-properties fo:font-size="12pt" style:font-size-asian="12pt" style:font-size-complex="12pt"/>
    </style:style>
    <style:style style:name="ce53" style:family="table-cell" style:parent-style-name="Default">
      <style:table-cell-properties fo:border-bottom="0.002cm solid #000000" fo:border-left="0.088cm solid #000000" fo:border-right="0.002cm solid #000000" fo:border-top="0.002cm solid #000000" style:vertical-align="middle"/>
      <style:text-properties fo:font-size="12pt" style:font-size-asian="12pt" style:font-size-complex="12pt"/>
    </style:style>
    <style:style style:name="ce54" style:family="table-cell" style:parent-style-name="Default">
      <style:table-cell-properties fo:border="0.002cm solid #000000" style:vertical-align="middle"/>
      <style:text-properties fo:font-size="12pt" style:font-size-asian="12pt" style:font-size-complex="12pt"/>
    </style:style>
    <style:style style:name="T1" style:family="text">
      <style:text-properties fo:font-weight="bold" style:font-weight-asian="bold" style:font-weight-complex="bold"/>
    </style:style>
  </office:automatic-styles>
  <office:body>
    <office:spreadsheet>
      <table:table table:name="USER_CENTER" table:style-name="ta1" table:print="false">
        <table:table-column table:style-name="co1" table:default-cell-style-name="ce6"/>
        <table:table-column table:style-name="co2" table:default-cell-style-name="ce9"/>
        <table:table-column table:style-name="co3" table:default-cell-style-name="ce6"/>
        <table:table-column table:style-name="co4" table:default-cell-style-name="ce18"/>
        <table:table-column table:style-name="co5" table:number-columns-repeated="1020" table:default-cell-style-name="ce6"/>
        <table:table-row table:style-name="ro1">
          <table:table-cell table:style-name="ce1" office:value-type="string" table:number-columns-spanned="2" table:number-rows-spanned="1">
            <text:p>USER_CENTER</text:p>
          </table:table-cell>
          <table:covered-table-cell/>
          <table:table-cell table:number-columns-repeated="1022"/>
        </table:table-row>
        <table:table-row table:style-name="ro2">
          <table:table-cell table:style-name="ce2" office:value-type="string">
            <text:p>user(用户表，存储用户基本信息)</text:p>
          </table:table-cell>
          <table:table-cell table:number-columns-repeated="1023"/>
        </table:table-row>
        <table:table-row table:style-name="ro1">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1">
          <table:table-cell table:style-name="ce4" office:value-type="string">
            <text:p>id</text:p>
          </table:table-cell>
          <table:table-cell table:style-name="ce11"/>
          <table:table-cell table:style-name="ce15"/>
          <table:table-cell table:style-name="ce20"/>
          <table:table-cell table:number-columns-repeated="1020"/>
        </table:table-row>
        <table:table-row table:style-name="ro1">
          <table:table-cell table:style-name="ce4" office:value-type="string">
            <text:p>email</text:p>
          </table:table-cell>
          <table:table-cell table:style-name="ce11"/>
          <table:table-cell table:style-name="ce15"/>
          <table:table-cell table:style-name="ce20"/>
          <table:table-cell table:number-columns-repeated="1020"/>
        </table:table-row>
        <table:table-row table:style-name="ro1">
          <table:table-cell table:style-name="ce4" office:value-type="string">
            <text:p>password</text:p>
          </table:table-cell>
          <table:table-cell table:style-name="ce11"/>
          <table:table-cell table:style-name="ce15"/>
          <table:table-cell table:style-name="ce20"/>
          <table:table-cell table:number-columns-repeated="1020"/>
        </table:table-row>
        <table:table-row table:style-name="ro2">
          <table:table-cell table:style-name="ce4" office:value-type="string">
            <text:p>type</text:p>
          </table:table-cell>
          <table:table-cell table:style-name="ce11" office:value-type="string">
            <text:p>int</text:p>
          </table:table-cell>
          <table:table-cell table:style-name="ce15"/>
          <table:table-cell table:style-name="ce20" office:value-type="string">
            <text:p>1: 普通, 2: 管理员</text:p>
          </table:table-cell>
          <table:table-cell table:number-columns-repeated="1020"/>
        </table:table-row>
        <table:table-row table:style-name="ro2">
          <table:table-cell table:style-name="ce4" office:value-type="string">
            <text:p>status</text:p>
          </table:table-cell>
          <table:table-cell table:style-name="ce11" office:value-type="string">
            <text:p>int</text:p>
          </table:table-cell>
          <table:table-cell table:style-name="ce15"/>
          <table:table-cell table:style-name="ce20" office:value-type="string">
            <text:p>1: 正常, 2: 删除</text:p>
          </table:table-cell>
          <table:table-cell table:number-columns-repeated="1020"/>
        </table:table-row>
        <table:table-row table:style-name="ro1">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1">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1">
          <table:table-cell table:style-name="ce5" office:value-type="string">
            <text:p>tel</text:p>
          </table:table-cell>
          <table:table-cell table:style-name="ce12" office:value-type="string">
            <text:p>char</text:p>
          </table:table-cell>
          <table:table-cell table:style-name="ce16"/>
          <table:table-cell table:style-name="ce21"/>
          <table:table-cell table:number-columns-repeated="1020"/>
        </table:table-row>
        <table:table-row table:style-name="ro1" table:number-rows-repeated="2">
          <table:table-cell table:number-columns-repeated="1024"/>
        </table:table-row>
        <table:table-row table:style-name="ro2">
          <table:table-cell table:style-name="ce2" office:value-type="string">
            <text:p>real_info(用户真实信息, 所有正式的风先生都会在这张表中)</text:p>
          </table:table-cell>
          <table:table-cell table:number-columns-repeated="1023"/>
        </table:table-row>
        <table:table-row table:style-name="ro1">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1">
          <table:table-cell table:style-name="ce4" office:value-type="string">
            <text:p>id</text:p>
          </table:table-cell>
          <table:table-cell table:style-name="ce11"/>
          <table:table-cell table:style-name="ce15"/>
          <table:table-cell table:style-name="ce20"/>
          <table:table-cell table:number-columns-repeated="1020"/>
        </table:table-row>
        <table:table-row table:style-name="ro1">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1">
          <table:table-cell table:style-name="ce4" office:value-type="string">
            <text:p>user</text:p>
          </table:table-cell>
          <table:table-cell table:style-name="ce11" office:value-type="string">
            <text:p>foreign key</text:p>
          </table:table-cell>
          <table:table-cell table:style-name="ce15" office:value-type="string">
            <text:p>user</text:p>
          </table:table-cell>
          <table:table-cell table:style-name="ce20"/>
          <table:table-cell table:number-columns-repeated="1020"/>
        </table:table-row>
        <table:table-row table:style-name="ro1">
          <table:table-cell table:style-name="ce4" office:value-type="string">
            <text:p>gravatar</text:p>
          </table:table-cell>
          <table:table-cell table:style-name="ce11" office:value-type="string">
            <text:p>char</text:p>
          </table:table-cell>
          <table:table-cell table:style-name="ce15"/>
          <table:table-cell table:style-name="ce20" office:value-type="string">
            <text:p>头像图片</text:p>
          </table:table-cell>
          <table:table-cell table:number-columns-repeated="1020"/>
        </table:table-row>
        <table:table-row table:style-name="ro1">
          <table:table-cell table:style-name="ce4" office:value-type="string">
            <text:p>location</text:p>
          </table:table-cell>
          <table:table-cell table:style-name="ce11"/>
          <table:table-cell table:style-name="ce15"/>
          <table:table-cell table:style-name="ce20" office:value-type="string">
            <text:p>住址</text:p>
          </table:table-cell>
          <table:table-cell table:number-columns-repeated="1020"/>
        </table:table-row>
        <table:table-row table:style-name="ro1">
          <table:table-cell table:style-name="ce4" office:value-type="string">
            <text:p>id_num</text:p>
          </table:table-cell>
          <table:table-cell table:style-name="ce11"/>
          <table:table-cell table:style-name="ce15"/>
          <table:table-cell table:style-name="ce20" office:value-type="string">
            <text:p>身份证号码</text:p>
          </table:table-cell>
          <table:table-cell table:number-columns-repeated="1020"/>
        </table:table-row>
        <table:table-row table:style-name="ro1">
          <table:table-cell table:style-name="ce4" office:value-type="string">
            <text:p>id_images</text:p>
          </table:table-cell>
          <table:table-cell table:style-name="ce11"/>
          <table:table-cell table:style-name="ce15"/>
          <table:table-cell table:style-name="ce20" office:value-type="string">
            <text:p>身份证图片</text:p>
          </table:table-cell>
          <table:table-cell table:number-columns-repeated="1020"/>
        </table:table-row>
        <table:table-row table:style-name="ro1">
          <table:table-cell table:style-name="ce4" office:value-type="string">
            <text:p>real_name</text:p>
          </table:table-cell>
          <table:table-cell table:style-name="ce11"/>
          <table:table-cell table:style-name="ce15"/>
          <table:table-cell table:style-name="ce20"/>
          <table:table-cell table:number-columns-repeated="1020"/>
        </table:table-row>
        <table:table-row table:style-name="ro1">
          <table:table-cell table:style-name="ce4" office:value-type="string">
            <text:p>banned</text:p>
          </table:table-cell>
          <table:table-cell table:style-name="ce11" office:value-type="string">
            <text:p>bool</text:p>
          </table:table-cell>
          <table:table-cell table:style-name="ce15"/>
          <table:table-cell table:style-name="ce20"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11" office:value-type="string">
            <text:p>bool</text:p>
          </table:table-cell>
          <table:table-cell table:style-name="ce15"/>
          <table:table-cell table:style-name="ce20" office:value-type="string">
            <text:p>是否被取消认证</text:p>
          </table:table-cell>
          <table:table-cell table:number-columns-repeated="1020"/>
        </table:table-row>
        <table:table-row table:style-name="ro1">
          <table:table-cell table:style-name="ce7" office:value-type="string">
            <text:p>working</text:p>
          </table:table-cell>
          <table:table-cell table:style-name="ce11" office:value-type="string">
            <text:p>bool</text:p>
          </table:table-cell>
          <table:table-cell table:style-name="ce15"/>
          <table:table-cell table:style-name="ce20"/>
          <table:table-cell table:number-columns-repeated="1020"/>
        </table:table-row>
        <table:table-row table:style-name="ro1">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1">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1">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1" table:number-rows-repeated="2">
          <table:table-cell table:number-columns-repeated="1024"/>
        </table:table-row>
        <table:table-row table:style-name="ro2">
          <table:table-cell table:style-name="ce2" office:value-type="string">
            <text:p>deliver_worktime（风先生工作时间段）</text:p>
          </table:table-cell>
          <table:table-cell table:number-columns-repeated="1023"/>
        </table:table-row>
        <table:table-row table:style-name="ro1">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1">
          <table:table-cell table:style-name="ce4" office:value-type="string">
            <text:p>id</text:p>
          </table:table-cell>
          <table:table-cell table:style-name="ce11"/>
          <table:table-cell table:style-name="ce15"/>
          <table:table-cell table:style-name="ce20"/>
          <table:table-cell table:number-columns-repeated="1020"/>
        </table:table-row>
        <table:table-row table:style-name="ro1">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1">
          <table:table-cell table:style-name="ce4" office:value-type="string">
            <text:p>user</text:p>
          </table:table-cell>
          <table:table-cell table:style-name="ce11" office:value-type="string">
            <text:p>foreign key</text:p>
          </table:table-cell>
          <table:table-cell table:style-name="ce15" office:value-type="string">
            <text:p>user</text:p>
          </table:table-cell>
          <table:table-cell table:style-name="ce20"/>
          <table:table-cell table:number-columns-repeated="1020"/>
        </table:table-row>
        <table:table-row table:style-name="ro2">
          <table:table-cell table:style-name="ce4" office:value-type="string">
            <text:p>worktime</text:p>
          </table:table-cell>
          <table:table-cell table:style-name="ce11" office:value-type="string">
            <text:p>char</text:p>
          </table:table-cell>
          <table:table-cell table:style-name="ce15"/>
          <table:table-cell table:style-name="ce20" office:value-type="string">
            <text:p>168个01字符串,表示7X24小时的工作状态(1表示工作)</text:p>
          </table:table-cell>
          <table:table-cell table:number-columns-repeated="1020"/>
        </table:table-row>
        <table:table-row table:style-name="ro1">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1">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1">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1" table:number-rows-repeated="2">
          <table:table-cell table:number-columns-repeated="1024"/>
        </table:table-row>
        <table:table-row table:style-name="ro2">
          <table:table-cell table:style-name="ce2" office:value-type="string">
            <text:p>apply_deliver（风先生申请信息表）</text:p>
          </table:table-cell>
          <table:table-cell table:number-columns-repeated="1023"/>
        </table:table-row>
        <table:table-row table:style-name="ro1">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1">
          <table:table-cell table:style-name="ce4" office:value-type="string">
            <text:p>id</text:p>
          </table:table-cell>
          <table:table-cell table:style-name="ce11"/>
          <table:table-cell table:style-name="ce15"/>
          <table:table-cell table:style-name="ce20"/>
          <table:table-cell table:number-columns-repeated="1020"/>
        </table:table-row>
        <table:table-row table:style-name="ro1">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1">
          <table:table-cell table:style-name="ce4" office:value-type="string">
            <text:p>user</text:p>
          </table:table-cell>
          <table:table-cell table:style-name="ce11" office:value-type="string">
            <text:p>foreign key</text:p>
          </table:table-cell>
          <table:table-cell table:style-name="ce15" office:value-type="string">
            <text:p>user</text:p>
          </table:table-cell>
          <table:table-cell table:style-name="ce20"/>
          <table:table-cell table:number-columns-repeated="1020"/>
        </table:table-row>
        <table:table-row table:style-name="ro1">
          <table:table-cell table:style-name="ce4" office:value-type="string">
            <text:p>name</text:p>
          </table:table-cell>
          <table:table-cell table:style-name="ce11"/>
          <table:table-cell table:style-name="ce15"/>
          <table:table-cell table:style-name="ce20"/>
          <table:table-cell table:number-columns-repeated="1020"/>
        </table:table-row>
        <table:table-row table:style-name="ro1">
          <table:table-cell table:style-name="ce4" office:value-type="string">
            <text:p>tel</text:p>
          </table:table-cell>
          <table:table-cell table:style-name="ce11"/>
          <table:table-cell table:style-name="ce15"/>
          <table:table-cell table:style-name="ce20"/>
          <table:table-cell table:number-columns-repeated="1020"/>
        </table:table-row>
        <table:table-row table:style-name="ro1">
          <table:table-cell table:style-name="ce4" office:value-type="string">
            <text:p>province</text:p>
          </table:table-cell>
          <table:table-cell table:style-name="ce11"/>
          <table:table-cell table:style-name="ce15"/>
          <table:table-cell table:style-name="ce20" office:value-type="string">
            <text:p>省</text:p>
          </table:table-cell>
          <table:table-cell table:number-columns-repeated="1020"/>
        </table:table-row>
        <table:table-row table:style-name="ro1">
          <table:table-cell table:style-name="ce4" office:value-type="string">
            <text:p>province_code</text:p>
          </table:table-cell>
          <table:table-cell table:style-name="ce11"/>
          <table:table-cell table:style-name="ce15"/>
          <table:table-cell table:style-name="ce20"/>
          <table:table-cell table:number-columns-repeated="1020"/>
        </table:table-row>
        <table:table-row table:style-name="ro1">
          <table:table-cell table:style-name="ce4" office:value-type="string">
            <text:p>city</text:p>
          </table:table-cell>
          <table:table-cell table:style-name="ce11"/>
          <table:table-cell table:style-name="ce15"/>
          <table:table-cell table:style-name="ce20" office:value-type="string">
            <text:p>市</text:p>
          </table:table-cell>
          <table:table-cell table:number-columns-repeated="1020"/>
        </table:table-row>
        <table:table-row table:style-name="ro1">
          <table:table-cell table:style-name="ce4" office:value-type="string">
            <text:p>city_code</text:p>
          </table:table-cell>
          <table:table-cell table:style-name="ce11"/>
          <table:table-cell table:style-name="ce15"/>
          <table:table-cell table:style-name="ce20"/>
          <table:table-cell table:number-columns-repeated="1020"/>
        </table:table-row>
        <table:table-row table:style-name="ro1">
          <table:table-cell table:style-name="ce4" office:value-type="string">
            <text:p>district</text:p>
          </table:table-cell>
          <table:table-cell table:style-name="ce11"/>
          <table:table-cell table:style-name="ce15"/>
          <table:table-cell table:style-name="ce20" office:value-type="string">
            <text:p>区</text:p>
          </table:table-cell>
          <table:table-cell table:number-columns-repeated="1020"/>
        </table:table-row>
        <table:table-row table:style-name="ro1">
          <table:table-cell table:style-name="ce4" office:value-type="string">
            <text:p>district_code</text:p>
          </table:table-cell>
          <table:table-cell table:style-name="ce11"/>
          <table:table-cell table:style-name="ce15"/>
          <table:table-cell table:style-name="ce20"/>
          <table:table-cell table:number-columns-repeated="1020"/>
        </table:table-row>
        <table:table-row table:style-name="ro1">
          <table:table-cell table:style-name="ce4" office:value-type="string">
            <text:p>street</text:p>
          </table:table-cell>
          <table:table-cell table:style-name="ce11"/>
          <table:table-cell table:style-name="ce15"/>
          <table:table-cell table:style-name="ce20" office:value-type="string">
            <text:p>街道</text:p>
          </table:table-cell>
          <table:table-cell table:number-columns-repeated="1020"/>
        </table:table-row>
        <table:table-row table:style-name="ro1">
          <table:table-cell table:style-name="ce4" office:value-type="string">
            <text:p>street_code</text:p>
          </table:table-cell>
          <table:table-cell table:style-name="ce11"/>
          <table:table-cell table:style-name="ce15"/>
          <table:table-cell table:style-name="ce20"/>
          <table:table-cell table:number-columns-repeated="1020"/>
        </table:table-row>
        <table:table-row table:style-name="ro1">
          <table:table-cell table:style-name="ce4" office:value-type="string">
            <text:p>qq</text:p>
          </table:table-cell>
          <table:table-cell table:style-name="ce11"/>
          <table:table-cell table:style-name="ce15"/>
          <table:table-cell table:style-name="ce20"/>
          <table:table-cell table:number-columns-repeated="1020"/>
        </table:table-row>
        <table:table-row table:style-name="ro1">
          <table:table-cell table:style-name="ce4" office:value-type="string">
            <text:p>location</text:p>
          </table:table-cell>
          <table:table-cell table:style-name="ce11"/>
          <table:table-cell table:style-name="ce15"/>
          <table:table-cell table:style-name="ce20" office:value-type="string">
            <text:p>完整的地址</text:p>
          </table:table-cell>
          <table:table-cell table:number-columns-repeated="1020"/>
        </table:table-row>
        <table:table-row table:style-name="ro1">
          <table:table-cell table:style-name="ce4" office:value-type="string">
            <text:p>birthday</text:p>
          </table:table-cell>
          <table:table-cell table:style-name="ce11"/>
          <table:table-cell table:style-name="ce15"/>
          <table:table-cell table:style-name="ce20"/>
          <table:table-cell table:number-columns-repeated="1020"/>
        </table:table-row>
        <table:table-row table:style-name="ro2">
          <table:table-cell table:style-name="ce4" office:value-type="string">
            <text:p>how_long</text:p>
          </table:table-cell>
          <table:table-cell table:style-name="ce11" office:value-type="string">
            <text:p>int</text:p>
          </table:table-cell>
          <table:table-cell table:style-name="ce15"/>
          <table:table-cell table:style-name="ce20" office:value-type="string">
            <text:p>工作年限, 1: 1年以内, 2: 1～2年, 3: 2年以上, 4: 我是本地人</text:p>
          </table:table-cell>
          <table:table-cell table:number-columns-repeated="1020"/>
        </table:table-row>
        <table:table-row table:style-name="ro2">
          <table:table-cell table:style-name="ce4" office:value-type="string">
            <text:p>vehicle</text:p>
          </table:table-cell>
          <table:table-cell table:style-name="ce11" office:value-type="string">
            <text:p>int</text:p>
          </table:table-cell>
          <table:table-cell table:style-name="ce15"/>
          <table:table-cell table:style-name="ce20" office:value-type="string">
            <text:p>交通工具, 1 有电动车, 2 有摩托车, 3 有自行车, 4 有私家车, 5 暂时没有 有需要可以购买, 6 没有</text:p>
          </table:table-cell>
          <table:table-cell table:number-columns-repeated="1020"/>
        </table:table-row>
        <table:table-row table:style-name="ro2">
          <table:table-cell table:style-name="ce4" office:value-type="string">
            <text:p>experience</text:p>
          </table:table-cell>
          <table:table-cell table:style-name="ce11" office:value-type="string">
            <text:p>int</text:p>
          </table:table-cell>
          <table:table-cell table:style-name="ce15"/>
          <table:table-cell table:style-name="ce20" office:value-type="string">
            <text:p>工作经验, 1 送过餐点, 2 送过快递, 3 无相关经验</text:p>
          </table:table-cell>
          <table:table-cell table:number-columns-repeated="1020"/>
        </table:table-row>
        <table:table-row table:style-name="ro1">
          <table:table-cell table:style-name="ce4" office:value-type="string">
            <text:p>source</text:p>
          </table:table-cell>
          <table:table-cell table:style-name="ce11" office:value-type="string">
            <text:p>char</text:p>
          </table:table-cell>
          <table:table-cell table:style-name="ce15" office:value-type="string">
            <text:p>deliver_market_link</text:p>
          </table:table-cell>
          <table:table-cell table:style-name="ce20" office:value-type="string">
            <text:p>申请风先生的渠道来源</text:p>
          </table:table-cell>
          <table:table-cell table:number-columns-repeated="1020"/>
        </table:table-row>
        <table:table-row table:style-name="ro1">
          <table:table-cell table:style-name="ce4" office:value-type="string">
            <text:p>checked</text:p>
          </table:table-cell>
          <table:table-cell table:style-name="ce11" office:value-type="string">
            <text:p>bool</text:p>
          </table:table-cell>
          <table:table-cell table:style-name="ce15"/>
          <table:table-cell table:style-name="ce20" office:value-type="string">
            <text:p>是否确认</text:p>
          </table:table-cell>
          <table:table-cell table:number-columns-repeated="1020"/>
        </table:table-row>
        <table:table-row table:style-name="ro1">
          <table:table-cell table:style-name="ce4" office:value-type="string">
            <text:p>remark</text:p>
          </table:table-cell>
          <table:table-cell table:style-name="ce11"/>
          <table:table-cell table:style-name="ce15"/>
          <table:table-cell table:style-name="ce20" office:value-type="string">
            <text:p>备注</text:p>
          </table:table-cell>
          <table:table-cell table:number-columns-repeated="1020"/>
        </table:table-row>
        <table:table-row table:style-name="ro2">
          <table:table-cell table:style-name="ce4" office:value-type="string">
            <text:p>status</text:p>
          </table:table-cell>
          <table:table-cell table:style-name="ce11" office:value-type="string">
            <text:p>int</text:p>
          </table:table-cell>
          <table:table-cell table:style-name="ce15"/>
          <table:table-cell table:style-name="ce20" office:value-type="string">
            <text:p>状态： 1 allow; 2: checking; 3: deny; 4: cancel</text:p>
          </table:table-cell>
          <table:table-cell table:number-columns-repeated="1020"/>
        </table:table-row>
        <table:table-row table:style-name="ro1">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1">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1">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1" table:number-rows-repeated="2">
          <table:table-cell table:number-columns-repeated="1024"/>
        </table:table-row>
        <table:table-row table:style-name="ro2">
          <table:table-cell table:style-name="ce2" office:value-type="string">
            <text:p>deliver_channel(风先生推广渠道)</text:p>
          </table:table-cell>
          <table:table-cell table:number-columns-repeated="1023"/>
        </table:table-row>
        <table:table-row table:style-name="ro1">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1">
          <table:table-cell table:style-name="ce4" office:value-type="string">
            <text:p>id</text:p>
          </table:table-cell>
          <table:table-cell table:style-name="ce11"/>
          <table:table-cell table:style-name="ce15"/>
          <table:table-cell table:style-name="ce20"/>
          <table:table-cell table:number-columns-repeated="1020"/>
        </table:table-row>
        <table:table-row table:style-name="ro1">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1">
          <table:table-cell table:style-name="ce4" office:value-type="string">
            <text:p>name</text:p>
          </table:table-cell>
          <table:table-cell table:style-name="ce11"/>
          <table:table-cell table:style-name="ce15"/>
          <table:table-cell table:style-name="ce20" office:value-type="string">
            <text:p>渠道名称</text:p>
          </table:table-cell>
          <table:table-cell table:number-columns-repeated="1020"/>
        </table:table-row>
        <table:table-row table:style-name="ro1">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1">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1">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user(风先生市场推广人员)</text:p>
          </table:table-cell>
          <table:table-cell table:number-columns-repeated="1023"/>
        </table:table-row>
        <table:table-row table:style-name="ro1">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1">
          <table:table-cell table:style-name="ce4" office:value-type="string">
            <text:p>id</text:p>
          </table:table-cell>
          <table:table-cell table:style-name="ce11"/>
          <table:table-cell table:style-name="ce15"/>
          <table:table-cell table:style-name="ce20"/>
          <table:table-cell table:number-columns-repeated="1020"/>
        </table:table-row>
        <table:table-row table:style-name="ro1">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1">
          <table:table-cell table:style-name="ce4" office:value-type="string">
            <text:p>name</text:p>
          </table:table-cell>
          <table:table-cell table:style-name="ce11"/>
          <table:table-cell table:style-name="ce15"/>
          <table:table-cell table:style-name="ce20" office:value-type="string">
            <text:p>市场推广人员姓名</text:p>
          </table:table-cell>
          <table:table-cell table:number-columns-repeated="1020"/>
        </table:table-row>
        <table:table-row table:style-name="ro1">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1">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1">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link(风先生推广链接)</text:p>
          </table:table-cell>
          <table:table-cell table:number-columns-repeated="1023"/>
        </table:table-row>
        <table:table-row table:style-name="ro1">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1">
          <table:table-cell table:style-name="ce4" office:value-type="string">
            <text:p>id</text:p>
          </table:table-cell>
          <table:table-cell table:style-name="ce11"/>
          <table:table-cell table:style-name="ce15"/>
          <table:table-cell table:style-name="ce20"/>
          <table:table-cell table:number-columns-repeated="1020"/>
        </table:table-row>
        <table:table-row table:style-name="ro1">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1">
          <table:table-cell table:style-name="ce4" office:value-type="string">
            <text:p>market_user</text:p>
          </table:table-cell>
          <table:table-cell table:style-name="ce11" office:value-type="string">
            <text:p>foreign key</text:p>
          </table:table-cell>
          <table:table-cell table:style-name="ce17" office:value-type="string">
            <text:p>deliver_market_user</text:p>
          </table:table-cell>
          <table:table-cell table:style-name="ce20" office:value-type="string">
            <text:p>推广人员</text:p>
          </table:table-cell>
          <table:table-cell table:number-columns-repeated="1020"/>
        </table:table-row>
        <table:table-row table:style-name="ro1">
          <table:table-cell table:style-name="ce4" office:value-type="string">
            <text:p>channel</text:p>
          </table:table-cell>
          <table:table-cell table:style-name="ce11" office:value-type="string">
            <text:p>foreign key</text:p>
          </table:table-cell>
          <table:table-cell table:style-name="ce17" office:value-type="string">
            <text:p>deliver_channel</text:p>
          </table:table-cell>
          <table:table-cell table:style-name="ce20" office:value-type="string">
            <text:p>推广渠道</text:p>
          </table:table-cell>
          <table:table-cell table:number-columns-repeated="1020"/>
        </table:table-row>
        <table:table-row table:style-name="ro2">
          <table:table-cell table:style-name="ce4" office:value-type="string">
            <text:p>link</text:p>
          </table:table-cell>
          <table:table-cell table:style-name="ce11" office:value-type="string">
            <text:p>char</text:p>
          </table:table-cell>
          <table:table-cell table:style-name="ce15"/>
          <table:table-cell table:style-name="ce20" office:value-type="string">
            <text:p>推广链接(推广人员+推广渠道-&gt;生成唯一推广链接)</text:p>
          </table:table-cell>
          <table:table-cell table:number-columns-repeated="1020"/>
        </table:table-row>
        <table:table-row table:style-name="ro1">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1">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1">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nage(风先生状态操作记录表)</text:p>
          </table:table-cell>
          <table:table-cell table:number-columns-repeated="1023"/>
        </table:table-row>
        <table:table-row table:style-name="ro1">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1">
          <table:table-cell table:style-name="ce4" office:value-type="string">
            <text:p>id</text:p>
          </table:table-cell>
          <table:table-cell table:style-name="ce11"/>
          <table:table-cell table:style-name="ce15"/>
          <table:table-cell table:style-name="ce20"/>
          <table:table-cell table:number-columns-repeated="1020"/>
        </table:table-row>
        <table:table-row table:style-name="ro1">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1">
          <table:table-cell table:style-name="ce4" office:value-type="string">
            <text:p>user</text:p>
          </table:table-cell>
          <table:table-cell table:style-name="ce11" office:value-type="string">
            <text:p>foreign key</text:p>
          </table:table-cell>
          <table:table-cell table:style-name="ce15" office:value-type="string">
            <text:p>user</text:p>
          </table:table-cell>
          <table:table-cell table:style-name="ce20"/>
          <table:table-cell table:number-columns-repeated="1020"/>
        </table:table-row>
        <table:table-row table:style-name="ro2">
          <table:table-cell table:style-name="ce4" office:value-type="string">
            <text:p>operation_type</text:p>
          </table:table-cell>
          <table:table-cell table:style-name="ce11" office:value-type="string">
            <text:p>int</text:p>
          </table:table-cell>
          <table:table-cell table:style-name="ce15"/>
          <table:table-cell table:style-name="ce20" office:value-type="string">
            <text:p>操作类型：1 <text:s/>拉黑名单; 2 <text:s/>取消拉黑; <text:s/>3 <text:s/>取消认证; <text:s/>4 恢复认证</text:p>
          </table:table-cell>
          <table:table-cell table:number-columns-repeated="1020"/>
        </table:table-row>
        <table:table-row table:style-name="ro1">
          <table:table-cell table:style-name="ce4" office:value-type="string">
            <text:p>reason</text:p>
          </table:table-cell>
          <table:table-cell table:style-name="ce11" office:value-type="string">
            <text:p>char</text:p>
          </table:table-cell>
          <table:table-cell table:style-name="ce15"/>
          <table:table-cell table:style-name="ce20" office:value-type="string">
            <text:p>操作原因</text:p>
          </table:table-cell>
          <table:table-cell table:number-columns-repeated="1020"/>
        </table:table-row>
        <table:table-row table:style-name="ro1">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1">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1">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1" table:number-rows-repeated="2">
          <table:table-cell table:number-columns-repeated="1024"/>
        </table:table-row>
        <table:table-row table:style-name="ro2">
          <table:table-cell table:style-name="ce2" office:value-type="string">
            <text:p>recruit(风招募执行记录表)</text:p>
          </table:table-cell>
          <table:table-cell table:number-columns-repeated="1023"/>
        </table:table-row>
        <table:table-row table:style-name="ro1">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1">
          <table:table-cell table:style-name="ce4" office:value-type="string">
            <text:p>id</text:p>
          </table:table-cell>
          <table:table-cell table:style-name="ce11"/>
          <table:table-cell table:style-name="ce15"/>
          <table:table-cell table:style-name="ce20"/>
          <table:table-cell table:number-columns-repeated="1020"/>
        </table:table-row>
        <table:table-row table:style-name="ro1">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2">
          <table:table-cell table:style-name="ce4" office:value-type="string">
            <text:p>creator_id</text:p>
          </table:table-cell>
          <table:table-cell table:style-name="ce11" office:value-type="string">
            <text:p>int</text:p>
          </table:table-cell>
          <table:table-cell table:style-name="ce15" office:value-type="string">
            <text:p>user</text:p>
          </table:table-cell>
          <table:table-cell table:style-name="ce20" office:value-type="string">
            <text:p>任务执行人id</text:p>
          </table:table-cell>
          <table:table-cell table:number-columns-repeated="1020"/>
        </table:table-row>
        <table:table-row table:style-name="ro1">
          <table:table-cell table:style-name="ce4" office:value-type="string">
            <text:p>creator_name</text:p>
          </table:table-cell>
          <table:table-cell table:style-name="ce11" office:value-type="string">
            <text:p>char</text:p>
          </table:table-cell>
          <table:table-cell table:style-name="ce15"/>
          <table:table-cell table:style-name="ce20" office:value-type="string">
            <text:p>任务执行人姓名</text:p>
          </table:table-cell>
          <table:table-cell table:number-columns-repeated="1020"/>
        </table:table-row>
        <table:table-row table:style-name="ro1">
          <table:table-cell table:style-name="ce4" office:value-type="string">
            <text:p>creator_tel</text:p>
          </table:table-cell>
          <table:table-cell table:style-name="ce11" office:value-type="string">
            <text:p>char</text:p>
          </table:table-cell>
          <table:table-cell table:style-name="ce15"/>
          <table:table-cell table:style-name="ce20"/>
          <table:table-cell table:number-columns-repeated="1020"/>
        </table:table-row>
        <table:table-row table:style-name="ro2">
          <table:table-cell table:style-name="ce4" office:value-type="string">
            <text:p>images</text:p>
          </table:table-cell>
          <table:table-cell table:style-name="ce11" office:value-type="string">
            <text:p>char</text:p>
          </table:table-cell>
          <table:table-cell table:style-name="ce15"/>
          <table:table-cell table:style-name="ce20" office:value-type="string">
            <text:p>任务上传的照片, 是一个JSON数组字符串</text:p>
          </table:table-cell>
          <table:table-cell table:number-columns-repeated="1020"/>
        </table:table-row>
        <table:table-row table:style-name="ro1">
          <table:table-cell table:style-name="ce4" office:value-type="string">
            <text:p>amount</text:p>
          </table:table-cell>
          <table:table-cell table:style-name="ce11" office:value-type="string">
            <text:p>int</text:p>
          </table:table-cell>
          <table:table-cell table:style-name="ce15"/>
          <table:table-cell table:style-name="ce20" office:value-type="string">
            <text:p>张贴海报数量</text:p>
          </table:table-cell>
          <table:table-cell table:number-columns-repeated="1020"/>
        </table:table-row>
        <table:table-row table:style-name="ro2">
          <table:table-cell table:style-name="ce4" office:value-type="string">
            <text:p>status</text:p>
          </table:table-cell>
          <table:table-cell table:style-name="ce11" office:value-type="string">
            <text:p>int</text:p>
          </table:table-cell>
          <table:table-cell table:style-name="ce15"/>
          <table:table-cell table:style-name="ce20" office:value-type="string">
            <text:p>状态: <text:s/>1 <text:s/>checking; <text:s/>2 <text:s/>allow; <text:s text:c="2"/>4 deny</text:p>
          </table:table-cell>
          <table:table-cell table:number-columns-repeated="1020"/>
        </table:table-row>
        <table:table-row table:style-name="ro1">
          <table:table-cell table:style-name="ce4" office:value-type="string">
            <text:p>district</text:p>
          </table:table-cell>
          <table:table-cell table:style-name="ce11" office:value-type="string">
            <text:p>char</text:p>
          </table:table-cell>
          <table:table-cell table:style-name="ce15"/>
          <table:table-cell table:style-name="ce20" office:value-type="string">
            <text:p>任务执行所在区域</text:p>
          </table:table-cell>
          <table:table-cell table:number-columns-repeated="1020"/>
        </table:table-row>
        <table:table-row table:style-name="ro1">
          <table:table-cell table:style-name="ce4" office:value-type="string">
            <text:p>latitude</text:p>
          </table:table-cell>
          <table:table-cell table:style-name="ce11" office:value-type="string">
            <text:p>float</text:p>
          </table:table-cell>
          <table:table-cell table:style-name="ce15"/>
          <table:table-cell table:style-name="ce20" office:value-type="string">
            <text:p>任务执行所在地维度</text:p>
          </table:table-cell>
          <table:table-cell table:number-columns-repeated="1020"/>
        </table:table-row>
        <table:table-row table:style-name="ro1">
          <table:table-cell table:style-name="ce4" office:value-type="string">
            <text:p>longitude</text:p>
          </table:table-cell>
          <table:table-cell table:style-name="ce11" office:value-type="string">
            <text:p>float</text:p>
          </table:table-cell>
          <table:table-cell table:style-name="ce15"/>
          <table:table-cell table:style-name="ce20" office:value-type="string">
            <text:p>任务执行所在地经度</text:p>
          </table:table-cell>
          <table:table-cell table:number-columns-repeated="1020"/>
        </table:table-row>
        <table:table-row table:style-name="ro1">
          <table:table-cell table:style-name="ce4" office:value-type="string">
            <text:p>geohash</text:p>
          </table:table-cell>
          <table:table-cell table:style-name="ce11" office:value-type="string">
            <text:p>char</text:p>
          </table:table-cell>
          <table:table-cell table:style-name="ce15"/>
          <table:table-cell table:style-name="ce20" office:value-type="string">
            <text:p>地理位置哈希值</text:p>
          </table:table-cell>
          <table:table-cell table:number-columns-repeated="1020"/>
        </table:table-row>
        <table:table-row table:style-name="ro1">
          <table:table-cell table:style-name="ce4" office:value-type="string">
            <text:p>remark</text:p>
          </table:table-cell>
          <table:table-cell table:style-name="ce11" office:value-type="string">
            <text:p>char</text:p>
          </table:table-cell>
          <table:table-cell table:style-name="ce15"/>
          <table:table-cell table:style-name="ce20" office:value-type="string">
            <text:p>备注</text:p>
          </table:table-cell>
          <table:table-cell table:number-columns-repeated="1020"/>
        </table:table-row>
        <table:table-row table:style-name="ro1">
          <table:table-cell table:style-name="ce4" office:value-type="string">
            <text:p>reason</text:p>
          </table:table-cell>
          <table:table-cell table:style-name="ce11" office:value-type="string">
            <text:p>char</text:p>
          </table:table-cell>
          <table:table-cell table:style-name="ce15"/>
          <table:table-cell table:style-name="ce20" office:value-type="string">
            <text:p>审核拒绝理由</text:p>
          </table:table-cell>
          <table:table-cell table:number-columns-repeated="1020"/>
        </table:table-row>
        <table:table-row table:style-name="ro1">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1">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1">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1" table:number-rows-repeated="2">
          <table:table-cell table:number-columns-repeated="1024"/>
        </table:table-row>
        <table:table-row table:style-name="ro2">
          <table:table-cell table:style-name="ce2" office:value-type="string">
            <text:p>token(用户令牌)</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id</text:p>
          </table:table-cell>
          <table:table-cell table:style-name="ce11" office:value-type="string">
            <text:p><text:s/>int</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2">
          <table:table-cell table:style-name="ce4" office:value-type="string">
            <text:p>user</text:p>
          </table:table-cell>
          <table:table-cell table:style-name="ce11" office:value-type="string">
            <text:p><text:s/>int</text:p>
          </table:table-cell>
          <table:table-cell table:style-name="ce15" office:value-type="string">
            <text:p><text:s/>user(id)</text:p>
          </table:table-cell>
          <table:table-cell table:style-name="ce20" office:value-type="string">
            <text:p><text:s/>用户(外键)</text:p>
          </table:table-cell>
          <table:table-cell table:number-columns-repeated="1020"/>
        </table:table-row>
        <table:table-row table:style-name="ro2">
          <table:table-cell table:style-name="ce4" office:value-type="string">
            <text:p>app_id</text:p>
          </table:table-cell>
          <table:table-cell table:style-name="ce11" office:value-type="string">
            <text:p><text:s/>int</text:p>
          </table:table-cell>
          <table:table-cell table:style-name="ce15" office:value-type="string">
            <text:p><text:s/></text:p>
          </table:table-cell>
          <table:table-cell table:style-name="ce20" office:value-type="string">
            <text:p><text:s/>应用ID</text:p>
          </table:table-cell>
          <table:table-cell table:number-columns-repeated="1020"/>
        </table:table-row>
        <table:table-row table:style-name="ro2">
          <table:table-cell table:style-name="ce4" office:value-type="string">
            <text:p>content</text:p>
          </table:table-cell>
          <table:table-cell table:style-name="ce11" office:value-type="string">
            <text:p><text:s/>varchar</text:p>
          </table:table-cell>
          <table:table-cell table:style-name="ce15" office:value-type="string">
            <text:p><text:s/></text:p>
          </table:table-cell>
          <table:table-cell table:style-name="ce20" office:value-type="string">
            <text:p><text:s/>内容/值</text:p>
          </table:table-cell>
          <table:table-cell table:number-columns-repeated="1020"/>
        </table:table-row>
        <table:table-row table:style-name="ro1">
          <table:table-cell table:style-name="ce4" office:value-type="string">
            <text:p>create_time</text:p>
          </table:table-cell>
          <table:table-cell table:style-name="ce11" office:value-type="string">
            <text:p><text:s/>datetime</text:p>
          </table:table-cell>
          <table:table-cell table:style-name="ce15" office:value-type="string">
            <text:p><text:s/></text:p>
          </table:table-cell>
          <table:table-cell table:style-name="ce20"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1" office:value-type="string">
            <text:p><text:s/>datetime</text:p>
          </table:table-cell>
          <table:table-cell table:style-name="ce15" office:value-type="string">
            <text:p><text:s/></text:p>
          </table:table-cell>
          <table:table-cell table:style-name="ce20" office:value-type="string">
            <text:p><text:s/>更新时间</text:p>
          </table:table-cell>
          <table:table-cell table:number-columns-repeated="1020"/>
        </table:table-row>
        <table:table-row table:style-name="ro1">
          <table:table-cell table:style-name="ce5" office:value-type="string">
            <text:p>expire_time</text:p>
          </table:table-cell>
          <table:table-cell table:style-name="ce12" office:value-type="string">
            <text:p><text:s/>datetime</text:p>
          </table:table-cell>
          <table:table-cell table:style-name="ce16" office:value-type="string">
            <text:p><text:s/></text:p>
          </table:table-cell>
          <table:table-cell table:style-name="ce21" office:value-type="string">
            <text:p><text:s/>令牌过期时间</text:p>
          </table:table-cell>
          <table:table-cell table:number-columns-repeated="1020"/>
        </table:table-row>
        <table:table-row table:style-name="ro1" table:number-rows-repeated="2">
          <table:table-cell table:number-columns-repeated="1024"/>
        </table:table-row>
        <table:table-row table:style-name="ro2">
          <table:table-cell office:value-type="string">
            <text:p>deliver_image(风先生个人照片信息)</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id</text:p>
          </table:table-cell>
          <table:table-cell table:style-name="ce11" office:value-type="string">
            <text:p><text:s/>int</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1">
          <table:table-cell table:style-name="ce4" office:value-type="string">
            <text:p>user</text:p>
          </table:table-cell>
          <table:table-cell table:style-name="ce11" office:value-type="string">
            <text:p><text:s/>int</text:p>
          </table:table-cell>
          <table:table-cell table:style-name="ce15" office:value-type="string">
            <text:p><text:s/>user(id)</text:p>
          </table:table-cell>
          <table:table-cell table:style-name="ce20" office:value-type="string">
            <text:p><text:s/></text:p>
          </table:table-cell>
          <table:table-cell table:number-columns-repeated="1020"/>
        </table:table-row>
        <table:table-row table:style-name="ro1">
          <table:table-cell table:style-name="ce4" office:value-type="string">
            <text:p>app_id</text:p>
          </table:table-cell>
          <table:table-cell table:style-name="ce11" office:value-type="string">
            <text:p><text:s/>int</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2">
          <table:table-cell table:style-name="ce4" office:value-type="string">
            <text:p>status</text:p>
          </table:table-cell>
          <table:table-cell table:style-name="ce11" office:value-type="string">
            <text:p><text:s/>smallint</text:p>
          </table:table-cell>
          <table:table-cell table:style-name="ce15" office:value-type="string">
            <text:p><text:s/></text:p>
          </table:table-cell>
          <table:table-cell table:style-name="ce20" office:value-type="string">
            <text:p>整体照片信息状态： 1 allow; 2: checking; 3: deny; 4: cancel</text:p>
          </table:table-cell>
          <table:table-cell table:number-columns-repeated="1020"/>
        </table:table-row>
        <table:table-row table:style-name="ro1">
          <table:table-cell table:style-name="ce4" office:value-type="string">
            <text:p>avatar</text:p>
          </table:table-cell>
          <table:table-cell table:style-name="ce11" office:value-type="string">
            <text:p><text:s/>varchar</text:p>
          </table:table-cell>
          <table:table-cell table:style-name="ce15" office:value-type="string">
            <text:p><text:s/></text:p>
          </table:table-cell>
          <table:table-cell table:style-name="ce20" office:value-type="string">
            <text:p>头像图片</text:p>
          </table:table-cell>
          <table:table-cell table:number-columns-repeated="1020"/>
        </table:table-row>
        <table:table-row table:style-name="ro2">
          <table:table-cell table:style-name="ce4" office:value-type="string">
            <text:p>avatar_status</text:p>
          </table:table-cell>
          <table:table-cell table:style-name="ce11" office:value-type="string">
            <text:p><text:s/>smallint</text:p>
          </table:table-cell>
          <table:table-cell table:style-name="ce15" office:value-type="string">
            <text:p><text:s/></text:p>
          </table:table-cell>
          <table:table-cell table:style-name="ce20" office:value-type="string">
            <text:p>头像图片状态： 1 allow; 2: checking; 3: deny; 4: cancel</text:p>
          </table:table-cell>
          <table:table-cell table:number-columns-repeated="1020"/>
        </table:table-row>
        <table:table-row table:style-name="ro1">
          <table:table-cell table:style-name="ce4" office:value-type="string">
            <text:p>avatar_reason</text:p>
          </table:table-cell>
          <table:table-cell table:style-name="ce11" office:value-type="string">
            <text:p><text:s/>varchar</text:p>
          </table:table-cell>
          <table:table-cell table:style-name="ce15" office:value-type="string">
            <text:p><text:s/></text:p>
          </table:table-cell>
          <table:table-cell table:style-name="ce20" office:value-type="string">
            <text:p>头像审核理由</text:p>
          </table:table-cell>
          <table:table-cell table:number-columns-repeated="1020"/>
        </table:table-row>
        <table:table-row table:style-name="ro1">
          <table:table-cell table:style-name="ce4" office:value-type="string">
            <text:p>id_image</text:p>
          </table:table-cell>
          <table:table-cell table:style-name="ce11" office:value-type="string">
            <text:p><text:s/>varchar</text:p>
          </table:table-cell>
          <table:table-cell table:style-name="ce15" office:value-type="string">
            <text:p><text:s/></text:p>
          </table:table-cell>
          <table:table-cell table:style-name="ce20" office:value-type="string">
            <text:p>身份证图片</text:p>
          </table:table-cell>
          <table:table-cell table:number-columns-repeated="1020"/>
        </table:table-row>
        <table:table-row table:style-name="ro2">
          <table:table-cell table:style-name="ce4" office:value-type="string">
            <text:p>id_status</text:p>
          </table:table-cell>
          <table:table-cell table:style-name="ce11" office:value-type="string">
            <text:p><text:s/>smallint</text:p>
          </table:table-cell>
          <table:table-cell table:style-name="ce15" office:value-type="string">
            <text:p><text:s/></text:p>
          </table:table-cell>
          <table:table-cell table:style-name="ce20" office:value-type="string">
            <text:p>身份证图片状态： 1 allow; 2: checking; 3: deny; 4: cancel</text:p>
          </table:table-cell>
          <table:table-cell table:number-columns-repeated="1020"/>
        </table:table-row>
        <table:table-row table:style-name="ro1">
          <table:table-cell table:style-name="ce4" office:value-type="string">
            <text:p>id_reason</text:p>
          </table:table-cell>
          <table:table-cell table:style-name="ce11" office:value-type="string">
            <text:p><text:s/>varchar</text:p>
          </table:table-cell>
          <table:table-cell table:style-name="ce15" office:value-type="string">
            <text:p><text:s/></text:p>
          </table:table-cell>
          <table:table-cell table:style-name="ce20" office:value-type="string">
            <text:p>身份证审核理由</text:p>
          </table:table-cell>
          <table:table-cell table:number-columns-repeated="1020"/>
        </table:table-row>
        <table:table-row table:style-name="ro1">
          <table:table-cell table:style-name="ce4" office:value-type="string">
            <text:p>health_image</text:p>
          </table:table-cell>
          <table:table-cell table:style-name="ce11" office:value-type="string">
            <text:p><text:s/>varchar</text:p>
          </table:table-cell>
          <table:table-cell table:style-name="ce15" office:value-type="string">
            <text:p><text:s/></text:p>
          </table:table-cell>
          <table:table-cell table:style-name="ce20" office:value-type="string">
            <text:p>健康证图片</text:p>
          </table:table-cell>
          <table:table-cell table:number-columns-repeated="1020"/>
        </table:table-row>
        <table:table-row table:style-name="ro1">
          <table:table-cell table:style-name="ce4" office:value-type="string">
            <text:p>health_reason</text:p>
          </table:table-cell>
          <table:table-cell table:style-name="ce11" office:value-type="string">
            <text:p><text:s/>varchar</text:p>
          </table:table-cell>
          <table:table-cell table:style-name="ce15" office:value-type="string">
            <text:p><text:s/></text:p>
          </table:table-cell>
          <table:table-cell table:style-name="ce20" office:value-type="string">
            <text:p>健康证审核理由</text:p>
          </table:table-cell>
          <table:table-cell table:number-columns-repeated="1020"/>
        </table:table-row>
        <table:table-row table:style-name="ro2">
          <table:table-cell table:style-name="ce4" office:value-type="string">
            <text:p>health_status</text:p>
          </table:table-cell>
          <table:table-cell table:style-name="ce11" office:value-type="string">
            <text:p><text:s/>smallint</text:p>
          </table:table-cell>
          <table:table-cell table:style-name="ce15" office:value-type="string">
            <text:p><text:s/></text:p>
          </table:table-cell>
          <table:table-cell table:style-name="ce20" office:value-type="string">
            <text:p>健康证图片状态： 1 allow; 2: checking; 3: deny; 4: cancel</text:p>
          </table:table-cell>
          <table:table-cell table:number-columns-repeated="1020"/>
        </table:table-row>
        <table:table-row table:style-name="ro1">
          <table:table-cell table:style-name="ce4" office:value-type="string">
            <text:p>create_time</text:p>
          </table:table-cell>
          <table:table-cell table:style-name="ce11" office:value-type="string">
            <text:p><text:s/>datetime</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1">
          <table:table-cell table:style-name="ce4" office:value-type="string">
            <text:p>update_time</text:p>
          </table:table-cell>
          <table:table-cell table:style-name="ce11" office:value-type="string">
            <text:p><text:s/>datetime</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1">
          <table:table-cell table:style-name="ce5" office:value-type="string">
            <text:p>deleted</text:p>
          </table:table-cell>
          <table:table-cell table:style-name="ce12" office:value-type="string">
            <text:p><text:s/>tinyint</text:p>
          </table:table-cell>
          <table:table-cell table:style-name="ce16" office:value-type="string">
            <text:p><text:s/></text:p>
          </table:table-cell>
          <table:table-cell table:style-name="ce21" office:value-type="string">
            <text:p><text:s/></text:p>
          </table:table-cell>
          <table:table-cell table:number-columns-repeated="1020"/>
        </table:table-row>
        <table:table-row table:style-name="ro1" table:number-rows-repeated="2">
          <table:table-cell table:number-columns-repeated="1024"/>
        </table:table-row>
        <table:table-row table:style-name="ro2">
          <table:table-cell office:value-type="string">
            <text:p><text:span text:style-name="T1">profile</text:span>(每次用户通过手机号+验证码登陆风先生客户端, 都会检查profile, 若不存在user_id + app_id 的记录, 就新建一条记录)</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id</text:p>
          </table:table-cell>
          <table:table-cell table:style-name="ce11" office:value-type="string">
            <text:p><text:s/>int</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2">
          <table:table-cell table:style-name="ce4" office:value-type="string">
            <text:p>app_id</text:p>
          </table:table-cell>
          <table:table-cell table:style-name="ce11" office:value-type="string">
            <text:p><text:s/>int</text:p>
          </table:table-cell>
          <table:table-cell table:style-name="ce15" office:value-type="string">
            <text:p><text:s/></text:p>
          </table:table-cell>
          <table:table-cell table:style-name="ce20" office:value-type="string">
            <text:p>应用ID</text:p>
          </table:table-cell>
          <table:table-cell table:number-columns-repeated="1020"/>
        </table:table-row>
        <table:table-row table:style-name="ro2">
          <table:table-cell table:style-name="ce4" office:value-type="string">
            <text:p>user</text:p>
          </table:table-cell>
          <table:table-cell table:style-name="ce11" office:value-type="string">
            <text:p><text:s/>int</text:p>
          </table:table-cell>
          <table:table-cell table:style-name="ce15" office:value-type="string">
            <text:p><text:s/>user(id)</text:p>
          </table:table-cell>
          <table:table-cell table:style-name="ce20" office:value-type="string">
            <text:p>用户(外键)</text:p>
          </table:table-cell>
          <table:table-cell table:number-columns-repeated="1020"/>
        </table:table-row>
        <table:table-row table:style-name="ro2">
          <table:table-cell table:style-name="ce4" office:value-type="string">
            <text:p>name</text:p>
          </table:table-cell>
          <table:table-cell table:style-name="ce11" office:value-type="string">
            <text:p><text:s/>varchar</text:p>
          </table:table-cell>
          <table:table-cell table:style-name="ce15" office:value-type="string">
            <text:p><text:s/></text:p>
          </table:table-cell>
          <table:table-cell table:style-name="ce20" office:value-type="string">
            <text:p>格式： user&lt;user_id&gt;</text:p>
          </table:table-cell>
          <table:table-cell table:number-columns-repeated="1020"/>
        </table:table-row>
        <table:table-row table:style-name="ro1">
          <table:table-cell table:style-name="ce4" office:value-type="string">
            <text:p>birthday</text:p>
          </table:table-cell>
          <table:table-cell table:style-name="ce11" office:value-type="string">
            <text:p><text:s/>date</text:p>
          </table:table-cell>
          <table:table-cell table:style-name="ce15" office:value-type="string">
            <text:p><text:s/></text:p>
          </table:table-cell>
          <table:table-cell table:style-name="ce20" office:value-type="string">
            <text:p>生日</text:p>
          </table:table-cell>
          <table:table-cell table:number-columns-repeated="1020"/>
        </table:table-row>
        <table:table-row table:style-name="ro2">
          <table:table-cell table:style-name="ce4" office:value-type="string">
            <text:p>gender</text:p>
          </table:table-cell>
          <table:table-cell table:style-name="ce11" office:value-type="string">
            <text:p><text:s/>smallint</text:p>
          </table:table-cell>
          <table:table-cell table:style-name="ce15" office:value-type="string">
            <text:p><text:s/></text:p>
          </table:table-cell>
          <table:table-cell table:style-name="ce20" office:value-type="string">
            <text:p>性别 0:unknown 1:male 2:female</text:p>
          </table:table-cell>
          <table:table-cell table:number-columns-repeated="1020"/>
        </table:table-row>
        <table:table-row table:style-name="ro1">
          <table:table-cell table:style-name="ce4" office:value-type="string">
            <text:p>image</text:p>
          </table:table-cell>
          <table:table-cell table:style-name="ce11" office:value-type="string">
            <text:p><text:s/>varchar</text:p>
          </table:table-cell>
          <table:table-cell table:style-name="ce15" office:value-type="string">
            <text:p><text:s/></text:p>
          </table:table-cell>
          <table:table-cell table:style-name="ce20" office:value-type="string">
            <text:p>头像</text:p>
          </table:table-cell>
          <table:table-cell table:number-columns-repeated="1020"/>
        </table:table-row>
        <table:table-row table:style-name="ro1">
          <table:table-cell table:style-name="ce4" office:value-type="string">
            <text:p>desc</text:p>
          </table:table-cell>
          <table:table-cell table:style-name="ce11" office:value-type="string">
            <text:p><text:s/>varchar</text:p>
          </table:table-cell>
          <table:table-cell table:style-name="ce15" office:value-type="string">
            <text:p><text:s/></text:p>
          </table:table-cell>
          <table:table-cell table:style-name="ce20" office:value-type="string">
            <text:p>描述</text:p>
          </table:table-cell>
          <table:table-cell table:number-columns-repeated="1020"/>
        </table:table-row>
        <table:table-row table:style-name="ro1">
          <table:table-cell table:style-name="ce4" office:value-type="string">
            <text:p>tel</text:p>
          </table:table-cell>
          <table:table-cell table:style-name="ce11" office:value-type="string">
            <text:p><text:s/>varchar</text:p>
          </table:table-cell>
          <table:table-cell table:style-name="ce15" office:value-type="string">
            <text:p><text:s/></text:p>
          </table:table-cell>
          <table:table-cell table:style-name="ce20" office:value-type="string">
            <text:p>电话</text:p>
          </table:table-cell>
          <table:table-cell table:number-columns-repeated="1020"/>
        </table:table-row>
        <table:table-row table:style-name="ro1">
          <table:table-cell table:style-name="ce4" office:value-type="string">
            <text:p>country</text:p>
          </table:table-cell>
          <table:table-cell table:style-name="ce11" office:value-type="string">
            <text:p><text:s/>varchar</text:p>
          </table:table-cell>
          <table:table-cell table:style-name="ce15" office:value-type="string">
            <text:p><text:s/></text:p>
          </table:table-cell>
          <table:table-cell table:style-name="ce20" office:value-type="string">
            <text:p>国家</text:p>
          </table:table-cell>
          <table:table-cell table:number-columns-repeated="1020"/>
        </table:table-row>
        <table:table-row table:style-name="ro1">
          <table:table-cell table:style-name="ce4" office:value-type="string">
            <text:p>state</text:p>
          </table:table-cell>
          <table:table-cell table:style-name="ce11" office:value-type="string">
            <text:p><text:s/>varchar</text:p>
          </table:table-cell>
          <table:table-cell table:style-name="ce15" office:value-type="string">
            <text:p><text:s/></text:p>
          </table:table-cell>
          <table:table-cell table:style-name="ce20" office:value-type="string">
            <text:p>州或省</text:p>
          </table:table-cell>
          <table:table-cell table:number-columns-repeated="1020"/>
        </table:table-row>
        <table:table-row table:style-name="ro1">
          <table:table-cell table:style-name="ce4" office:value-type="string">
            <text:p>city</text:p>
          </table:table-cell>
          <table:table-cell table:style-name="ce11" office:value-type="string">
            <text:p><text:s/>varchar</text:p>
          </table:table-cell>
          <table:table-cell table:style-name="ce15" office:value-type="string">
            <text:p><text:s/></text:p>
          </table:table-cell>
          <table:table-cell table:style-name="ce20" office:value-type="string">
            <text:p>市或县</text:p>
          </table:table-cell>
          <table:table-cell table:number-columns-repeated="1020"/>
        </table:table-row>
        <table:table-row table:style-name="ro1">
          <table:table-cell table:style-name="ce4" office:value-type="string">
            <text:p>street</text:p>
          </table:table-cell>
          <table:table-cell table:style-name="ce11" office:value-type="string">
            <text:p><text:s/>varchar</text:p>
          </table:table-cell>
          <table:table-cell table:style-name="ce15" office:value-type="string">
            <text:p><text:s/></text:p>
          </table:table-cell>
          <table:table-cell table:style-name="ce20" office:value-type="string">
            <text:p>街道或详细地址</text:p>
          </table:table-cell>
          <table:table-cell table:number-columns-repeated="1020"/>
        </table:table-row>
        <table:table-row table:style-name="ro1">
          <table:table-cell table:style-name="ce4" office:value-type="string">
            <text:p>interests</text:p>
          </table:table-cell>
          <table:table-cell table:style-name="ce11" office:value-type="string">
            <text:p><text:s/>varchar</text:p>
          </table:table-cell>
          <table:table-cell table:style-name="ce15" office:value-type="string">
            <text:p><text:s/></text:p>
          </table:table-cell>
          <table:table-cell table:style-name="ce20" office:value-type="string">
            <text:p>兴趣</text:p>
          </table:table-cell>
          <table:table-cell table:number-columns-repeated="1020"/>
        </table:table-row>
        <table:table-row table:style-name="ro1">
          <table:table-cell table:style-name="ce4" office:value-type="string">
            <text:p>create_time</text:p>
          </table:table-cell>
          <table:table-cell table:style-name="ce11" office:value-type="string">
            <text:p><text:s/>datetime</text:p>
          </table:table-cell>
          <table:table-cell table:style-name="ce15" office:value-type="string">
            <text:p><text:s/></text:p>
          </table:table-cell>
          <table:table-cell table:style-name="ce20" office:value-type="string">
            <text:p>创建时间</text:p>
          </table:table-cell>
          <table:table-cell table:number-columns-repeated="1020"/>
        </table:table-row>
        <table:table-row table:style-name="ro1">
          <table:table-cell table:style-name="ce4" office:value-type="string">
            <text:p>update_time</text:p>
          </table:table-cell>
          <table:table-cell table:style-name="ce11" office:value-type="string">
            <text:p><text:s/>datetime</text:p>
          </table:table-cell>
          <table:table-cell table:style-name="ce15" office:value-type="string">
            <text:p><text:s/></text:p>
          </table:table-cell>
          <table:table-cell table:style-name="ce20" office:value-type="string">
            <text:p>更新时间</text:p>
          </table:table-cell>
          <table:table-cell table:number-columns-repeated="1020"/>
        </table:table-row>
        <table:table-row table:style-name="ro1">
          <table:table-cell table:style-name="ce4" office:value-type="string">
            <text:p>district</text:p>
          </table:table-cell>
          <table:table-cell table:style-name="ce11" office:value-type="string">
            <text:p><text:s/>varchar</text:p>
          </table:table-cell>
          <table:table-cell table:style-name="ce15" office:value-type="string">
            <text:p><text:s/></text:p>
          </table:table-cell>
          <table:table-cell table:style-name="ce20" office:value-type="string">
            <text:p>区</text:p>
          </table:table-cell>
          <table:table-cell table:number-columns-repeated="1020"/>
        </table:table-row>
        <table:table-row table:style-name="ro1">
          <table:table-cell table:style-name="ce4" office:value-type="string">
            <text:p>age</text:p>
          </table:table-cell>
          <table:table-cell table:style-name="ce11" office:value-type="string">
            <text:p><text:s/>int</text:p>
          </table:table-cell>
          <table:table-cell table:style-name="ce15" office:value-type="string">
            <text:p><text:s/></text:p>
          </table:table-cell>
          <table:table-cell table:style-name="ce20" office:value-type="string">
            <text:p>年龄</text:p>
          </table:table-cell>
          <table:table-cell table:number-columns-repeated="1020"/>
        </table:table-row>
        <table:table-row table:style-name="ro1">
          <table:table-cell table:style-name="ce4" office:value-type="string">
            <text:p>type</text:p>
          </table:table-cell>
          <table:table-cell table:style-name="ce11" office:value-type="string">
            <text:p><text:s/>smallint</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1">
          <table:table-cell table:style-name="ce4" office:value-type="string">
            <text:p>banned</text:p>
          </table:table-cell>
          <table:table-cell table:style-name="ce11" office:value-type="string">
            <text:p><text:s/>tinyint</text:p>
          </table:table-cell>
          <table:table-cell table:style-name="ce15" office:value-type="string">
            <text:p><text:s/></text:p>
          </table:table-cell>
          <table:table-cell table:style-name="ce20"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11" office:value-type="string">
            <text:p><text:s/>tinyint</text:p>
          </table:table-cell>
          <table:table-cell table:style-name="ce15" office:value-type="string">
            <text:p><text:s/></text:p>
          </table:table-cell>
          <table:table-cell table:style-name="ce20" office:value-type="string">
            <text:p>是否被取消认证</text:p>
          </table:table-cell>
          <table:table-cell table:number-columns-repeated="1020"/>
        </table:table-row>
        <table:table-row table:style-name="ro1">
          <table:table-cell table:style-name="ce5" office:value-type="string">
            <text:p>status</text:p>
          </table:table-cell>
          <table:table-cell table:style-name="ce12" office:value-type="string">
            <text:p><text:s/>smallint</text:p>
          </table:table-cell>
          <table:table-cell table:style-name="ce16" office:value-type="string">
            <text:p><text:s/></text:p>
          </table:table-cell>
          <table:table-cell table:style-name="ce21" office:value-type="string">
            <text:p><text:s/></text:p>
          </table:table-cell>
          <table:table-cell table:number-columns-repeated="1020"/>
        </table:table-row>
        <table:table-row table:style-name="ro1" table:number-rows-repeated="1048383">
          <table:table-cell table:number-columns-repeated="1024"/>
        </table:table-row>
        <table:table-row table:style-name="ro1">
          <table:table-cell table:number-columns-repeated="1024"/>
        </table:table-row>
      </table:table>
      <table:table table:name="DEVICE_CENTER" table:style-name="ta1" table:print="false">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5" table:number-columns-repeated="1020" table:default-cell-style-name="ce6"/>
        <table:table-row table:style-name="ro2">
          <table:table-cell table:style-name="ce2" office:value-type="string">
            <text:p>device(终端设备信息)</text:p>
          </table:table-cell>
          <table:table-cell table:number-columns-repeated="1023"/>
        </table:table-row>
        <table:table-row table:style-name="ro1">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1">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device ID</text:p>
          </table:table-cell>
          <table:table-cell table:number-columns-repeated="1020"/>
        </table:table-row>
        <table:table-row table:style-name="ro2">
          <table:table-cell table:style-name="ce4" office:value-type="string">
            <text:p>mac</text:p>
          </table:table-cell>
          <table:table-cell table:style-name="ce15" office:value-type="string">
            <text:p><text:s/>varchar</text:p>
          </table:table-cell>
          <table:table-cell table:style-name="ce15" office:value-type="string">
            <text:p><text:s/></text:p>
          </table:table-cell>
          <table:table-cell table:style-name="ce23" office:value-type="string">
            <text:p><text:s/>设备mac地址</text:p>
          </table:table-cell>
          <table:table-cell table:number-columns-repeated="1020"/>
        </table:table-row>
        <table:table-row table:style-name="ro2">
          <table:table-cell table:style-name="ce4" office:value-type="string">
            <text:p>imei</text:p>
          </table:table-cell>
          <table:table-cell table:style-name="ce15" office:value-type="string">
            <text:p><text:s/>varchar</text:p>
          </table:table-cell>
          <table:table-cell table:style-name="ce15" office:value-type="string">
            <text:p><text:s/></text:p>
          </table:table-cell>
          <table:table-cell table:style-name="ce23" office:value-type="string">
            <text:p><text:s/>设备imei</text:p>
          </table:table-cell>
          <table:table-cell table:number-columns-repeated="1020"/>
        </table:table-row>
        <table:table-row table:style-name="ro1">
          <table:table-cell table:style-name="ce4" office:value-type="string">
            <text:p>model</text:p>
          </table:table-cell>
          <table:table-cell table:style-name="ce15" office:value-type="string">
            <text:p><text:s/>varchar</text:p>
          </table:table-cell>
          <table:table-cell table:style-name="ce15" office:value-type="string">
            <text:p><text:s/></text:p>
          </table:table-cell>
          <table:table-cell table:style-name="ce23" office:value-type="string">
            <text:p><text:s/>设备类型</text:p>
          </table:table-cell>
          <table:table-cell table:number-columns-repeated="1020"/>
        </table:table-row>
        <table:table-row table:style-name="ro2">
          <table:table-cell table:style-name="ce4" office:value-type="string">
            <text:p>os_version</text:p>
          </table:table-cell>
          <table:table-cell table:style-name="ce15" office:value-type="string">
            <text:p><text:s/>varchar</text:p>
          </table:table-cell>
          <table:table-cell table:style-name="ce15" office:value-type="string">
            <text:p><text:s/></text:p>
          </table:table-cell>
          <table:table-cell table:style-name="ce23" office:value-type="string">
            <text:p><text:s/>设备os版本号</text:p>
          </table:table-cell>
          <table:table-cell table:number-columns-repeated="1020"/>
        </table:table-row>
        <table:table-row table:style-name="ro2">
          <table:table-cell table:style-name="ce4" office:value-type="string">
            <text:p>rom_version</text:p>
          </table:table-cell>
          <table:table-cell table:style-name="ce15" office:value-type="string">
            <text:p><text:s/>varchar</text:p>
          </table:table-cell>
          <table:table-cell table:style-name="ce15" office:value-type="string">
            <text:p><text:s/></text:p>
          </table:table-cell>
          <table:table-cell table:style-name="ce23" office:value-type="string">
            <text:p><text:s/>设备rom版本号</text:p>
          </table:table-cell>
          <table:table-cell table:number-columns-repeated="1020"/>
        </table:table-row>
        <table:table-row table:style-name="ro1">
          <table:table-cell table:style-name="ce4" office:value-type="string">
            <text:p>is_root</text:p>
          </table:table-cell>
          <table:table-cell table:style-name="ce15" office:value-type="string">
            <text:p><text:s/>tinyint</text:p>
          </table:table-cell>
          <table:table-cell table:style-name="ce15" office:value-type="string">
            <text:p><text:s/></text:p>
          </table:table-cell>
          <table:table-cell table:style-name="ce23" office:value-type="string">
            <text:p><text:s/>是否越狱</text:p>
          </table:table-cell>
          <table:table-cell table:number-columns-repeated="1020"/>
        </table:table-row>
        <table:table-row table:style-name="ro2">
          <table:table-cell table:style-name="ce4" office:value-type="string">
            <text:p>platform</text:p>
          </table:table-cell>
          <table:table-cell table:style-name="ce15" office:value-type="string">
            <text:p><text:s/>int</text:p>
          </table:table-cell>
          <table:table-cell table:style-name="ce15" office:value-type="string">
            <text:p><text:s/></text:p>
          </table:table-cell>
          <table:table-cell table:style-name="ce23" office:value-type="string">
            <text:p>设备平台(ios,android)</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更新时间</text:p>
          </table:table-cell>
          <table:table-cell table:number-columns-repeated="1020"/>
        </table:table-row>
        <table:table-row table:style-name="ro1">
          <table:table-cell table:style-name="ce5" office:value-type="string">
            <text:p>deleted</text:p>
          </table:table-cell>
          <table:table-cell table:style-name="ce16" office:value-type="string">
            <text:p><text:s/>tinyint</text:p>
          </table:table-cell>
          <table:table-cell table:style-name="ce16" office:value-type="string">
            <text:p><text:s/></text:p>
          </table:table-cell>
          <table:table-cell table:style-name="ce24" office:value-type="string">
            <text:p><text:s/>是否删除</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vice_app_relation(终端设备和应用的绑定关系表)</text:p>
          </table:table-cell>
          <table:table-cell table:number-columns-repeated="1023"/>
        </table:table-row>
        <table:table-row table:style-name="ro1">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1">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device_id</text:p>
          </table:table-cell>
          <table:table-cell table:style-name="ce15" office:value-type="string">
            <text:p><text:s/>int</text:p>
          </table:table-cell>
          <table:table-cell table:style-name="ce15" office:value-type="string">
            <text:p><text:s/>device(id)</text:p>
          </table:table-cell>
          <table:table-cell table:style-name="ce23" office:value-type="string">
            <text:p><text:s/>设备id</text:p>
          </table:table-cell>
          <table:table-cell table:number-columns-repeated="1020"/>
        </table:table-row>
        <table:table-row table:style-name="ro2">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所属App</text:p>
          </table:table-cell>
          <table:table-cell table:number-columns-repeated="1020"/>
        </table:table-row>
        <table:table-row table:style-name="ro2">
          <table:table-cell table:style-name="ce4" office:value-type="string">
            <text:p>user_id</text:p>
          </table:table-cell>
          <table:table-cell table:style-name="ce15" office:value-type="string">
            <text:p><text:s/>int</text:p>
          </table:table-cell>
          <table:table-cell table:style-name="ce15" office:value-type="string">
            <text:p><text:s/></text:p>
          </table:table-cell>
          <table:table-cell table:style-name="ce23" office:value-type="string">
            <text:p><text:s/>设备的App上登录的用户</text:p>
          </table:table-cell>
          <table:table-cell table:number-columns-repeated="1020"/>
        </table:table-row>
        <table:table-row table:style-name="ro2">
          <table:table-cell table:style-name="ce4" office:value-type="string">
            <text:p>app_version</text:p>
          </table:table-cell>
          <table:table-cell table:style-name="ce15" office:value-type="string">
            <text:p><text:s/>varchar</text:p>
          </table:table-cell>
          <table:table-cell table:style-name="ce15" office:value-type="string">
            <text:p><text:s/></text:p>
          </table:table-cell>
          <table:table-cell table:style-name="ce23" office:value-type="string">
            <text:p><text:s/>App版本</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更新时间</text:p>
          </table:table-cell>
          <table:table-cell table:number-columns-repeated="1020"/>
        </table:table-row>
        <table:table-row table:style-name="ro1">
          <table:table-cell table:style-name="ce5" office:value-type="string">
            <text:p>deleted</text:p>
          </table:table-cell>
          <table:table-cell table:style-name="ce16" office:value-type="string">
            <text:p><text:s/>tinyint</text:p>
          </table:table-cell>
          <table:table-cell table:style-name="ce16" office:value-type="string">
            <text:p><text:s/></text:p>
          </table:table-cell>
          <table:table-cell table:style-name="ce24" office:value-type="string">
            <text:p><text:s/>是否删除</text:p>
          </table:table-cell>
          <table:table-cell table:number-columns-repeated="1020"/>
        </table:table-row>
        <table:table-row table:style-name="ro1" table:number-rows-repeated="1048550">
          <table:table-cell table:number-columns-repeated="1024"/>
        </table:table-row>
        <table:table-row table:style-name="ro1">
          <table:table-cell table:number-columns-repeated="1024"/>
        </table:table-row>
      </table:table>
      <table:table table:name="APP_CENTER" table:style-name="ta1" table:print="false">
        <table:table-column table:style-name="co5" table:default-cell-style-name="Default"/>
        <table:table-row table:style-name="ro3">
          <table:table-cell/>
        </table:table-row>
      </table:table>
      <table:table table:name="AREA_CENTER" table:style-name="ta1" table:print="false">
        <table:table-column table:style-name="co5" table:default-cell-style-name="Default"/>
        <table:table-row table:style-name="ro3">
          <table:table-cell/>
        </table:table-row>
      </table:table>
      <table:table table:name="MALL" table:style-name="ta1" table:print="false">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5" table:number-columns-repeated="1020" table:default-cell-style-name="ce6"/>
        <table:table-row table:style-name="ro2">
          <table:table-cell table:style-name="ce2" office:value-type="string">
            <text:p>shop_verify(风推广)</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3"/>
          <table:table-cell table:style-name="ce28"/>
          <table:table-cell table:number-columns-repeated="1016"/>
        </table:table-row>
        <table:table-row table:style-name="ro1">
          <table:table-cell table:style-name="ce4" office:value-type="string">
            <text:p>shop</text:p>
          </table:table-cell>
          <table:table-cell table:style-name="ce15" office:value-type="string">
            <text:p><text:s/>int</text:p>
          </table:table-cell>
          <table:table-cell table:style-name="ce15" office:value-type="string">
            <text:p><text:s/>shop(id)</text:p>
          </table:table-cell>
          <table:table-cell table:style-name="ce23" office:value-type="string">
            <text:p><text:s/></text:p>
          </table:table-cell>
          <table:table-cell table:number-columns-repeated="1020"/>
        </table:table-row>
        <table:table-row table:style-name="ro1">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reator_id</text:p>
          </table:table-cell>
          <table:table-cell table:style-name="ce15" office:value-type="string">
            <text:p><text:s/>int</text:p>
          </table:table-cell>
          <table:table-cell table:style-name="ce15" office:value-type="string">
            <text:p><text:s/></text:p>
          </table:table-cell>
          <table:table-cell table:style-name="ce23" office:value-type="string">
            <text:p><text:s/>关联到user表</text:p>
          </table:table-cell>
          <table:table-cell table:number-columns-repeated="1020"/>
        </table:table-row>
        <table:table-row table:style-name="ro1">
          <table:table-cell table:style-name="ce4" office:value-type="string">
            <text:p>info</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status</text:p>
          </table:table-cell>
          <table:table-cell table:style-name="ce15" office:value-type="string">
            <text:p><text:s/>smallint</text:p>
          </table:table-cell>
          <table:table-cell table:style-name="ce15" office:value-type="string">
            <text:p><text:s/></text:p>
          </table:table-cell>
          <table:table-cell table:style-name="ce23" office:value-type="string">
            <text:p><text:s/>checking: 1, allow: 2, deny:3. Cancel: 4</text:p>
          </table:table-cell>
          <table:table-cell table:number-columns-repeated="1020"/>
        </table:table-row>
        <table:table-row table:style-name="ro1">
          <table:table-cell table:style-name="ce4" office:value-type="string">
            <text:p>reason</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ert_time</text:p>
          </table:table-cell>
          <table:table-cell table:style-name="ce15" office:value-type="string">
            <text:p><text:s/>datetime</text:p>
          </table:table-cell>
          <table:table-cell table:style-name="ce15" office:value-type="string">
            <text:p><text:s/></text:p>
          </table:table-cell>
          <table:table-cell table:style-name="ce23" office:value-type="string">
            <text:p><text:s/>审核时间</text:p>
          </table:table-cell>
          <table:table-cell table:number-columns-repeated="1020"/>
        </table:table-row>
        <table:table-row table:style-name="ro1">
          <table:table-cell table:style-name="ce4" office:value-type="string">
            <text:p>interested</text:p>
          </table:table-cell>
          <table:table-cell table:style-name="ce15" office:value-type="string">
            <text:p><text:s/>tinyint</text:p>
          </table:table-cell>
          <table:table-cell table:style-name="ce15" office:value-type="string">
            <text:p><text:s/></text:p>
          </table:table-cell>
          <table:table-cell table:style-name="ce23" office:value-type="string">
            <text:p><text:s/>商家是否感兴趣</text:p>
          </table:table-cell>
          <table:table-cell table:number-columns-repeated="1020"/>
        </table:table-row>
        <table:table-row table:style-name="ro1">
          <table:table-cell table:style-name="ce4" office:value-type="string">
            <text:p>is_taken_out</text:p>
          </table:table-cell>
          <table:table-cell table:style-name="ce15" office:value-type="string">
            <text:p><text:s/>tinyint</text:p>
          </table:table-cell>
          <table:table-cell table:style-name="ce15" office:value-type="string">
            <text:p><text:s/></text:p>
          </table:table-cell>
          <table:table-cell table:style-name="ce23" office:value-type="string">
            <text:p><text:s/>是否有外卖</text:p>
          </table:table-cell>
          <table:table-cell table:number-columns-repeated="1020"/>
        </table:table-row>
        <table:table-row table:style-name="ro1">
          <table:table-cell table:style-name="ce4" office:value-type="string">
            <text:p>daily_order_num</text:p>
          </table:table-cell>
          <table:table-cell table:style-name="ce15" office:value-type="string">
            <text:p><text:s/>int</text:p>
          </table:table-cell>
          <table:table-cell table:style-name="ce15" office:value-type="string">
            <text:p><text:s/></text:p>
          </table:table-cell>
          <table:table-cell table:style-name="ce23" office:value-type="string">
            <text:p><text:s/>每日单量</text:p>
          </table:table-cell>
          <table:table-cell table:number-columns-repeated="1020"/>
        </table:table-row>
        <table:table-row table:style-name="ro1">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text:s/>店铺名称</text:p>
          </table:table-cell>
          <table:table-cell table:number-columns-repeated="1020"/>
        </table:table-row>
        <table:table-row table:style-name="ro1">
          <table:table-cell table:style-name="ce4" office:value-type="string">
            <text:p>wind_flag</text:p>
          </table:table-cell>
          <table:table-cell table:style-name="ce15" office:value-type="string">
            <text:p><text:s/>tinyint</text:p>
          </table:table-cell>
          <table:table-cell table:style-name="ce15" office:value-type="string">
            <text:p><text:s/></text:p>
          </table:table-cell>
          <table:table-cell table:style-name="ce23" office:value-type="string">
            <text:p><text:s/>风商户标识</text:p>
          </table:table-cell>
          <table:table-cell table:number-columns-repeated="1020"/>
        </table:table-row>
        <table:table-row table:style-name="ro1">
          <table:table-cell table:style-name="ce4" office:value-type="string">
            <text:p>phone</text:p>
          </table:table-cell>
          <table:table-cell table:style-name="ce15" office:value-type="string">
            <text:p><text:s/>varchar</text:p>
          </table:table-cell>
          <table:table-cell table:style-name="ce15" office:value-type="string">
            <text:p><text:s/></text:p>
          </table:table-cell>
          <table:table-cell table:style-name="ce23" office:value-type="string">
            <text:p><text:s/>店铺电话</text:p>
          </table:table-cell>
          <table:table-cell table:number-columns-repeated="1020"/>
        </table:table-row>
        <table:table-row table:style-name="ro1">
          <table:table-cell table:style-name="ce4" office:value-type="string">
            <text:p>remark</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image_ids</text:p>
          </table:table-cell>
          <table:table-cell table:style-name="ce15" office:value-type="string">
            <text:p><text:s/>varchar</text:p>
          </table:table-cell>
          <table:table-cell table:style-name="ce15" office:value-type="string">
            <text:p><text:s/></text:p>
          </table:table-cell>
          <table:table-cell table:style-name="ce23" office:value-type="string">
            <text:p>店铺招牌图片</text:p>
          </table:table-cell>
          <table:table-cell table:number-columns-repeated="1020"/>
        </table:table-row>
        <table:table-row table:style-name="ro1">
          <table:table-cell table:style-name="ce4" office:value-type="string">
            <text:p>image_menu_front_ids</text:p>
          </table:table-cell>
          <table:table-cell table:style-name="ce15" office:value-type="string">
            <text:p><text:s/>varchar</text:p>
          </table:table-cell>
          <table:table-cell table:style-name="ce15" office:value-type="string">
            <text:p><text:s/></text:p>
          </table:table-cell>
          <table:table-cell table:style-name="ce23" office:value-type="string">
            <text:p>店铺菜单正面图片</text:p>
          </table:table-cell>
          <table:table-cell table:number-columns-repeated="1020"/>
        </table:table-row>
        <table:table-row table:style-name="ro1">
          <table:table-cell table:style-name="ce4" office:value-type="string">
            <text:p>image_menu_back_ids</text:p>
          </table:table-cell>
          <table:table-cell table:style-name="ce15" office:value-type="string">
            <text:p><text:s/>varchar</text:p>
          </table:table-cell>
          <table:table-cell table:style-name="ce15" office:value-type="string">
            <text:p><text:s/></text:p>
          </table:table-cell>
          <table:table-cell table:style-name="ce23" office:value-type="string">
            <text:p>店铺菜单背面图片</text:p>
          </table:table-cell>
          <table:table-cell table:number-columns-repeated="1020"/>
        </table:table-row>
        <table:table-row table:style-name="ro2">
          <table:table-cell table:style-name="ce4" office:value-type="string">
            <text:p>state</text:p>
          </table:table-cell>
          <table:table-cell table:style-name="ce15" office:value-type="string">
            <text:p><text:s/>varchar</text:p>
          </table:table-cell>
          <table:table-cell table:style-name="ce15" office:value-type="string">
            <text:p><text:s/></text:p>
          </table:table-cell>
          <table:table-cell table:style-name="ce23" office:value-type="string">
            <text:p><text:s/>省/州</text:p>
          </table:table-cell>
          <table:table-cell table:number-columns-repeated="1020"/>
        </table:table-row>
        <table:table-row table:style-name="ro1">
          <table:table-cell table:style-name="ce4" office:value-type="string">
            <text:p>city</text:p>
          </table:table-cell>
          <table:table-cell table:style-name="ce15" office:value-type="string">
            <text:p>varchar</text:p>
          </table:table-cell>
          <table:table-cell table:style-name="ce15"/>
          <table:table-cell table:style-name="ce23" office:value-type="string">
            <text:p>市</text:p>
          </table:table-cell>
          <table:table-cell table:number-columns-repeated="1020"/>
        </table:table-row>
        <table:table-row table:style-name="ro1">
          <table:table-cell table:style-name="ce4" office:value-type="string">
            <text:p>district</text:p>
          </table:table-cell>
          <table:table-cell table:style-name="ce15" office:value-type="string">
            <text:p>varchar</text:p>
          </table:table-cell>
          <table:table-cell table:style-name="ce15"/>
          <table:table-cell table:style-name="ce23" office:value-type="string">
            <text:p>区</text:p>
          </table:table-cell>
          <table:table-cell table:number-columns-repeated="1020"/>
        </table:table-row>
        <table:table-row table:style-name="ro1">
          <table:table-cell table:style-name="ce4" office:value-type="string">
            <text:p>street</text:p>
          </table:table-cell>
          <table:table-cell table:style-name="ce15" office:value-type="string">
            <text:p>varchar</text:p>
          </table:table-cell>
          <table:table-cell table:style-name="ce15"/>
          <table:table-cell table:style-name="ce23" office:value-type="string">
            <text:p>街道</text:p>
          </table:table-cell>
          <table:table-cell table:number-columns-repeated="1020"/>
        </table:table-row>
        <table:table-row table:style-name="ro1">
          <table:table-cell table:style-name="ce4" office:value-type="string">
            <text:p>latitude</text:p>
          </table:table-cell>
          <table:table-cell table:style-name="ce15" office:value-type="string">
            <text:p>float</text:p>
          </table:table-cell>
          <table:table-cell table:style-name="ce15"/>
          <table:table-cell table:style-name="ce23"/>
          <table:table-cell table:number-columns-repeated="1020"/>
        </table:table-row>
        <table:table-row table:style-name="ro1">
          <table:table-cell table:style-name="ce4" office:value-type="string">
            <text:p>longitude</text:p>
          </table:table-cell>
          <table:table-cell table:style-name="ce15" office:value-type="string">
            <text:p>float</text:p>
          </table:table-cell>
          <table:table-cell table:style-name="ce15"/>
          <table:table-cell table:style-name="ce23"/>
          <table:table-cell table:number-columns-repeated="1020"/>
        </table:table-row>
        <table:table-row table:style-name="ro1">
          <table:table-cell table:style-name="ce4" office:value-type="string">
            <text:p>geohash</text:p>
          </table:table-cell>
          <table:table-cell table:style-name="ce15" office:value-type="string">
            <text:p>varchar</text:p>
          </table:table-cell>
          <table:table-cell table:style-name="ce15"/>
          <table:table-cell table:style-name="ce23"/>
          <table:table-cell table:number-columns-repeated="1020"/>
        </table:table-row>
        <table:table-row table:style-name="ro1">
          <table:table-cell table:style-name="ce5" office:value-type="string">
            <text:p>feedback_times</text:p>
          </table:table-cell>
          <table:table-cell table:style-name="ce16" office:value-type="string">
            <text:p>int</text:p>
          </table:table-cell>
          <table:table-cell table:style-name="ce16"/>
          <table:table-cell table:style-name="ce24" office:value-type="string">
            <text:p>回访次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商户)</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reator_id</text:p>
          </table:table-cell>
          <table:table-cell table:style-name="ce15" office:value-type="string">
            <text:p><text:s/>int</text:p>
          </table:table-cell>
          <table:table-cell table:style-name="ce15" office:value-type="string">
            <text:p><text:s/></text:p>
          </table:table-cell>
          <table:table-cell table:style-name="ce23" office:value-type="string">
            <text:p>创建人</text:p>
          </table:table-cell>
          <table:table-cell table:number-columns-repeated="1020"/>
        </table:table-row>
        <table:table-row table:style-name="ro1">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店铺名称</text:p>
          </table:table-cell>
          <table:table-cell table:number-columns-repeated="1020"/>
        </table:table-row>
        <table:table-row table:style-name="ro1">
          <table:table-cell table:style-name="ce4" office:value-type="string">
            <text:p>images</text:p>
          </table:table-cell>
          <table:table-cell table:style-name="ce15" office:value-type="string">
            <text:p><text:s/>varchar</text:p>
          </table:table-cell>
          <table:table-cell table:style-name="ce15" office:value-type="string">
            <text:p><text:s/></text:p>
          </table:table-cell>
          <table:table-cell table:style-name="ce23" office:value-type="string">
            <text:p>店铺招牌图片</text:p>
          </table:table-cell>
          <table:table-cell table:number-columns-repeated="1020"/>
        </table:table-row>
        <table:table-row table:style-name="ro1">
          <table:table-cell table:style-name="ce4" office:value-type="string">
            <text:p>desc</text:p>
          </table:table-cell>
          <table:table-cell table:style-name="ce15" office:value-type="string">
            <text:p><text:s/>varchar</text:p>
          </table:table-cell>
          <table:table-cell table:style-name="ce15" office:value-type="string">
            <text:p><text:s/></text:p>
          </table:table-cell>
          <table:table-cell table:style-name="ce23" office:value-type="string">
            <text:p>描述</text:p>
          </table:table-cell>
          <table:table-cell table:number-columns-repeated="1020"/>
        </table:table-row>
        <table:table-row table:style-name="ro1">
          <table:table-cell table:style-name="ce4" office:value-type="string">
            <text:p>bulletin</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phone</text:p>
          </table:table-cell>
          <table:table-cell table:style-name="ce15" office:value-type="string">
            <text:p><text:s/>varchar</text:p>
          </table:table-cell>
          <table:table-cell table:style-name="ce15" office:value-type="string">
            <text:p><text:s/></text:p>
          </table:table-cell>
          <table:table-cell table:style-name="ce23" office:value-type="string">
            <text:p>店铺电话</text:p>
          </table:table-cell>
          <table:table-cell table:number-columns-repeated="1020"/>
        </table:table-row>
        <table:table-row table:style-name="ro1">
          <table:table-cell table:style-name="ce4" office:value-type="string">
            <text:p>owner_id</text:p>
          </table:table-cell>
          <table:table-cell table:style-name="ce15" office:value-type="string">
            <text:p><text:s/>int</text:p>
          </table:table-cell>
          <table:table-cell table:style-name="ce15" office:value-type="string">
            <text:p><text:s/></text:p>
          </table:table-cell>
          <table:table-cell table:style-name="ce23" office:value-type="string">
            <text:p>店长</text:p>
          </table:table-cell>
          <table:table-cell table:number-columns-repeated="1020"/>
        </table:table-row>
        <table:table-row table:style-name="ro1">
          <table:table-cell table:style-name="ce4" office:value-type="string">
            <text:p>reason</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status</text:p>
          </table:table-cell>
          <table:table-cell table:style-name="ce15" office:value-type="string">
            <text:p><text:s/>smallint</text:p>
          </table:table-cell>
          <table:table-cell table:style-name="ce15" office:value-type="string">
            <text:p><text:s/></text:p>
          </table:table-cell>
          <table:table-cell table:style-name="ce23" office:value-type="string">
            <text:p>状态： 1 checking; <text:s/>2 <text:s/>allow; <text:s/>3 <text:s/>claimed; <text:s text:c="2"/>4 deny</text:p>
          </table:table-cell>
          <table:table-cell table:number-columns-repeated="1020"/>
        </table:table-row>
        <table:table-row table:style-name="ro1">
          <table:table-cell table:style-name="ce4" office:value-type="string">
            <text:p>asked_menu_num</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ountry</text:p>
          </table:table-cell>
          <table:table-cell table:style-name="ce15" office:value-type="string">
            <text:p><text:s/>varchar</text:p>
          </table:table-cell>
          <table:table-cell table:style-name="ce15" office:value-type="string">
            <text:p><text:s/></text:p>
          </table:table-cell>
          <table:table-cell table:style-name="ce23" office:value-type="string">
            <text:p>国家</text:p>
          </table:table-cell>
          <table:table-cell table:number-columns-repeated="1020"/>
        </table:table-row>
        <table:table-row table:style-name="ro1">
          <table:table-cell table:style-name="ce4" office:value-type="string">
            <text:p>state_code</text:p>
          </table:table-cell>
          <table:table-cell table:style-name="ce15" office:value-type="string">
            <text:p><text:s/>bigint</text:p>
          </table:table-cell>
          <table:table-cell table:style-name="ce15" office:value-type="string">
            <text:p><text:s/></text:p>
          </table:table-cell>
          <table:table-cell table:style-name="ce23"/>
          <table:table-cell table:number-columns-repeated="1020"/>
        </table:table-row>
        <table:table-row table:style-name="ro1">
          <table:table-cell table:style-name="ce4" office:value-type="string">
            <text:p>state</text:p>
          </table:table-cell>
          <table:table-cell table:style-name="ce15" office:value-type="string">
            <text:p><text:s/>varchar</text:p>
          </table:table-cell>
          <table:table-cell table:style-name="ce15" office:value-type="string">
            <text:p><text:s/></text:p>
          </table:table-cell>
          <table:table-cell table:style-name="ce23" office:value-type="string">
            <text:p>省</text:p>
          </table:table-cell>
          <table:table-cell table:number-columns-repeated="1020"/>
        </table:table-row>
        <table:table-row table:style-name="ro1">
          <table:table-cell table:style-name="ce4" office:value-type="string">
            <text:p>city</text:p>
          </table:table-cell>
          <table:table-cell table:style-name="ce15" office:value-type="string">
            <text:p><text:s/>varchar</text:p>
          </table:table-cell>
          <table:table-cell table:style-name="ce15" office:value-type="string">
            <text:p><text:s/></text:p>
          </table:table-cell>
          <table:table-cell table:style-name="ce23" office:value-type="string">
            <text:p>市</text:p>
          </table:table-cell>
          <table:table-cell table:number-columns-repeated="1020"/>
        </table:table-row>
        <table:table-row table:style-name="ro1">
          <table:table-cell table:style-name="ce4" office:value-type="string">
            <text:p>city_code</text:p>
          </table:table-cell>
          <table:table-cell table:style-name="ce15" office:value-type="string">
            <text:p><text:s/>big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district</text:p>
          </table:table-cell>
          <table:table-cell table:style-name="ce15" office:value-type="string">
            <text:p><text:s/>varchar</text:p>
          </table:table-cell>
          <table:table-cell table:style-name="ce15" office:value-type="string">
            <text:p><text:s/></text:p>
          </table:table-cell>
          <table:table-cell table:style-name="ce23" office:value-type="string">
            <text:p>区</text:p>
          </table:table-cell>
          <table:table-cell table:number-columns-repeated="1020"/>
        </table:table-row>
        <table:table-row table:style-name="ro1">
          <table:table-cell table:style-name="ce4" office:value-type="string">
            <text:p>district_code</text:p>
          </table:table-cell>
          <table:table-cell table:style-name="ce15" office:value-type="string">
            <text:p><text:s/>big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street</text:p>
          </table:table-cell>
          <table:table-cell table:style-name="ce15" office:value-type="string">
            <text:p><text:s/>varchar</text:p>
          </table:table-cell>
          <table:table-cell table:style-name="ce15" office:value-type="string">
            <text:p><text:s/></text:p>
          </table:table-cell>
          <table:table-cell table:style-name="ce23" office:value-type="string">
            <text:p>街道</text:p>
          </table:table-cell>
          <table:table-cell table:number-columns-repeated="1020"/>
        </table:table-row>
        <table:table-row table:style-name="ro1">
          <table:table-cell table:style-name="ce4" office:value-type="string">
            <text:p>street_code</text:p>
          </table:table-cell>
          <table:table-cell table:style-name="ce15" office:value-type="string">
            <text:p><text:s/>big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longitude</text:p>
          </table:table-cell>
          <table:table-cell table:style-name="ce15" office:value-type="string">
            <text:p><text:s/>double</text:p>
          </table:table-cell>
          <table:table-cell table:style-name="ce15" office:value-type="string">
            <text:p><text:s/></text:p>
          </table:table-cell>
          <table:table-cell table:style-name="ce23" office:value-type="string">
            <text:p>经度</text:p>
          </table:table-cell>
          <table:table-cell table:number-columns-repeated="1020"/>
        </table:table-row>
        <table:table-row table:style-name="ro1">
          <table:table-cell table:style-name="ce4" office:value-type="string">
            <text:p>latitude</text:p>
          </table:table-cell>
          <table:table-cell table:style-name="ce15" office:value-type="string">
            <text:p><text:s/>double</text:p>
          </table:table-cell>
          <table:table-cell table:style-name="ce15" office:value-type="string">
            <text:p><text:s/></text:p>
          </table:table-cell>
          <table:table-cell table:style-name="ce23" office:value-type="string">
            <text:p>纬度</text:p>
          </table:table-cell>
          <table:table-cell table:number-columns-repeated="1020"/>
        </table:table-row>
        <table:table-row table:style-name="ro1">
          <table:table-cell table:style-name="ce4" office:value-type="string">
            <text:p>geohash</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location_desc</text:p>
          </table:table-cell>
          <table:table-cell table:style-name="ce15" office:value-type="string">
            <text:p><text:s/>varchar</text:p>
          </table:table-cell>
          <table:table-cell table:style-name="ce15" office:value-type="string">
            <text:p><text:s/></text:p>
          </table:table-cell>
          <table:table-cell table:style-name="ce23" office:value-type="string">
            <text:p>店铺位置描述</text:p>
          </table:table-cell>
          <table:table-cell table:number-columns-repeated="1020"/>
        </table:table-row>
        <table:table-row table:style-name="ro1">
          <table:table-cell table:style-name="ce4" office:value-type="string">
            <text:p>location_mark</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owner_name</text:p>
          </table:table-cell>
          <table:table-cell table:style-name="ce15" office:value-type="string">
            <text:p><text:s/>varchar</text:p>
          </table:table-cell>
          <table:table-cell table:style-name="ce15" office:value-type="string">
            <text:p><text:s/></text:p>
          </table:table-cell>
          <table:table-cell table:style-name="ce23" office:value-type="string">
            <text:p>店长姓名</text:p>
          </table:table-cell>
          <table:table-cell table:number-columns-repeated="1020"/>
        </table:table-row>
        <table:table-row table:style-name="ro1">
          <table:table-cell table:style-name="ce4" office:value-type="string">
            <text:p>owner_tel</text:p>
          </table:table-cell>
          <table:table-cell table:style-name="ce15" office:value-type="string">
            <text:p><text:s/>varchar</text:p>
          </table:table-cell>
          <table:table-cell table:style-name="ce15" office:value-type="string">
            <text:p><text:s/></text:p>
          </table:table-cell>
          <table:table-cell table:style-name="ce23" office:value-type="string">
            <text:p>店长电话号码</text:p>
          </table:table-cell>
          <table:table-cell table:number-columns-repeated="1020"/>
        </table:table-row>
        <table:table-row table:style-name="ro1">
          <table:table-cell table:style-name="ce4" office:value-type="string">
            <text:p>cert_images</text:p>
          </table:table-cell>
          <table:table-cell table:style-name="ce15" office:value-type="string">
            <text:p><text:s/>varchar</text:p>
          </table:table-cell>
          <table:table-cell table:style-name="ce15" office:value-type="string">
            <text:p><text:s/></text:p>
          </table:table-cell>
          <table:table-cell table:style-name="ce23" office:value-type="string">
            <text:p>营业执照</text:p>
          </table:table-cell>
          <table:table-cell table:number-columns-repeated="1020"/>
        </table:table-row>
        <table:table-row table:style-name="ro1">
          <table:table-cell table:style-name="ce4" office:value-type="string">
            <text:p>open_time</text:p>
          </table:table-cell>
          <table:table-cell table:style-name="ce15" office:value-type="string">
            <text:p><text:s/>varchar</text:p>
          </table:table-cell>
          <table:table-cell table:style-name="ce15" office:value-type="string">
            <text:p><text:s/></text:p>
          </table:table-cell>
          <table:table-cell table:style-name="ce23" office:value-type="string">
            <text:p>营业时间</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4">
          <table:table-cell table:style-name="ce4" office:value-type="string">
            <text:p>shop_type</text:p>
          </table:table-cell>
          <table:table-cell table:style-name="ce15" office:value-type="string">
            <text:p><text:s/>smallint</text:p>
          </table:table-cell>
          <table:table-cell table:style-name="ce15" office:value-type="string">
            <text:p><text:s/></text:p>
          </table:table-cell>
          <table:table-cell table:style-name="ce23" office:value-type="string">
            <text:p>商户类型 </text:p>
            <text:p>(在系统内，实际上是商户的资金账户类型，决定了商户下单费用结算类型) </text:p>
            <text:p>1: 普通; <text:s text:c="2"/>2 月结</text:p>
          </table:table-cell>
          <table:table-cell table:number-columns-repeated="1020"/>
        </table:table-row>
        <table:table-row table:style-name="ro1">
          <table:table-cell table:style-name="ce5" office:value-type="string">
            <text:p>subscriber_tel</text:p>
          </table:table-cell>
          <table:table-cell table:style-name="ce16" office:value-type="string">
            <text:p><text:s/>varchar</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tliple_shop(连锁商户)</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brand</text:p>
          </table:table-cell>
          <table:table-cell table:style-name="ce15" office:value-type="string">
            <text:p><text:s/>int</text:p>
          </table:table-cell>
          <table:table-cell table:style-name="ce15" office:value-type="string">
            <text:p><text:s/>brand(id)</text:p>
          </table:table-cell>
          <table:table-cell table:style-name="ce23" office:value-type="string">
            <text:p>品牌</text:p>
          </table:table-cell>
          <table:table-cell table:number-columns-repeated="1020"/>
        </table:table-row>
        <table:table-row table:style-name="ro1">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连锁商户名称</text:p>
          </table:table-cell>
          <table:table-cell table:number-columns-repeated="1020"/>
        </table:table-row>
        <table:table-row table:style-name="ro1">
          <table:table-cell table:style-name="ce4" office:value-type="string">
            <text:p>owner_id</text:p>
          </table:table-cell>
          <table:table-cell table:style-name="ce15" office:value-type="string">
            <text:p><text:s/>int</text:p>
          </table:table-cell>
          <table:table-cell table:style-name="ce15" office:value-type="string">
            <text:p><text:s/></text:p>
          </table:table-cell>
          <table:table-cell table:style-name="ce23" office:value-type="string">
            <text:p>连锁商户所有者</text:p>
          </table:table-cell>
          <table:table-cell table:number-columns-repeated="1020"/>
        </table:table-row>
        <table:table-row table:style-name="ro1">
          <table:table-cell table:style-name="ce4" office:value-type="string">
            <text:p>logo</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phone</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owner_name</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owner_tel</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ity</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ity_code</text:p>
          </table:table-cell>
          <table:table-cell table:style-name="ce15" office:value-type="string">
            <text:p><text:s/>big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settle_day</text:p>
          </table:table-cell>
          <table:table-cell table:style-name="ce15" office:value-type="string">
            <text:p><text:s/>smallint</text:p>
          </table:table-cell>
          <table:table-cell table:style-name="ce15" office:value-type="string">
            <text:p><text:s/></text:p>
          </table:table-cell>
          <table:table-cell table:style-name="ce23" office:value-type="string">
            <text:p>结算日</text:p>
          </table:table-cell>
          <table:table-cell table:number-columns-repeated="1020"/>
        </table:table-row>
        <table:table-row table:style-name="ro1">
          <table:table-cell table:style-name="ce4" office:value-type="string">
            <text:p>activated</text:p>
          </table:table-cell>
          <table:table-cell table:style-name="ce15" office:value-type="string">
            <text:p><text:s/>tinyint</text:p>
          </table:table-cell>
          <table:table-cell table:style-name="ce15" office:value-type="string">
            <text:p><text:s/></text:p>
          </table:table-cell>
          <table:table-cell table:style-name="ce23" office:value-type="string">
            <text:p>是否激活</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5" office:value-type="string">
            <text:p>owner_email</text:p>
          </table:table-cell>
          <table:table-cell table:style-name="ce16" office:value-type="string">
            <text:p><text:s/>varchar</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ltiple_shop_relation（连锁店铺映射表）</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multiple_shop</text:p>
          </table:table-cell>
          <table:table-cell table:style-name="ce15" office:value-type="string">
            <text:p><text:s/>int</text:p>
          </table:table-cell>
          <table:table-cell table:style-name="ce15" office:value-type="string">
            <text:p><text:s/>mutliple_shop(id)</text:p>
          </table:table-cell>
          <table:table-cell table:style-name="ce23" office:value-type="string">
            <text:p><text:s/></text:p>
          </table:table-cell>
          <table:table-cell table:number-columns-repeated="1020"/>
        </table:table-row>
        <table:table-row table:style-name="ro1">
          <table:table-cell table:style-name="ce4" office:value-type="string">
            <text:p>shop</text:p>
          </table:table-cell>
          <table:table-cell table:style-name="ce15" office:value-type="string">
            <text:p><text:s/>int</text:p>
          </table:table-cell>
          <table:table-cell table:style-name="ce15" office:value-type="string">
            <text:p><text:s/>shop(id)</text:p>
          </table:table-cell>
          <table:table-cell table:style-name="ce23" office:value-type="string">
            <text:p><text:s/></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5" office:value-type="string">
            <text:p>deleted</text:p>
          </table:table-cell>
          <table:table-cell table:style-name="ce16" office:value-type="string">
            <text:p><text:s/>tinyint</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rand(品牌)</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image</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desc</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stores_num</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ity</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ity_code</text:p>
          </table:table-cell>
          <table:table-cell table:style-name="ce15" office:value-type="string">
            <text:p><text:s/>big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5" office:value-type="string">
            <text:p>deleted</text:p>
          </table:table-cell>
          <table:table-cell table:style-name="ce16" office:value-type="string">
            <text:p><text:s/>tinyint</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1" table:number-rows-repeated="1048460">
          <table:table-cell table:number-columns-repeated="1024"/>
        </table:table-row>
        <table:table-row table:style-name="ro1">
          <table:table-cell table:number-columns-repeated="1024"/>
        </table:table-row>
      </table:table>
      <table:table table:name="ORDER" table:style-name="ta1" table:print="false">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5" table:number-columns-repeated="1020" table:default-cell-style-name="ce6"/>
        <table:table-row table:style-name="ro5">
          <table:table-cell table:style-name="ce29" office:value-type="string">
            <text:p>CommodityOrder</text:p>
          </table:table-cell>
          <table:table-cell table:style-name="ce36" office:value-type="string">
            <text:p><text:s/>(顾客代购单)</text:p>
          </table:table-cell>
          <table:table-cell table:number-columns-repeated="1022"/>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30" office:value-type="string">
            <text:p>id</text:p>
          </table:table-cell>
          <table:table-cell table:style-name="ce37" office:value-type="string">
            <text:p>int</text:p>
          </table:table-cell>
          <table:table-cell table:style-name="ce44"/>
          <table:table-cell table:style-name="ce47"/>
          <table:table-cell table:style-name="ce52" table:number-columns-repeated="1020"/>
        </table:table-row>
        <table:table-row table:style-name="ro1">
          <table:table-cell table:style-name="ce4" office:value-type="string">
            <text:p>num</text:p>
          </table:table-cell>
          <table:table-cell table:style-name="ce38" office:value-type="string">
            <text:p>int</text:p>
          </table:table-cell>
          <table:table-cell table:style-name="ce15"/>
          <table:table-cell table:style-name="ce23" office:value-type="string">
            <text:p>订单号</text:p>
          </table:table-cell>
          <table:table-cell table:number-columns-repeated="1020"/>
        </table:table-row>
        <table:table-row table:style-name="ro1">
          <table:table-cell table:style-name="ce4" office:value-type="string">
            <text:p>app_id</text:p>
          </table:table-cell>
          <table:table-cell table:style-name="ce15" office:value-type="string">
            <text:p>int</text:p>
          </table:table-cell>
          <table:table-cell table:style-name="ce15"/>
          <table:table-cell table:style-name="ce23"/>
          <table:table-cell table:number-columns-repeated="1020"/>
        </table:table-row>
        <table:table-row table:style-name="ro1">
          <table:table-cell table:style-name="ce4" office:value-type="string">
            <text:p>desc</text:p>
          </table:table-cell>
          <table:table-cell table:style-name="ce15" office:value-type="string">
            <text:p>char</text:p>
          </table:table-cell>
          <table:table-cell table:style-name="ce15"/>
          <table:table-cell table:style-name="ce23" office:value-type="string">
            <text:p>订单描述</text:p>
          </table:table-cell>
          <table:table-cell table:number-columns-repeated="1020"/>
        </table:table-row>
        <table:table-row table:style-name="ro1">
          <table:table-cell table:style-name="ce4" office:value-type="string">
            <text:p>tdd_num</text:p>
          </table:table-cell>
          <table:table-cell table:style-name="ce15" office:value-type="string">
            <text:p>char</text:p>
          </table:table-cell>
          <table:table-cell table:style-name="ce15"/>
          <table:table-cell table:style-name="ce23" office:value-type="string">
            <text:p>淘点点订单号</text:p>
          </table:table-cell>
          <table:table-cell table:number-columns-repeated="1020"/>
        </table:table-row>
        <table:table-row table:style-name="ro1">
          <table:table-cell table:style-name="ce4" office:value-type="string">
            <text:p>creator</text:p>
          </table:table-cell>
          <table:table-cell table:style-name="ce15" office:value-type="string">
            <text:p>int</text:p>
          </table:table-cell>
          <table:table-cell table:style-name="ce15"/>
          <table:table-cell table:style-name="ce23" office:value-type="string">
            <text:p>下单人</text:p>
          </table:table-cell>
          <table:table-cell table:number-columns-repeated="1020"/>
        </table:table-row>
        <table:table-row table:style-name="ro1">
          <table:table-cell table:style-name="ce4" office:value-type="string">
            <text:p>deliver</text:p>
          </table:table-cell>
          <table:table-cell table:style-name="ce15" office:value-type="string">
            <text:p>int</text:p>
          </table:table-cell>
          <table:table-cell table:style-name="ce15"/>
          <table:table-cell table:style-name="ce23" office:value-type="string">
            <text:p>风先生</text:p>
          </table:table-cell>
          <table:table-cell table:number-columns-repeated="1020"/>
        </table:table-row>
        <table:table-row table:style-name="ro1">
          <table:table-cell table:style-name="ce4" office:value-type="string">
            <text:p>order_latitude</text:p>
          </table:table-cell>
          <table:table-cell table:style-name="ce15" office:value-type="string">
            <text:p>float</text:p>
          </table:table-cell>
          <table:table-cell table:style-name="ce15"/>
          <table:table-cell table:style-name="ce23"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5" office:value-type="string">
            <text:p>float</text:p>
          </table:table-cell>
          <table:table-cell table:style-name="ce15"/>
          <table:table-cell table:style-name="ce23"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5" office:value-type="string">
            <text:p>char</text:p>
          </table:table-cell>
          <table:table-cell table:style-name="ce15"/>
          <table:table-cell table:style-name="ce23" office:value-type="string">
            <text:p>下单位置hash</text:p>
          </table:table-cell>
          <table:table-cell table:number-columns-repeated="1020"/>
        </table:table-row>
        <table:table-row table:style-name="ro6">
          <table:table-cell table:style-name="ce4" office:value-type="string">
            <text:p>status</text:p>
          </table:table-cell>
          <table:table-cell table:style-name="ce15" office:value-type="string">
            <text:p>char</text:p>
          </table:table-cell>
          <table:table-cell table:style-name="ce15"/>
          <table:table-cell table:style-name="ce23"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5" office:value-type="string">
            <text:p>int</text:p>
          </table:table-cell>
          <table:table-cell table:style-name="ce15"/>
          <table:table-cell table:style-name="ce23"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5" office:value-type="string">
            <text:p>float</text:p>
          </table:table-cell>
          <table:table-cell table:style-name="ce15"/>
          <table:table-cell table:style-name="ce23" office:value-type="string">
            <text:p>配送小费</text:p>
          </table:table-cell>
          <table:table-cell table:number-columns-repeated="1020"/>
        </table:table-row>
        <table:table-row table:style-name="ro1">
          <table:table-cell table:style-name="ce4" office:value-type="string">
            <text:p>money</text:p>
          </table:table-cell>
          <table:table-cell table:style-name="ce15" office:value-type="string">
            <text:p>float</text:p>
          </table:table-cell>
          <table:table-cell table:style-name="ce15"/>
          <table:table-cell table:style-name="ce23" office:value-type="string">
            <text:p>商品总金额</text:p>
          </table:table-cell>
          <table:table-cell table:number-columns-repeated="1020"/>
        </table:table-row>
        <table:table-row table:style-name="ro1">
          <table:table-cell table:style-name="ce31" office:value-type="string">
            <text:p>deliver_money</text:p>
          </table:table-cell>
          <table:table-cell table:style-name="ce39" office:value-type="string">
            <text:p>float</text:p>
          </table:table-cell>
          <table:table-cell table:style-name="ce39"/>
          <table:table-cell table:style-name="ce48" office:value-type="string">
            <text:p>提货总金额</text:p>
          </table:table-cell>
          <table:table-cell table:number-columns-repeated="1020"/>
        </table:table-row>
        <table:table-row table:style-name="ro1">
          <table:table-cell table:style-name="ce4" office:value-type="string">
            <text:p>unpaid</text:p>
          </table:table-cell>
          <table:table-cell table:style-name="ce15" office:value-type="string">
            <text:p>float</text:p>
          </table:table-cell>
          <table:table-cell table:style-name="ce15"/>
          <table:table-cell table:style-name="ce23" office:value-type="string">
            <text:p>剩余未支付金额</text:p>
          </table:table-cell>
          <table:table-cell table:number-columns-repeated="1020"/>
        </table:table-row>
        <table:table-row table:style-name="ro1">
          <table:table-cell table:style-name="ce4" office:value-type="string">
            <text:p>to_state</text:p>
          </table:table-cell>
          <table:table-cell table:style-name="ce15" table:number-columns-repeated="2"/>
          <table:table-cell table:style-name="ce23" office:value-type="string">
            <text:p>省（收件）</text:p>
          </table:table-cell>
          <table:table-cell table:number-columns-repeated="1020"/>
        </table:table-row>
        <table:table-row table:style-name="ro1">
          <table:table-cell table:style-name="ce4" office:value-type="string">
            <text:p>to_city</text:p>
          </table:table-cell>
          <table:table-cell table:style-name="ce15" table:number-columns-repeated="2"/>
          <table:table-cell table:style-name="ce23" office:value-type="string">
            <text:p>市（收件）</text:p>
          </table:table-cell>
          <table:table-cell table:number-columns-repeated="1020"/>
        </table:table-row>
        <table:table-row table:style-name="ro1">
          <table:table-cell table:style-name="ce4" office:value-type="string">
            <text:p>to_district</text:p>
          </table:table-cell>
          <table:table-cell table:style-name="ce15" table:number-columns-repeated="2"/>
          <table:table-cell table:style-name="ce23" office:value-type="string">
            <text:p>区（收件）</text:p>
          </table:table-cell>
          <table:table-cell table:number-columns-repeated="1020"/>
        </table:table-row>
        <table:table-row table:style-name="ro1">
          <table:table-cell table:style-name="ce4" office:value-type="string">
            <text:p>to_street</text:p>
          </table:table-cell>
          <table:table-cell table:style-name="ce15" table:number-columns-repeated="2"/>
          <table:table-cell table:style-name="ce23" office:value-type="string">
            <text:p>街道（收件）</text:p>
          </table:table-cell>
          <table:table-cell table:number-columns-repeated="1020"/>
        </table:table-row>
        <table:table-row table:style-name="ro1">
          <table:table-cell table:style-name="ce4" office:value-type="string">
            <text:p>to_name</text:p>
          </table:table-cell>
          <table:table-cell table:style-name="ce15" table:number-columns-repeated="2"/>
          <table:table-cell table:style-name="ce23"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5" table:number-columns-repeated="2"/>
          <table:table-cell table:style-name="ce23" office:value-type="string">
            <text:p>电话（收件）</text:p>
          </table:table-cell>
          <table:table-cell table:number-columns-repeated="1020"/>
        </table:table-row>
        <table:table-row table:style-name="ro1">
          <table:table-cell table:style-name="ce4" office:value-type="string">
            <text:p>to_latitude</text:p>
          </table:table-cell>
          <table:table-cell table:style-name="ce15" table:number-columns-repeated="2"/>
          <table:table-cell table:style-name="ce23" office:value-type="string">
            <text:p>纬度（收件）</text:p>
          </table:table-cell>
          <table:table-cell table:number-columns-repeated="1020"/>
        </table:table-row>
        <table:table-row table:style-name="ro1">
          <table:table-cell table:style-name="ce4" office:value-type="string">
            <text:p>to_longitude</text:p>
          </table:table-cell>
          <table:table-cell table:style-name="ce15" table:number-columns-repeated="2"/>
          <table:table-cell table:style-name="ce23" office:value-type="string">
            <text:p>经度（收件）</text:p>
          </table:table-cell>
          <table:table-cell table:number-columns-repeated="1020"/>
        </table:table-row>
        <table:table-row table:style-name="ro2">
          <table:table-cell table:style-name="ce4" office:value-type="string">
            <text:p>to_geohash</text:p>
          </table:table-cell>
          <table:table-cell table:style-name="ce15" table:number-columns-repeated="2"/>
          <table:table-cell table:style-name="ce23" office:value-type="string">
            <text:p>位置hash（收件）</text:p>
          </table:table-cell>
          <table:table-cell table:number-columns-repeated="1020"/>
        </table:table-row>
        <table:table-row table:style-name="ro1">
          <table:table-cell table:style-name="ce31" office:value-type="string">
            <text:p>talk_stream</text:p>
          </table:table-cell>
          <table:table-cell table:style-name="ce39" table:number-columns-repeated="2"/>
          <table:table-cell table:style-name="ce48" office:value-type="string">
            <text:p>对话流编号</text:p>
          </table:table-cell>
          <table:table-cell table:number-columns-repeated="1020"/>
        </table:table-row>
        <table:table-row table:style-name="ro1">
          <table:table-cell table:style-name="ce4" office:value-type="string">
            <text:p>captcha</text:p>
          </table:table-cell>
          <table:table-cell table:style-name="ce15" table:number-columns-repeated="2"/>
          <table:table-cell table:style-name="ce23"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5" table:number-columns-repeated="2"/>
          <table:table-cell table:style-name="ce23"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5" table:number-columns-repeated="2"/>
          <table:table-cell table:style-name="ce23" office:value-type="string">
            <text:p>备注内容</text:p>
          </table:table-cell>
          <table:table-cell table:number-columns-repeated="1020"/>
        </table:table-row>
        <table:table-row table:style-name="ro1">
          <table:table-cell table:style-name="ce4" office:value-type="string">
            <text:p>start_time</text:p>
          </table:table-cell>
          <table:table-cell table:style-name="ce15" table:number-columns-repeated="2"/>
          <table:table-cell table:style-name="ce23" office:value-type="string">
            <text:p>预约开始时间</text:p>
          </table:table-cell>
          <table:table-cell table:number-columns-repeated="1020"/>
        </table:table-row>
        <table:table-row table:style-name="ro2">
          <table:table-cell table:style-name="ce4" office:value-type="string">
            <text:p>end_time</text:p>
          </table:table-cell>
          <table:table-cell table:style-name="ce15" table:number-columns-repeated="2"/>
          <table:table-cell table:style-name="ce23" office:value-type="string">
            <text:p>预约结束时间, 超过这个时间就应该关闭订单</text:p>
          </table:table-cell>
          <table:table-cell table:number-columns-repeated="1020"/>
        </table:table-row>
        <table:table-row table:style-name="ro1">
          <table:table-cell table:style-name="ce4" office:value-type="string">
            <text:p>create_time</text:p>
          </table:table-cell>
          <table:table-cell table:style-name="ce15" table:number-columns-repeated="2"/>
          <table:table-cell table:style-name="ce23" office:value-type="string">
            <text:p>下单时间</text:p>
          </table:table-cell>
          <table:table-cell table:number-columns-repeated="1020"/>
        </table:table-row>
        <table:table-row table:style-name="ro1">
          <table:table-cell table:style-name="ce4" office:value-type="string">
            <text:p>update_time</text:p>
          </table:table-cell>
          <table:table-cell table:style-name="ce15" table:number-columns-repeated="2"/>
          <table:table-cell table:style-name="ce23" office:value-type="string">
            <text:p>更新时间</text:p>
          </table:table-cell>
          <table:table-cell table:number-columns-repeated="1020"/>
        </table:table-row>
        <table:table-row table:style-name="ro1">
          <table:table-cell table:style-name="ce4" office:value-type="string">
            <text:p>pay_time</text:p>
          </table:table-cell>
          <table:table-cell table:style-name="ce15" table:number-columns-repeated="2"/>
          <table:table-cell table:style-name="ce23" office:value-type="string">
            <text:p>支付时间</text:p>
          </table:table-cell>
          <table:table-cell table:number-columns-repeated="1020"/>
        </table:table-row>
        <table:table-row table:style-name="ro2">
          <table:table-cell table:style-name="ce4" office:value-type="string">
            <text:p>adopt_time</text:p>
          </table:table-cell>
          <table:table-cell table:style-name="ce15" table:number-columns-repeated="2"/>
          <table:table-cell table:style-name="ce23"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6" table:number-columns-repeated="2"/>
          <table:table-cell table:style-name="ce24" office:value-type="string">
            <text:p>完成/关闭时间</text:p>
          </table:table-cell>
          <table:table-cell table:number-columns-repeated="1020"/>
        </table:table-row>
        <table:table-row table:style-name="ro1">
          <table:table-cell table:style-name="ce5" office:value-type="string">
            <text:p>where</text:p>
          </table:table-cell>
          <table:table-cell table:style-name="ce16" office:value-type="string">
            <text:p>varchar</text:p>
          </table:table-cell>
          <table:table-cell table:style-name="ce16"/>
          <table:table-cell table:style-name="ce24"/>
          <table:table-cell table:number-columns-repeated="1020"/>
        </table:table-row>
        <table:table-row table:style-name="ro1">
          <table:table-cell table:style-name="ce5" office:value-type="string">
            <text:p>admin_remark</text:p>
          </table:table-cell>
          <table:table-cell table:style-name="ce16" office:value-type="string">
            <text:p>varchar</text:p>
          </table:table-cell>
          <table:table-cell table:style-name="ce16"/>
          <table:table-cell table:style-name="ce24"/>
          <table:table-cell table:number-columns-repeated="1020"/>
        </table:table-row>
        <table:table-row table:style-name="ro1" table:number-rows-repeated="2">
          <table:table-cell table:number-columns-repeated="1024"/>
        </table:table-row>
        <table:table-row table:style-name="ro2">
          <table:table-cell table:style-name="ce29" office:value-type="string">
            <text:p>QuickMerchantOrder</text:p>
          </table:table-cell>
          <table:table-cell office:value-type="string">
            <text:p><text:s/>(商家呼叫单)</text:p>
          </table:table-cell>
          <table:table-cell table:number-columns-repeated="1022"/>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32" office:value-type="string">
            <text:p>id</text:p>
          </table:table-cell>
          <table:table-cell table:style-name="ce40" office:value-type="string">
            <text:p>int</text:p>
          </table:table-cell>
          <table:table-cell table:style-name="ce45"/>
          <table:table-cell table:style-name="ce49"/>
          <table:table-cell table:number-columns-repeated="1020"/>
        </table:table-row>
        <table:table-row table:style-name="ro1">
          <table:table-cell table:style-name="ce4" office:value-type="string">
            <text:p>num</text:p>
          </table:table-cell>
          <table:table-cell table:style-name="ce15" office:value-type="string">
            <text:p>int</text:p>
          </table:table-cell>
          <table:table-cell table:style-name="ce15"/>
          <table:table-cell table:style-name="ce23" office:value-type="string">
            <text:p>订单号</text:p>
          </table:table-cell>
          <table:table-cell table:number-columns-repeated="1020"/>
        </table:table-row>
        <table:table-row table:style-name="ro1">
          <table:table-cell table:style-name="ce4" office:value-type="string">
            <text:p>app_id</text:p>
          </table:table-cell>
          <table:table-cell table:style-name="ce15" office:value-type="string">
            <text:p>int</text:p>
          </table:table-cell>
          <table:table-cell table:style-name="ce15"/>
          <table:table-cell table:style-name="ce23"/>
          <table:table-cell table:number-columns-repeated="1020"/>
        </table:table-row>
        <table:table-row table:style-name="ro1">
          <table:table-cell table:style-name="ce4" office:value-type="string">
            <text:p>desc</text:p>
          </table:table-cell>
          <table:table-cell table:style-name="ce15" office:value-type="string">
            <text:p>char</text:p>
          </table:table-cell>
          <table:table-cell table:style-name="ce15"/>
          <table:table-cell table:style-name="ce23" office:value-type="string">
            <text:p>订单描述</text:p>
          </table:table-cell>
          <table:table-cell table:number-columns-repeated="1020"/>
        </table:table-row>
        <table:table-row table:style-name="ro1">
          <table:table-cell table:style-name="ce4" office:value-type="string">
            <text:p>creator</text:p>
          </table:table-cell>
          <table:table-cell table:style-name="ce15" office:value-type="string">
            <text:p>int</text:p>
          </table:table-cell>
          <table:table-cell table:style-name="ce15"/>
          <table:table-cell table:style-name="ce23" office:value-type="string">
            <text:p>下单人</text:p>
          </table:table-cell>
          <table:table-cell table:number-columns-repeated="1020"/>
        </table:table-row>
        <table:table-row table:style-name="ro1">
          <table:table-cell table:style-name="ce4" office:value-type="string">
            <text:p>deliver</text:p>
          </table:table-cell>
          <table:table-cell table:style-name="ce15" office:value-type="string">
            <text:p>int</text:p>
          </table:table-cell>
          <table:table-cell table:style-name="ce15"/>
          <table:table-cell table:style-name="ce23" office:value-type="string">
            <text:p>风先生</text:p>
          </table:table-cell>
          <table:table-cell table:number-columns-repeated="1020"/>
        </table:table-row>
        <table:table-row table:style-name="ro7">
          <table:table-cell table:style-name="ce31" office:value-type="string">
            <text:p>type</text:p>
          </table:table-cell>
          <table:table-cell table:style-name="ce39" office:value-type="string">
            <text:p>int</text:p>
          </table:table-cell>
          <table:table-cell table:style-name="ce39"/>
          <table:table-cell table:style-name="ce48" office:value-type="string">
            <text:p>订单子类型</text:p>
            <text:p>QUICK_NORMAL_ORDER_CODE = 1601</text:p>
            <text:p>QUICK_CALL_ORDER_CODE = 1602 </text:p>
          </table:table-cell>
          <table:table-cell table:number-columns-repeated="1020"/>
        </table:table-row>
        <table:table-row table:style-name="ro8">
          <table:table-cell table:style-name="ce4" office:value-type="string">
            <text:p>status</text:p>
          </table:table-cell>
          <table:table-cell table:style-name="ce15" office:value-type="string">
            <text:p>char</text:p>
          </table:table-cell>
          <table:table-cell table:style-name="ce15"/>
          <table:table-cell table:style-name="ce23"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5" office:value-type="string">
            <text:p>int</text:p>
          </table:table-cell>
          <table:table-cell table:style-name="ce15"/>
          <table:table-cell table:style-name="ce23"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5" office:value-type="string">
            <text:p>float</text:p>
          </table:table-cell>
          <table:table-cell table:style-name="ce15"/>
          <table:table-cell table:style-name="ce23" office:value-type="string">
            <text:p>配送小费</text:p>
          </table:table-cell>
          <table:table-cell table:number-columns-repeated="1020"/>
        </table:table-row>
        <table:table-row table:style-name="ro1">
          <table:table-cell table:style-name="ce4" office:value-type="string">
            <text:p>to_state</text:p>
          </table:table-cell>
          <table:table-cell table:style-name="ce15" table:number-columns-repeated="2"/>
          <table:table-cell table:style-name="ce23" office:value-type="string">
            <text:p>省（收件）</text:p>
          </table:table-cell>
          <table:table-cell table:number-columns-repeated="1020"/>
        </table:table-row>
        <table:table-row table:style-name="ro1">
          <table:table-cell table:style-name="ce4" office:value-type="string">
            <text:p>to_city</text:p>
          </table:table-cell>
          <table:table-cell table:style-name="ce15" table:number-columns-repeated="2"/>
          <table:table-cell table:style-name="ce23" office:value-type="string">
            <text:p>市（收件）</text:p>
          </table:table-cell>
          <table:table-cell table:number-columns-repeated="1020"/>
        </table:table-row>
        <table:table-row table:style-name="ro1">
          <table:table-cell table:style-name="ce4" office:value-type="string">
            <text:p>to_district</text:p>
          </table:table-cell>
          <table:table-cell table:style-name="ce15" table:number-columns-repeated="2"/>
          <table:table-cell table:style-name="ce23" office:value-type="string">
            <text:p>区（收件）</text:p>
          </table:table-cell>
          <table:table-cell table:number-columns-repeated="1020"/>
        </table:table-row>
        <table:table-row table:style-name="ro1">
          <table:table-cell table:style-name="ce4" office:value-type="string">
            <text:p>to_street</text:p>
          </table:table-cell>
          <table:table-cell table:style-name="ce15" table:number-columns-repeated="2"/>
          <table:table-cell table:style-name="ce23" office:value-type="string">
            <text:p>街道（收件）</text:p>
          </table:table-cell>
          <table:table-cell table:number-columns-repeated="1020"/>
        </table:table-row>
        <table:table-row table:style-name="ro1">
          <table:table-cell table:style-name="ce4" office:value-type="string">
            <text:p>to_name</text:p>
          </table:table-cell>
          <table:table-cell table:style-name="ce15" table:number-columns-repeated="2"/>
          <table:table-cell table:style-name="ce23"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5" table:number-columns-repeated="2"/>
          <table:table-cell table:style-name="ce23" office:value-type="string">
            <text:p>电话（收件）</text:p>
          </table:table-cell>
          <table:table-cell table:number-columns-repeated="1020"/>
        </table:table-row>
        <table:table-row table:style-name="ro1">
          <table:table-cell table:style-name="ce4" office:value-type="string">
            <text:p>to_latitude</text:p>
          </table:table-cell>
          <table:table-cell table:style-name="ce15" table:number-columns-repeated="2"/>
          <table:table-cell table:style-name="ce23" office:value-type="string">
            <text:p>纬度（收件）</text:p>
          </table:table-cell>
          <table:table-cell table:number-columns-repeated="1020"/>
        </table:table-row>
        <table:table-row table:style-name="ro1">
          <table:table-cell table:style-name="ce4" office:value-type="string">
            <text:p>to_longitude</text:p>
          </table:table-cell>
          <table:table-cell table:style-name="ce15" table:number-columns-repeated="2"/>
          <table:table-cell table:style-name="ce23" office:value-type="string">
            <text:p>经度（收件）</text:p>
          </table:table-cell>
          <table:table-cell table:number-columns-repeated="1020"/>
        </table:table-row>
        <table:table-row table:style-name="ro2">
          <table:table-cell table:style-name="ce4" office:value-type="string">
            <text:p>to_geohash</text:p>
          </table:table-cell>
          <table:table-cell table:style-name="ce15" table:number-columns-repeated="2"/>
          <table:table-cell table:style-name="ce23" office:value-type="string">
            <text:p>位置hash（收件）</text:p>
          </table:table-cell>
          <table:table-cell table:number-columns-repeated="1020"/>
        </table:table-row>
        <table:table-row table:style-name="ro1">
          <table:table-cell table:style-name="ce4" office:value-type="string">
            <text:p>shop_id</text:p>
          </table:table-cell>
          <table:table-cell table:style-name="ce15" table:number-columns-repeated="2"/>
          <table:table-cell table:style-name="ce23" office:value-type="string">
            <text:p>商店编号</text:p>
          </table:table-cell>
          <table:table-cell table:number-columns-repeated="1020"/>
        </table:table-row>
        <table:table-row table:style-name="ro1">
          <table:table-cell table:style-name="ce4" office:value-type="string">
            <text:p>shop_name</text:p>
          </table:table-cell>
          <table:table-cell table:style-name="ce15" table:number-columns-repeated="2"/>
          <table:table-cell table:style-name="ce23" office:value-type="string">
            <text:p>联系人（商店）</text:p>
          </table:table-cell>
          <table:table-cell table:number-columns-repeated="1020"/>
        </table:table-row>
        <table:table-row table:style-name="ro1">
          <table:table-cell table:style-name="ce4" office:value-type="string">
            <text:p>shop_category</text:p>
          </table:table-cell>
          <table:table-cell table:style-name="ce15" table:number-columns-repeated="2"/>
          <table:table-cell table:style-name="ce23" office:value-type="string">
            <text:p>店铺分类（商店）</text:p>
          </table:table-cell>
          <table:table-cell table:number-columns-repeated="1020"/>
        </table:table-row>
        <table:table-row table:style-name="ro1">
          <table:table-cell table:style-name="ce4" office:value-type="string">
            <text:p>shop_telephone</text:p>
          </table:table-cell>
          <table:table-cell table:style-name="ce15" table:number-columns-repeated="2"/>
          <table:table-cell table:style-name="ce23" office:value-type="string">
            <text:p>电话（商店）</text:p>
          </table:table-cell>
          <table:table-cell table:number-columns-repeated="1020"/>
        </table:table-row>
        <table:table-row table:style-name="ro1">
          <table:table-cell table:style-name="ce4" office:value-type="string">
            <text:p>shop_location</text:p>
          </table:table-cell>
          <table:table-cell table:style-name="ce15" table:number-columns-repeated="2"/>
          <table:table-cell table:style-name="ce23" office:value-type="string">
            <text:p>地址（商店）</text:p>
          </table:table-cell>
          <table:table-cell table:number-columns-repeated="1020"/>
        </table:table-row>
        <table:table-row table:style-name="ro1">
          <table:table-cell table:style-name="ce4" office:value-type="string">
            <text:p>shop_latitude</text:p>
          </table:table-cell>
          <table:table-cell table:style-name="ce15" table:number-columns-repeated="2"/>
          <table:table-cell table:style-name="ce23" office:value-type="string">
            <text:p>纬度（商店）</text:p>
          </table:table-cell>
          <table:table-cell table:number-columns-repeated="1020"/>
        </table:table-row>
        <table:table-row table:style-name="ro1">
          <table:table-cell table:style-name="ce4" office:value-type="string">
            <text:p>shop_longitude</text:p>
          </table:table-cell>
          <table:table-cell table:style-name="ce15" table:number-columns-repeated="2"/>
          <table:table-cell table:style-name="ce23" office:value-type="string">
            <text:p>经度（商店）</text:p>
          </table:table-cell>
          <table:table-cell table:number-columns-repeated="1020"/>
        </table:table-row>
        <table:table-row table:style-name="ro2">
          <table:table-cell table:style-name="ce4" office:value-type="string">
            <text:p>shop_geohash</text:p>
          </table:table-cell>
          <table:table-cell table:style-name="ce15" table:number-columns-repeated="2"/>
          <table:table-cell table:style-name="ce23" office:value-type="string">
            <text:p>位置hash（商店）</text:p>
          </table:table-cell>
          <table:table-cell table:number-columns-repeated="1020"/>
        </table:table-row>
        <table:table-row table:style-name="ro1">
          <table:table-cell table:style-name="ce4" office:value-type="string">
            <text:p>captcha</text:p>
          </table:table-cell>
          <table:table-cell table:style-name="ce15" table:number-columns-repeated="2"/>
          <table:table-cell table:style-name="ce23"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5" office:value-type="string">
            <text:p>int</text:p>
          </table:table-cell>
          <table:table-cell table:style-name="ce15"/>
          <table:table-cell table:style-name="ce23"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5" office:value-type="string">
            <text:p>varchar</text:p>
          </table:table-cell>
          <table:table-cell table:style-name="ce15"/>
          <table:table-cell table:style-name="ce23" office:value-type="string">
            <text:p>备注内容</text:p>
          </table:table-cell>
          <table:table-cell table:number-columns-repeated="1020"/>
        </table:table-row>
        <table:table-row table:style-name="ro1">
          <table:table-cell table:style-name="ce4" office:value-type="string">
            <text:p>start_time</text:p>
          </table:table-cell>
          <table:table-cell table:style-name="ce15" office:value-type="string">
            <text:p>datetime</text:p>
          </table:table-cell>
          <table:table-cell table:style-name="ce15"/>
          <table:table-cell table:style-name="ce23"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5" office:value-type="string">
            <text:p>datetime</text:p>
          </table:table-cell>
          <table:table-cell table:style-name="ce15"/>
          <table:table-cell table:style-name="ce23"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5" office:value-type="string">
            <text:p>datetime</text:p>
          </table:table-cell>
          <table:table-cell table:style-name="ce15"/>
          <table:table-cell table:style-name="ce23" office:value-type="string">
            <text:p>下单时间</text:p>
          </table:table-cell>
          <table:table-cell table:number-columns-repeated="1020"/>
        </table:table-row>
        <table:table-row table:style-name="ro1">
          <table:table-cell table:style-name="ce4" office:value-type="string">
            <text:p>update_time</text:p>
          </table:table-cell>
          <table:table-cell table:style-name="ce15" office:value-type="string">
            <text:p>datetime</text:p>
          </table:table-cell>
          <table:table-cell table:style-name="ce15"/>
          <table:table-cell table:style-name="ce23" office:value-type="string">
            <text:p>更新时间</text:p>
          </table:table-cell>
          <table:table-cell table:number-columns-repeated="1020"/>
        </table:table-row>
        <table:table-row table:style-name="ro1">
          <table:table-cell table:style-name="ce4" office:value-type="string">
            <text:p>send_time</text:p>
          </table:table-cell>
          <table:table-cell table:style-name="ce15" table:number-columns-repeated="2"/>
          <table:table-cell table:style-name="ce23" office:value-type="string">
            <text:p>开始配送时间</text:p>
          </table:table-cell>
          <table:table-cell table:number-columns-repeated="1020"/>
        </table:table-row>
        <table:table-row table:style-name="ro2">
          <table:table-cell table:style-name="ce4" office:value-type="string">
            <text:p>adopt_time</text:p>
          </table:table-cell>
          <table:table-cell table:style-name="ce15" office:value-type="string">
            <text:p>datetime</text:p>
          </table:table-cell>
          <table:table-cell table:style-name="ce15"/>
          <table:table-cell table:style-name="ce23" office:value-type="string">
            <text:p>被认领时间, 风先生接单时间</text:p>
          </table:table-cell>
          <table:table-cell table:number-columns-repeated="1020"/>
        </table:table-row>
        <table:table-row table:style-name="ro2">
          <table:table-cell table:style-name="ce4" office:value-type="string">
            <text:p>finish_time</text:p>
          </table:table-cell>
          <table:table-cell table:style-name="ce15" office:value-type="string">
            <text:p>datetime</text:p>
          </table:table-cell>
          <table:table-cell table:style-name="ce15"/>
          <table:table-cell table:style-name="ce23" office:value-type="string">
            <text:p>完成/关闭时间</text:p>
          </table:table-cell>
          <table:table-cell table:number-columns-repeated="1020"/>
        </table:table-row>
        <table:table-row table:style-name="ro1">
          <table:table-cell table:style-name="ce4" office:value-type="string">
            <text:p>where</text:p>
          </table:table-cell>
          <table:table-cell table:style-name="ce15" office:value-type="string">
            <text:p>varchar</text:p>
          </table:table-cell>
          <table:table-cell table:style-name="ce15"/>
          <table:table-cell table:style-name="ce23"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6" office:value-type="string">
            <text:p>varchar</text:p>
          </table:table-cell>
          <table:table-cell table:style-name="ce16"/>
          <table:table-cell table:style-name="ce24" office:value-type="string">
            <text:p>管理员备注</text:p>
          </table:table-cell>
          <table:table-cell table:number-columns-repeated="1020"/>
        </table:table-row>
        <table:table-row table:style-name="ro2">
          <table:table-cell table:style-name="ce5" office:value-type="string">
            <text:p>shop_type</text:p>
          </table:table-cell>
          <table:table-cell table:style-name="ce16" office:value-type="string">
            <text:p>init</text:p>
          </table:table-cell>
          <table:table-cell table:style-name="ce16"/>
          <table:table-cell table:style-name="ce24" office:value-type="string">
            <text:p>商户账单类型: <text:s/>1 实时; <text:s text:c="2"/>2: 月结</text:p>
          </table:table-cell>
          <table:table-cell table:number-columns-repeated="1020"/>
        </table:table-row>
        <table:table-row table:style-name="ro2">
          <table:table-cell table:style-name="ce5" office:value-type="string">
            <text:p>channel_id</text:p>
          </table:table-cell>
          <table:table-cell table:style-name="ce16" office:value-type="string">
            <text:p>int</text:p>
          </table:table-cell>
          <table:table-cell table:style-name="ce16"/>
          <table:table-cell table:style-name="ce24"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ext_order (文字单, 用户下单)</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num</text:p>
          </table:table-cell>
          <table:table-cell table:style-name="ce15" office:value-type="string">
            <text:p>int</text:p>
          </table:table-cell>
          <table:table-cell table:style-name="ce15"/>
          <table:table-cell table:style-name="ce23" office:value-type="string">
            <text:p>订单号</text:p>
          </table:table-cell>
          <table:table-cell table:number-columns-repeated="1020"/>
        </table:table-row>
        <table:table-row table:style-name="ro1">
          <table:table-cell table:style-name="ce4" office:value-type="string">
            <text:p>app_id</text:p>
          </table:table-cell>
          <table:table-cell table:style-name="ce15" office:value-type="string">
            <text:p>int</text:p>
          </table:table-cell>
          <table:table-cell table:style-name="ce15"/>
          <table:table-cell table:style-name="ce23"/>
          <table:table-cell table:number-columns-repeated="1020"/>
        </table:table-row>
        <table:table-row table:style-name="ro1">
          <table:table-cell table:style-name="ce4" office:value-type="string">
            <text:p>desc</text:p>
          </table:table-cell>
          <table:table-cell table:style-name="ce15" office:value-type="string">
            <text:p>char</text:p>
          </table:table-cell>
          <table:table-cell table:style-name="ce15"/>
          <table:table-cell table:style-name="ce23" office:value-type="string">
            <text:p>订单描述</text:p>
          </table:table-cell>
          <table:table-cell table:number-columns-repeated="1020"/>
        </table:table-row>
        <table:table-row table:style-name="ro1">
          <table:table-cell table:style-name="ce4" office:value-type="string">
            <text:p>tdd_num</text:p>
          </table:table-cell>
          <table:table-cell table:style-name="ce15" office:value-type="string">
            <text:p>char</text:p>
          </table:table-cell>
          <table:table-cell table:style-name="ce15"/>
          <table:table-cell table:style-name="ce23" office:value-type="string">
            <text:p>淘点点订单号</text:p>
          </table:table-cell>
          <table:table-cell table:number-columns-repeated="1020"/>
        </table:table-row>
        <table:table-row table:style-name="ro2">
          <table:table-cell table:style-name="ce4" office:value-type="string">
            <text:p>creator</text:p>
          </table:table-cell>
          <table:table-cell table:style-name="ce15" office:value-type="string">
            <text:p>int</text:p>
          </table:table-cell>
          <table:table-cell table:style-name="ce15"/>
          <table:table-cell table:style-name="ce23" office:value-type="string">
            <text:p>下单人(用户，点外卖的人)</text:p>
          </table:table-cell>
          <table:table-cell table:number-columns-repeated="1020"/>
        </table:table-row>
        <table:table-row table:style-name="ro1">
          <table:table-cell table:style-name="ce4" office:value-type="string">
            <text:p>deliver</text:p>
          </table:table-cell>
          <table:table-cell table:style-name="ce15" office:value-type="string">
            <text:p>int</text:p>
          </table:table-cell>
          <table:table-cell table:style-name="ce15"/>
          <table:table-cell table:style-name="ce23" office:value-type="string">
            <text:p>风先生</text:p>
          </table:table-cell>
          <table:table-cell table:number-columns-repeated="1020"/>
        </table:table-row>
        <table:table-row table:style-name="ro1">
          <table:table-cell table:style-name="ce4" office:value-type="string">
            <text:p>order_latitude</text:p>
          </table:table-cell>
          <table:table-cell table:style-name="ce15" office:value-type="string">
            <text:p>float</text:p>
          </table:table-cell>
          <table:table-cell table:style-name="ce15"/>
          <table:table-cell table:style-name="ce23"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5" office:value-type="string">
            <text:p>float</text:p>
          </table:table-cell>
          <table:table-cell table:style-name="ce15"/>
          <table:table-cell table:style-name="ce23"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5" office:value-type="string">
            <text:p>char</text:p>
          </table:table-cell>
          <table:table-cell table:style-name="ce15"/>
          <table:table-cell table:style-name="ce23" office:value-type="string">
            <text:p>下单位置hash</text:p>
          </table:table-cell>
          <table:table-cell table:number-columns-repeated="1020"/>
        </table:table-row>
        <table:table-row table:style-name="ro6">
          <table:table-cell table:style-name="ce4" office:value-type="string">
            <text:p>status</text:p>
          </table:table-cell>
          <table:table-cell table:style-name="ce15" office:value-type="string">
            <text:p>char</text:p>
          </table:table-cell>
          <table:table-cell table:style-name="ce15"/>
          <table:table-cell table:style-name="ce23"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5" office:value-type="string">
            <text:p>int</text:p>
          </table:table-cell>
          <table:table-cell table:style-name="ce15"/>
          <table:table-cell table:style-name="ce23"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5" office:value-type="string">
            <text:p>float</text:p>
          </table:table-cell>
          <table:table-cell table:style-name="ce15"/>
          <table:table-cell table:style-name="ce23" office:value-type="string">
            <text:p>配送小费</text:p>
          </table:table-cell>
          <table:table-cell table:number-columns-repeated="1020"/>
        </table:table-row>
        <table:table-row table:style-name="ro1">
          <table:table-cell table:style-name="ce4" office:value-type="string">
            <text:p>money</text:p>
          </table:table-cell>
          <table:table-cell table:style-name="ce15" office:value-type="string">
            <text:p>float</text:p>
          </table:table-cell>
          <table:table-cell table:style-name="ce15"/>
          <table:table-cell table:style-name="ce23" office:value-type="string">
            <text:p>商品总金额</text:p>
          </table:table-cell>
          <table:table-cell table:number-columns-repeated="1020"/>
        </table:table-row>
        <table:table-row table:style-name="ro1">
          <table:table-cell table:style-name="ce33" office:value-type="string">
            <text:p>deliver_money</text:p>
          </table:table-cell>
          <table:table-cell table:style-name="ce41" office:value-type="string">
            <text:p>float</text:p>
          </table:table-cell>
          <table:table-cell table:style-name="ce41"/>
          <table:table-cell table:style-name="ce50" office:value-type="string">
            <text:p>提货总金额</text:p>
          </table:table-cell>
          <table:table-cell table:number-columns-repeated="1020"/>
        </table:table-row>
        <table:table-row table:style-name="ro1">
          <table:table-cell table:style-name="ce4" office:value-type="string">
            <text:p>unpaid</text:p>
          </table:table-cell>
          <table:table-cell table:style-name="ce15" office:value-type="string">
            <text:p>float</text:p>
          </table:table-cell>
          <table:table-cell table:style-name="ce15"/>
          <table:table-cell table:style-name="ce23" office:value-type="string">
            <text:p>剩余未支付金额</text:p>
          </table:table-cell>
          <table:table-cell table:number-columns-repeated="1020"/>
        </table:table-row>
        <table:table-row table:style-name="ro1">
          <table:table-cell table:style-name="ce4" office:value-type="string">
            <text:p>content</text:p>
          </table:table-cell>
          <table:table-cell table:style-name="ce15" office:value-type="string">
            <text:p>char</text:p>
          </table:table-cell>
          <table:table-cell table:style-name="ce15"/>
          <table:table-cell table:style-name="ce23" office:value-type="string">
            <text:p>货物列表</text:p>
          </table:table-cell>
          <table:table-cell table:number-columns-repeated="1020"/>
        </table:table-row>
        <table:table-row table:style-name="ro1">
          <table:table-cell table:style-name="ce4" office:value-type="string">
            <text:p>shop</text:p>
          </table:table-cell>
          <table:table-cell table:style-name="ce15" office:value-type="string">
            <text:p>char</text:p>
          </table:table-cell>
          <table:table-cell table:style-name="ce15"/>
          <table:table-cell table:style-name="ce23" office:value-type="string">
            <text:p>商家信息</text:p>
          </table:table-cell>
          <table:table-cell table:number-columns-repeated="1020"/>
        </table:table-row>
        <table:table-row table:style-name="ro1">
          <table:table-cell table:style-name="ce4" office:value-type="string">
            <text:p>to_state</text:p>
          </table:table-cell>
          <table:table-cell table:style-name="ce15" table:number-columns-repeated="2"/>
          <table:table-cell table:style-name="ce23" office:value-type="string">
            <text:p>省（收件）</text:p>
          </table:table-cell>
          <table:table-cell table:number-columns-repeated="1020"/>
        </table:table-row>
        <table:table-row table:style-name="ro1">
          <table:table-cell table:style-name="ce4" office:value-type="string">
            <text:p>to_city</text:p>
          </table:table-cell>
          <table:table-cell table:style-name="ce15" table:number-columns-repeated="2"/>
          <table:table-cell table:style-name="ce23" office:value-type="string">
            <text:p>市（收件）</text:p>
          </table:table-cell>
          <table:table-cell table:number-columns-repeated="1020"/>
        </table:table-row>
        <table:table-row table:style-name="ro1">
          <table:table-cell table:style-name="ce4" office:value-type="string">
            <text:p>to_district</text:p>
          </table:table-cell>
          <table:table-cell table:style-name="ce15" table:number-columns-repeated="2"/>
          <table:table-cell table:style-name="ce23" office:value-type="string">
            <text:p>区（收件）</text:p>
          </table:table-cell>
          <table:table-cell table:number-columns-repeated="1020"/>
        </table:table-row>
        <table:table-row table:style-name="ro1">
          <table:table-cell table:style-name="ce4" office:value-type="string">
            <text:p>to_street</text:p>
          </table:table-cell>
          <table:table-cell table:style-name="ce15" table:number-columns-repeated="2"/>
          <table:table-cell table:style-name="ce23" office:value-type="string">
            <text:p>街道（收件）</text:p>
          </table:table-cell>
          <table:table-cell table:number-columns-repeated="1020"/>
        </table:table-row>
        <table:table-row table:style-name="ro1">
          <table:table-cell table:style-name="ce4" office:value-type="string">
            <text:p>to_name</text:p>
          </table:table-cell>
          <table:table-cell table:style-name="ce15" table:number-columns-repeated="2"/>
          <table:table-cell table:style-name="ce23"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5" table:number-columns-repeated="2"/>
          <table:table-cell table:style-name="ce23" office:value-type="string">
            <text:p>电话（收件）</text:p>
          </table:table-cell>
          <table:table-cell table:number-columns-repeated="1020"/>
        </table:table-row>
        <table:table-row table:style-name="ro1">
          <table:table-cell table:style-name="ce4" office:value-type="string">
            <text:p>to_latitude</text:p>
          </table:table-cell>
          <table:table-cell table:style-name="ce15" table:number-columns-repeated="2"/>
          <table:table-cell table:style-name="ce23" office:value-type="string">
            <text:p>纬度（收件）</text:p>
          </table:table-cell>
          <table:table-cell table:number-columns-repeated="1020"/>
        </table:table-row>
        <table:table-row table:style-name="ro1">
          <table:table-cell table:style-name="ce4" office:value-type="string">
            <text:p>to_longitude</text:p>
          </table:table-cell>
          <table:table-cell table:style-name="ce15" table:number-columns-repeated="2"/>
          <table:table-cell table:style-name="ce23" office:value-type="string">
            <text:p>经度（收件）</text:p>
          </table:table-cell>
          <table:table-cell table:number-columns-repeated="1020"/>
        </table:table-row>
        <table:table-row table:style-name="ro2">
          <table:table-cell table:style-name="ce4" office:value-type="string">
            <text:p>to_geohash</text:p>
          </table:table-cell>
          <table:table-cell table:style-name="ce15" table:number-columns-repeated="2"/>
          <table:table-cell table:style-name="ce23" office:value-type="string">
            <text:p>位置hash（收件）</text:p>
          </table:table-cell>
          <table:table-cell table:number-columns-repeated="1020"/>
        </table:table-row>
        <table:table-row table:style-name="ro1">
          <table:table-cell table:style-name="ce34" office:value-type="string">
            <text:p>talk_stream</text:p>
          </table:table-cell>
          <table:table-cell table:style-name="ce42" table:number-columns-repeated="2"/>
          <table:table-cell table:style-name="ce51" office:value-type="string">
            <text:p>对话流编号</text:p>
          </table:table-cell>
          <table:table-cell table:number-columns-repeated="1020"/>
        </table:table-row>
        <table:table-row table:style-name="ro1">
          <table:table-cell table:style-name="ce4" office:value-type="string">
            <text:p>captcha</text:p>
          </table:table-cell>
          <table:table-cell table:style-name="ce15" table:number-columns-repeated="2"/>
          <table:table-cell table:style-name="ce23"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5" table:number-columns-repeated="2"/>
          <table:table-cell table:style-name="ce23"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5" table:number-columns-repeated="2"/>
          <table:table-cell table:style-name="ce23" office:value-type="string">
            <text:p>备注内容</text:p>
          </table:table-cell>
          <table:table-cell table:number-columns-repeated="1020"/>
        </table:table-row>
        <table:table-row table:style-name="ro1">
          <table:table-cell table:style-name="ce4" office:value-type="string">
            <text:p>start_time</text:p>
          </table:table-cell>
          <table:table-cell table:style-name="ce15" table:number-columns-repeated="2"/>
          <table:table-cell table:style-name="ce23"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5" table:number-columns-repeated="2"/>
          <table:table-cell table:style-name="ce23"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5" table:number-columns-repeated="2"/>
          <table:table-cell table:style-name="ce23" office:value-type="string">
            <text:p>下单时间</text:p>
          </table:table-cell>
          <table:table-cell table:number-columns-repeated="1020"/>
        </table:table-row>
        <table:table-row table:style-name="ro1">
          <table:table-cell table:style-name="ce4" office:value-type="string">
            <text:p>update_time</text:p>
          </table:table-cell>
          <table:table-cell table:style-name="ce15" table:number-columns-repeated="2"/>
          <table:table-cell table:style-name="ce23" office:value-type="string">
            <text:p>更新时间</text:p>
          </table:table-cell>
          <table:table-cell table:number-columns-repeated="1020"/>
        </table:table-row>
        <table:table-row table:style-name="ro1">
          <table:table-cell table:style-name="ce4" office:value-type="string">
            <text:p>pay_time</text:p>
          </table:table-cell>
          <table:table-cell table:style-name="ce15" table:number-columns-repeated="2"/>
          <table:table-cell table:style-name="ce23" office:value-type="string">
            <text:p>支付时间</text:p>
          </table:table-cell>
          <table:table-cell table:number-columns-repeated="1020"/>
        </table:table-row>
        <table:table-row table:style-name="ro2">
          <table:table-cell table:style-name="ce4" office:value-type="string">
            <text:p>adopt_time</text:p>
          </table:table-cell>
          <table:table-cell table:style-name="ce15" table:number-columns-repeated="2"/>
          <table:table-cell table:style-name="ce23"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6" table:number-columns-repeated="2"/>
          <table:table-cell table:style-name="ce24" office:value-type="string">
            <text:p>完成/关闭时间</text:p>
          </table:table-cell>
          <table:table-cell table:number-columns-repeated="1020"/>
        </table:table-row>
        <table:table-row table:style-name="ro1">
          <table:table-cell table:style-name="ce4" office:value-type="string">
            <text:p>where</text:p>
          </table:table-cell>
          <table:table-cell table:style-name="ce15" office:value-type="string">
            <text:p>varchar</text:p>
          </table:table-cell>
          <table:table-cell table:style-name="ce15"/>
          <table:table-cell table:style-name="ce23"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6" office:value-type="string">
            <text:p>varchar</text:p>
          </table:table-cell>
          <table:table-cell table:style-name="ce16"/>
          <table:table-cell table:style-name="ce24" office:value-type="string">
            <text:p>管理员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all_order(订单总表，包括代购单，商家单，文字单)</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num</text:p>
          </table:table-cell>
          <table:table-cell table:style-name="ce15" office:value-type="string">
            <text:p><text:s/>bigint</text:p>
          </table:table-cell>
          <table:table-cell table:style-name="ce15" office:value-type="string">
            <text:p><text:s/></text:p>
          </table:table-cell>
          <table:table-cell table:style-name="ce23" office:value-type="string">
            <text:p>订单号</text:p>
          </table:table-cell>
          <table:table-cell table:number-columns-repeated="1020"/>
        </table:table-row>
        <table:table-row table:style-name="ro1">
          <table:table-cell table:style-name="ce4" office:value-type="string">
            <text:p>creator</text:p>
          </table:table-cell>
          <table:table-cell table:style-name="ce15" office:value-type="string">
            <text:p><text:s/>int</text:p>
          </table:table-cell>
          <table:table-cell table:style-name="ce15" office:value-type="string">
            <text:p><text:s/></text:p>
          </table:table-cell>
          <table:table-cell table:style-name="ce23" office:value-type="string">
            <text:p>下单人</text:p>
          </table:table-cell>
          <table:table-cell table:number-columns-repeated="1020"/>
        </table:table-row>
        <table:table-row table:style-name="ro1">
          <table:table-cell table:style-name="ce4" office:value-type="string">
            <text:p>deliver</text:p>
          </table:table-cell>
          <table:table-cell table:style-name="ce15" office:value-type="string">
            <text:p><text:s/>int</text:p>
          </table:table-cell>
          <table:table-cell table:style-name="ce15" office:value-type="string">
            <text:p><text:s/></text:p>
          </table:table-cell>
          <table:table-cell table:style-name="ce23" office:value-type="string">
            <text:p>接单人</text:p>
          </table:table-cell>
          <table:table-cell table:number-columns-repeated="1020"/>
        </table:table-row>
        <table:table-row table:style-name="ro8">
          <table:table-cell table:style-name="ce4" office:value-type="string">
            <text:p>status</text:p>
          </table:table-cell>
          <table:table-cell table:style-name="ce15" office:value-type="string">
            <text:p><text:s/>varchar</text:p>
          </table:table-cell>
          <table:table-cell table:style-name="ce15" office:value-type="string">
            <text:p><text:s/></text:p>
          </table:table-cell>
          <table:table-cell table:style-name="ce23"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1">
          <table:table-cell table:style-name="ce4" office:value-type="string">
            <text:p>latitude</text:p>
          </table:table-cell>
          <table:table-cell table:style-name="ce15" office:value-type="string">
            <text:p><text:s/>double</text:p>
          </table:table-cell>
          <table:table-cell table:style-name="ce15" office:value-type="string">
            <text:p><text:s/></text:p>
          </table:table-cell>
          <table:table-cell table:style-name="ce23" office:value-type="string">
            <text:p>店铺纬度</text:p>
          </table:table-cell>
          <table:table-cell table:number-columns-repeated="1020"/>
        </table:table-row>
        <table:table-row table:style-name="ro1">
          <table:table-cell table:style-name="ce4" office:value-type="string">
            <text:p>longitude</text:p>
          </table:table-cell>
          <table:table-cell table:style-name="ce15" office:value-type="string">
            <text:p><text:s/>double</text:p>
          </table:table-cell>
          <table:table-cell table:style-name="ce15" office:value-type="string">
            <text:p><text:s/></text:p>
          </table:table-cell>
          <table:table-cell table:style-name="ce23" office:value-type="string">
            <text:p>店铺经度</text:p>
          </table:table-cell>
          <table:table-cell table:number-columns-repeated="1020"/>
        </table:table-row>
        <table:table-row table:style-name="ro2">
          <table:table-cell table:style-name="ce4" office:value-type="string">
            <text:p>geohash</text:p>
          </table:table-cell>
          <table:table-cell table:style-name="ce15" office:value-type="string">
            <text:p><text:s/>varchar</text:p>
          </table:table-cell>
          <table:table-cell table:style-name="ce15" office:value-type="string">
            <text:p><text:s/></text:p>
          </table:table-cell>
          <table:table-cell table:style-name="ce23" office:value-type="string">
            <text:p>店铺位置hash字符串</text:p>
          </table:table-cell>
          <table:table-cell table:number-columns-repeated="1020"/>
        </table:table-row>
        <table:table-row table:style-name="ro4">
          <table:table-cell table:style-name="ce4" office:value-type="string">
            <text:p>pay_type</text:p>
          </table:table-cell>
          <table:table-cell table:style-name="ce15" office:value-type="string">
            <text:p><text:s/>smallint</text:p>
          </table:table-cell>
          <table:table-cell table:style-name="ce15" office:value-type="string">
            <text:p><text:s/></text:p>
          </table:table-cell>
          <table:table-cell table:style-name="ce23"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where</text:p>
          </table:table-cell>
          <table:table-cell table:style-name="ce15" office:value-type="string">
            <text:p><text:s/>varchar</text:p>
          </table:table-cell>
          <table:table-cell table:style-name="ce15" office:value-type="string">
            <text:p><text:s/></text:p>
          </table:table-cell>
          <table:table-cell table:style-name="ce23" office:value-type="string">
            <text:p>店铺地址</text:p>
          </table:table-cell>
          <table:table-cell table:number-columns-repeated="1020"/>
        </table:table-row>
        <table:table-row table:style-name="ro1">
          <table:table-cell table:style-name="ce4" office:value-type="string">
            <text:p>shop_name</text:p>
          </table:table-cell>
          <table:table-cell table:style-name="ce15" office:value-type="string">
            <text:p><text:s/>varchar</text:p>
          </table:table-cell>
          <table:table-cell table:style-name="ce15" office:value-type="string">
            <text:p><text:s/></text:p>
          </table:table-cell>
          <table:table-cell table:style-name="ce23" office:value-type="string">
            <text:p>店铺名称</text:p>
          </table:table-cell>
          <table:table-cell table:number-columns-repeated="1020"/>
        </table:table-row>
        <table:table-row table:style-name="ro1">
          <table:table-cell table:style-name="ce5" office:value-type="string">
            <text:p>remarked</text:p>
          </table:table-cell>
          <table:table-cell table:style-name="ce16" office:value-type="string">
            <text:p>bool</text:p>
          </table:table-cell>
          <table:table-cell table:style-name="ce16" office:value-type="string">
            <text:p><text:s/></text:p>
          </table:table-cell>
          <table:table-cell table:style-name="ce24" office:value-type="string">
            <text:p>订单是否包含备注</text:p>
          </table:table-cell>
          <table:table-cell table:number-columns-repeated="1020"/>
        </table:table-row>
        <table:table-row table:style-name="ro2">
          <table:table-cell table:style-name="ce5" office:value-type="string">
            <text:p>channel_id</text:p>
          </table:table-cell>
          <table:table-cell table:style-name="ce16" office:value-type="string">
            <text:p>int</text:p>
          </table:table-cell>
          <table:table-cell table:style-name="ce16"/>
          <table:table-cell table:style-name="ce24"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订单类型)</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status</text:p>
          </table:table-cell>
          <table:table-cell table:style-name="ce15" office:value-type="string">
            <text:p><text:s/>smallint</text:p>
          </table:table-cell>
          <table:table-cell table:style-name="ce15" office:value-type="string">
            <text:p><text:s/></text:p>
          </table:table-cell>
          <table:table-cell table:style-name="ce23"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5" office:value-type="string">
            <text:p><text:s/>varchar</text:p>
          </table:table-cell>
          <table:table-cell table:style-name="ce15" office:value-type="string">
            <text:p><text:s/></text:p>
          </table:table-cell>
          <table:table-cell table:style-name="ce23" office:value-type="string">
            <text:p>logo图片id</text:p>
          </table:table-cell>
          <table:table-cell table:number-columns-repeated="1020"/>
        </table:table-row>
        <table:table-row table:style-name="ro1">
          <table:table-cell table:style-name="ce4" office:value-type="string">
            <text:p>desc</text:p>
          </table:table-cell>
          <table:table-cell table:style-name="ce15" office:value-type="string">
            <text:p><text:s/>varchar</text:p>
          </table:table-cell>
          <table:table-cell table:style-name="ce15" office:value-type="string">
            <text:p><text:s/></text:p>
          </table:table-cell>
          <table:table-cell table:style-name="ce23" office:value-type="string">
            <text:p>订单类型描述</text:p>
          </table:table-cell>
          <table:table-cell table:number-columns-repeated="1020"/>
        </table:table-row>
        <table:table-row table:style-name="ro1">
          <table:table-cell table:style-name="ce4" office:value-type="string">
            <text:p>starting_fare</text:p>
          </table:table-cell>
          <table:table-cell table:style-name="ce15" office:value-type="string">
            <text:p><text:s/>smallint</text:p>
          </table:table-cell>
          <table:table-cell table:style-name="ce15" office:value-type="string">
            <text:p><text:s/></text:p>
          </table:table-cell>
          <table:table-cell table:style-name="ce23" office:value-type="string">
            <text:p>起步价</text:p>
          </table:table-cell>
          <table:table-cell table:number-columns-repeated="1020"/>
        </table:table-row>
        <table:table-row table:style-name="ro1">
          <table:table-cell table:style-name="ce4" office:value-type="string">
            <text:p>starting_km</text:p>
          </table:table-cell>
          <table:table-cell table:style-name="ce15" office:value-type="string">
            <text:p><text:s/>double</text:p>
          </table:table-cell>
          <table:table-cell table:style-name="ce15" office:value-type="string">
            <text:p><text:s/></text:p>
          </table:table-cell>
          <table:table-cell table:style-name="ce23" office:value-type="string">
            <text:p>起步里程</text:p>
          </table:table-cell>
          <table:table-cell table:number-columns-repeated="1020"/>
        </table:table-row>
        <table:table-row table:style-name="ro1">
          <table:table-cell table:style-name="ce4" office:value-type="string">
            <text:p>unit_cost</text:p>
          </table:table-cell>
          <table:table-cell table:style-name="ce15" office:value-type="string">
            <text:p><text:s/>double</text:p>
          </table:table-cell>
          <table:table-cell table:style-name="ce15" office:value-type="string">
            <text:p><text:s/></text:p>
          </table:table-cell>
          <table:table-cell table:style-name="ce23" office:value-type="string">
            <text:p>单价</text:p>
          </table:table-cell>
          <table:table-cell table:number-columns-repeated="1020"/>
        </table:table-row>
        <table:table-row table:style-name="ro1">
          <table:table-cell table:style-name="ce4" office:value-type="string">
            <text:p>unit_km</text:p>
          </table:table-cell>
          <table:table-cell table:style-name="ce15" office:value-type="string">
            <text:p><text:s/>double</text:p>
          </table:table-cell>
          <table:table-cell table:style-name="ce15" office:value-type="string">
            <text:p><text:s/></text:p>
          </table:table-cell>
          <table:table-cell table:style-name="ce23" office:value-type="string">
            <text:p>单位里程</text:p>
          </table:table-cell>
          <table:table-cell table:number-columns-repeated="1020"/>
        </table:table-row>
        <table:table-row table:style-name="ro1">
          <table:table-cell table:style-name="ce5" office:value-type="string">
            <text:p>max_fare</text:p>
          </table:table-cell>
          <table:table-cell table:style-name="ce16" office:value-type="string">
            <text:p><text:s/>double</text:p>
          </table:table-cell>
          <table:table-cell table:style-name="ce16" office:value-type="string">
            <text:p><text:s/></text:p>
          </table:table-cell>
          <table:table-cell table:style-name="ce24" office:value-type="string">
            <text:p>配送费上限</text:p>
          </table:table-cell>
          <table:table-cell table:number-columns-repeated="1020"/>
        </table:table-row>
        <table:table-row table:style-name="ro1">
          <table:table-cell table:style-name="ce5" office:value-type="string">
            <text:p>default</text:p>
          </table:table-cell>
          <table:table-cell table:style-name="ce16" office:value-type="string">
            <text:p>bool</text:p>
          </table:table-cell>
          <table:table-cell table:style-name="ce16"/>
          <table:table-cell table:style-name="ce24" office:value-type="string">
            <text:p>是否是默认订单类型</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mall_relation(订单类型与商家的关联表)</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rder_type</text:p>
          </table:table-cell>
          <table:table-cell table:style-name="ce15" office:value-type="string">
            <text:p><text:s/>int</text:p>
          </table:table-cell>
          <table:table-cell table:style-name="ce15" office:value-type="string">
            <text:p><text:s/>order_type(id)</text:p>
          </table:table-cell>
          <table:table-cell table:style-name="ce23" office:value-type="string">
            <text:p>订单类型</text:p>
          </table:table-cell>
          <table:table-cell table:number-columns-repeated="1020"/>
        </table:table-row>
        <table:table-row table:style-name="ro1">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5" office:value-type="string">
            <text:p>mall</text:p>
          </table:table-cell>
          <table:table-cell table:style-name="ce16" office:value-type="string">
            <text:p><text:s/>int</text:p>
          </table:table-cell>
          <table:table-cell table:style-name="ce16"/>
          <table:table-cell table:style-name="ce24"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35" office:value-type="string">
            <text:p>order_allowance(订单补贴记录表)</text:p>
          </table:table-cell>
          <table:table-cell table:style-name="ce43" table:number-columns-repeated="3"/>
          <table:table-cell table:number-columns-repeated="1020"/>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order_num</text:p>
          </table:table-cell>
          <table:table-cell table:style-name="ce15" office:value-type="string">
            <text:p><text:s/>bigint</text:p>
          </table:table-cell>
          <table:table-cell table:style-name="ce15" office:value-type="string">
            <text:p><text:s/></text:p>
          </table:table-cell>
          <table:table-cell table:style-name="ce23" office:value-type="string">
            <text:p>订单号</text:p>
          </table:table-cell>
          <table:table-cell table:number-columns-repeated="1020"/>
        </table:table-row>
        <table:table-row table:style-name="ro1">
          <table:table-cell table:style-name="ce4" office:value-type="string">
            <text:p>allowance</text:p>
          </table:table-cell>
          <table:table-cell table:style-name="ce15" office:value-type="string">
            <text:p><text:s/>double</text:p>
          </table:table-cell>
          <table:table-cell table:style-name="ce15" office:value-type="string">
            <text:p><text:s/></text:p>
          </table:table-cell>
          <table:table-cell table:style-name="ce23" office:value-type="string">
            <text:p>订单补贴金额</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5" office:value-type="string">
            <text:p>deleted</text:p>
          </table:table-cell>
          <table:table-cell table:style-name="ce16" office:value-type="string">
            <text:p><text:s/>tinyint</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snapshot(订单类型快照)</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id</text:p>
          </table:table-cell>
          <table:table-cell table:style-name="ce15" office:value-type="string">
            <text:p>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quick_merchant_order</text:p>
          </table:table-cell>
          <table:table-cell table:style-name="ce15" office:value-type="string">
            <text:p>int</text:p>
          </table:table-cell>
          <table:table-cell table:style-name="ce46" office:value-type="string">
            <text:p>quick_merchant_order(num)</text:p>
          </table:table-cell>
          <table:table-cell table:style-name="ce23" office:value-type="string">
            <text:p>一键呼叫订单号</text:p>
          </table:table-cell>
          <table:table-cell table:number-columns-repeated="1020"/>
        </table:table-row>
        <table:table-row table:style-name="ro1">
          <table:table-cell table:style-name="ce4" office:value-type="string">
            <text:p>app_id</text:p>
          </table:table-cell>
          <table:table-cell table:style-name="ce15" office:value-type="string">
            <text:p>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订单类型名称</text:p>
          </table:table-cell>
          <table:table-cell table:number-columns-repeated="1020"/>
        </table:table-row>
        <table:table-row table:style-name="ro2">
          <table:table-cell table:style-name="ce4" office:value-type="string">
            <text:p>status</text:p>
          </table:table-cell>
          <table:table-cell table:style-name="ce15" office:value-type="string">
            <text:p><text:s/>smallint</text:p>
          </table:table-cell>
          <table:table-cell table:style-name="ce15" office:value-type="string">
            <text:p><text:s/></text:p>
          </table:table-cell>
          <table:table-cell table:style-name="ce23"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5" office:value-type="string">
            <text:p><text:s/>varchar</text:p>
          </table:table-cell>
          <table:table-cell table:style-name="ce15" office:value-type="string">
            <text:p><text:s/></text:p>
          </table:table-cell>
          <table:table-cell table:style-name="ce23" office:value-type="string">
            <text:p>logo图片id</text:p>
          </table:table-cell>
          <table:table-cell table:number-columns-repeated="1020"/>
        </table:table-row>
        <table:table-row table:style-name="ro1">
          <table:table-cell table:style-name="ce4" office:value-type="string">
            <text:p>desc</text:p>
          </table:table-cell>
          <table:table-cell table:style-name="ce15" office:value-type="string">
            <text:p><text:s/>varchar</text:p>
          </table:table-cell>
          <table:table-cell table:style-name="ce15" office:value-type="string">
            <text:p><text:s/></text:p>
          </table:table-cell>
          <table:table-cell table:style-name="ce23" office:value-type="string">
            <text:p>订单类型描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通道)</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通道名称</text:p>
          </table:table-cell>
          <table:table-cell table:number-columns-repeated="1020"/>
        </table:table-row>
        <table:table-row table:style-name="ro1">
          <table:table-cell table:style-name="ce4" office:value-type="string">
            <text:p>logo</text:p>
          </table:table-cell>
          <table:table-cell table:style-name="ce15" office:value-type="string">
            <text:p><text:s/>varchar</text:p>
          </table:table-cell>
          <table:table-cell table:style-name="ce15" office:value-type="string">
            <text:p><text:s/></text:p>
          </table:table-cell>
          <table:table-cell table:style-name="ce23" office:value-type="string">
            <text:p>通道图标</text:p>
          </table:table-cell>
          <table:table-cell table:number-columns-repeated="1020"/>
        </table:table-row>
        <table:table-row table:style-name="ro1">
          <table:table-cell table:style-name="ce4" office:value-type="string">
            <text:p>desc</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activated</text:p>
          </table:table-cell>
          <table:table-cell table:style-name="ce15" office:value-type="string">
            <text:p><text:s/>tinyint</text:p>
          </table:table-cell>
          <table:table-cell table:style-name="ce15" office:value-type="string">
            <text:p><text:s/></text:p>
          </table:table-cell>
          <table:table-cell table:style-name="ce23" office:value-type="string">
            <text:p>是否激活</text:p>
          </table:table-cell>
          <table:table-cell table:number-columns-repeated="1020"/>
        </table:table-row>
        <table:table-row table:style-name="ro1">
          <table:table-cell table:style-name="ce5" office:value-type="string">
            <text:p>allowance</text:p>
          </table:table-cell>
          <table:table-cell table:style-name="ce16" office:value-type="string">
            <text:p><text:s/>double</text:p>
          </table:table-cell>
          <table:table-cell table:style-name="ce16" office:value-type="string">
            <text:p><text:s/></text:p>
          </table:table-cell>
          <table:table-cell table:style-name="ce24" office:value-type="string">
            <text:p>通道补贴</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shop_relation（通道——商户映射关系）</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hannel</text:p>
          </table:table-cell>
          <table:table-cell table:style-name="ce15" office:value-type="string">
            <text:p><text:s/>int</text:p>
          </table:table-cell>
          <table:table-cell table:style-name="ce15" office:value-type="string">
            <text:p><text:s/>channel(id)</text:p>
          </table:table-cell>
          <table:table-cell table:style-name="ce23" office:value-type="string">
            <text:p>通道</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5" office:value-type="string">
            <text:p>shop_id</text:p>
          </table:table-cell>
          <table:table-cell table:style-name="ce16" office:value-type="string">
            <text:p><text:s/>int</text:p>
          </table:table-cell>
          <table:table-cell table:style-name="ce16" office:value-type="string">
            <text:p><text:s/></text:p>
          </table:table-cell>
          <table:table-cell table:style-name="ce24"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rge_order(充值订单)</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ID</text:p>
          </table:table-cell>
          <table:table-cell table:number-columns-repeated="1020"/>
        </table:table-row>
        <table:table-row table:style-name="ro1">
          <table:table-cell table:style-name="ce4" office:value-type="string">
            <text:p>num</text:p>
          </table:table-cell>
          <table:table-cell table:style-name="ce15" office:value-type="string">
            <text:p><text:s/>bigint</text:p>
          </table:table-cell>
          <table:table-cell table:style-name="ce15" office:value-type="string">
            <text:p><text:s/></text:p>
          </table:table-cell>
          <table:table-cell table:style-name="ce23" office:value-type="string">
            <text:p><text:s/>订单编号</text:p>
          </table:table-cell>
          <table:table-cell table:number-columns-repeated="1020"/>
        </table:table-row>
        <table:table-row table:style-name="ro1">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应用号</text:p>
          </table:table-cell>
          <table:table-cell table:number-columns-repeated="1020"/>
        </table:table-row>
        <table:table-row table:style-name="ro1">
          <table:table-cell table:style-name="ce4" office:value-type="string">
            <text:p>desc</text:p>
          </table:table-cell>
          <table:table-cell table:style-name="ce15" office:value-type="string">
            <text:p><text:s/>varchar</text:p>
          </table:table-cell>
          <table:table-cell table:style-name="ce15" office:value-type="string">
            <text:p><text:s/></text:p>
          </table:table-cell>
          <table:table-cell table:style-name="ce23" office:value-type="string">
            <text:p><text:s/>订单描述</text:p>
          </table:table-cell>
          <table:table-cell table:number-columns-repeated="1020"/>
        </table:table-row>
        <table:table-row table:style-name="ro1">
          <table:table-cell table:style-name="ce4" office:value-type="string">
            <text:p>creator</text:p>
          </table:table-cell>
          <table:table-cell table:style-name="ce15" office:value-type="string">
            <text:p><text:s/>int</text:p>
          </table:table-cell>
          <table:table-cell table:style-name="ce15" office:value-type="string">
            <text:p><text:s/></text:p>
          </table:table-cell>
          <table:table-cell table:style-name="ce23" office:value-type="string">
            <text:p><text:s/>下单者</text:p>
          </table:table-cell>
          <table:table-cell table:number-columns-repeated="1020"/>
        </table:table-row>
        <table:table-row table:style-name="ro2">
          <table:table-cell table:style-name="ce4" office:value-type="string">
            <text:p>wallet_id</text:p>
          </table:table-cell>
          <table:table-cell table:style-name="ce15" office:value-type="string">
            <text:p><text:s/>int</text:p>
          </table:table-cell>
          <table:table-cell table:style-name="ce15" office:value-type="string">
            <text:p><text:s/></text:p>
          </table:table-cell>
          <table:table-cell table:style-name="ce23" office:value-type="string">
            <text:p><text:s/>充值钱包， 关联到wallet(id)</text:p>
          </table:table-cell>
          <table:table-cell table:number-columns-repeated="1020"/>
        </table:table-row>
        <table:table-row table:style-name="ro1">
          <table:table-cell table:style-name="ce4" office:value-type="string">
            <text:p>money</text:p>
          </table:table-cell>
          <table:table-cell table:style-name="ce15" office:value-type="string">
            <text:p><text:s/>double</text:p>
          </table:table-cell>
          <table:table-cell table:style-name="ce15" office:value-type="string">
            <text:p><text:s/></text:p>
          </table:table-cell>
          <table:table-cell table:style-name="ce23" office:value-type="string">
            <text:p><text:s/>充值金额</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下单时间</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更新时间</text:p>
          </table:table-cell>
          <table:table-cell table:number-columns-repeated="1020"/>
        </table:table-row>
        <table:table-row table:style-name="ro9">
          <table:table-cell table:style-name="ce5" office:value-type="string">
            <text:p>status</text:p>
          </table:table-cell>
          <table:table-cell table:style-name="ce16" office:value-type="string">
            <text:p><text:s/>varchar</text:p>
          </table:table-cell>
          <table:table-cell table:style-name="ce16" office:value-type="string">
            <text:p><text:s/></text:p>
          </table:table-cell>
          <table:table-cell table:style-name="ce23" office:value-type="string">
            <text:p>订单状态</text:p>
            <text:p>WAIT_PAY = "WAIT_PAY" <text:s text:c="34"/># 等待用户付款</text:p>
            <text:p>CLOSED = "CLOSED" <text:s text:c="38"/># 订单关闭</text:p>
            <text:p>FINISHED = "FINISHED" <text:s text:c="34"/># 订单交易成功</text:p>
          </table:table-cell>
          <table:table-cell table:number-columns-repeated="1020"/>
        </table:table-row>
        <table:table-row table:style-name="ro1" table:number-rows-repeated="2">
          <table:table-cell table:number-columns-repeated="1024"/>
        </table:table-row>
        <table:table-row table:style-name="ro1" table:number-rows-repeated="15">
          <table:table-cell table:style-name="Default" table:number-columns-repeated="4"/>
          <table:table-cell table:number-columns-repeated="1020"/>
        </table:table-row>
        <table:table-row table:style-name="ro1" table:number-rows-repeated="1048321">
          <table:table-cell table:number-columns-repeated="1024"/>
        </table:table-row>
        <table:table-row table:style-name="ro1">
          <table:table-cell table:number-columns-repeated="1024"/>
        </table:table-row>
      </table:table>
      <table:table table:name="PAY" table:style-name="ta1" table:print="false">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5" table:number-columns-repeated="1020" table:default-cell-style-name="ce6"/>
        <table:table-row table:style-name="ro2">
          <table:table-cell table:style-name="ce2" office:value-type="string">
            <text:p>wallet(用户钱包)</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30" office:value-type="string">
            <text:p>id</text:p>
          </table:table-cell>
          <table:table-cell table:style-name="ce37" office:value-type="string">
            <text:p>int</text:p>
          </table:table-cell>
          <table:table-cell table:style-name="ce44"/>
          <table:table-cell table:style-name="ce47"/>
          <table:table-cell table:number-columns-repeated="1020"/>
        </table:table-row>
        <table:table-row table:style-name="ro2">
          <table:table-cell table:style-name="ce4" office:value-type="string">
            <text:p>user_id</text:p>
          </table:table-cell>
          <table:table-cell table:style-name="ce15" office:value-type="string">
            <text:p>int</text:p>
          </table:table-cell>
          <table:table-cell table:style-name="ce15"/>
          <table:table-cell table:style-name="ce23" office:value-type="string">
            <text:p>关联user表</text:p>
          </table:table-cell>
          <table:table-cell table:number-columns-repeated="1020"/>
        </table:table-row>
        <table:table-row table:style-name="ro1">
          <table:table-cell table:style-name="ce4" office:value-type="string">
            <text:p>balance</text:p>
          </table:table-cell>
          <table:table-cell table:style-name="ce15" office:value-type="string">
            <text:p>float</text:p>
          </table:table-cell>
          <table:table-cell table:style-name="ce15"/>
          <table:table-cell table:style-name="ce23" office:value-type="string">
            <text:p>账户余额</text:p>
          </table:table-cell>
          <table:table-cell table:number-columns-repeated="1020"/>
        </table:table-row>
        <table:table-row table:style-name="ro1">
          <table:table-cell table:style-name="ce4" office:value-type="string">
            <text:p>frozen_capital</text:p>
          </table:table-cell>
          <table:table-cell table:style-name="ce15" office:value-type="string">
            <text:p>float</text:p>
          </table:table-cell>
          <table:table-cell table:style-name="ce15"/>
          <table:table-cell table:style-name="ce23" office:value-type="string">
            <text:p>冻结资金</text:p>
          </table:table-cell>
          <table:table-cell table:number-columns-repeated="1020"/>
        </table:table-row>
        <table:table-row table:style-name="ro1">
          <table:table-cell table:style-name="ce4" office:value-type="string">
            <text:p>profit_balance</text:p>
          </table:table-cell>
          <table:table-cell table:style-name="ce15" office:value-type="string">
            <text:p>float</text:p>
          </table:table-cell>
          <table:table-cell table:style-name="ce15"/>
          <table:table-cell table:style-name="ce23" office:value-type="string">
            <text:p>收益余额</text:p>
          </table:table-cell>
          <table:table-cell table:number-columns-repeated="1020"/>
        </table:table-row>
        <table:table-row table:style-name="ro1">
          <table:table-cell table:style-name="ce4" office:value-type="string">
            <text:p>profit_frozen</text:p>
          </table:table-cell>
          <table:table-cell table:style-name="ce15" office:value-type="string">
            <text:p>float</text:p>
          </table:table-cell>
          <table:table-cell table:style-name="ce15"/>
          <table:table-cell table:style-name="ce23" office:value-type="string">
            <text:p>收益冻结金额（当提现收益余额时，转入到收益冻结余额）</text:p>
          </table:table-cell>
          <table:table-cell table:number-columns-repeated="1020"/>
        </table:table-row>
        <table:table-row table:style-name="ro1">
          <table:table-cell table:style-name="ce4" office:value-type="string">
            <text:p>password</text:p>
          </table:table-cell>
          <table:table-cell table:style-name="ce15" office:value-type="string">
            <text:p>char</text:p>
          </table:table-cell>
          <table:table-cell table:style-name="ce15"/>
          <table:table-cell table:style-name="ce23"/>
          <table:table-cell table:number-columns-repeated="1020"/>
        </table:table-row>
        <table:table-row table:style-name="ro1">
          <table:table-cell table:style-name="ce4" office:value-type="string">
            <text:p>create_time</text:p>
          </table:table-cell>
          <table:table-cell table:style-name="ce15" table:number-columns-repeated="2"/>
          <table:table-cell table:style-name="ce23"/>
          <table:table-cell table:number-columns-repeated="1020"/>
        </table:table-row>
        <table:table-row table:style-name="ro1">
          <table:table-cell table:style-name="ce4" office:value-type="string">
            <text:p>update_time</text:p>
          </table:table-cell>
          <table:table-cell table:style-name="ce15" table:number-columns-repeated="2"/>
          <table:table-cell table:style-name="ce23"/>
          <table:table-cell table:number-columns-repeated="1020"/>
        </table:table-row>
        <table:table-row table:style-name="ro1">
          <table:table-cell table:style-name="ce4" office:value-type="string">
            <text:p>virtual_balance</text:p>
          </table:table-cell>
          <table:table-cell table:style-name="ce15" office:value-type="string">
            <text:p>float</text:p>
          </table:table-cell>
          <table:table-cell table:style-name="ce15"/>
          <table:table-cell table:style-name="ce23" office:value-type="string">
            <text:p>虚拟账户余额</text:p>
          </table:table-cell>
          <table:table-cell table:number-columns-repeated="1020"/>
        </table:table-row>
        <table:table-row table:style-name="ro2">
          <table:table-cell table:style-name="ce4" office:value-type="string">
            <text:p>status</text:p>
          </table:table-cell>
          <table:table-cell table:style-name="ce15" office:value-type="string">
            <text:p>int</text:p>
          </table:table-cell>
          <table:table-cell table:style-name="ce15"/>
          <table:table-cell table:style-name="ce23" office:value-type="string">
            <text:p>状态(-1:delete, 0:normal, 1:frozen)</text:p>
          </table:table-cell>
          <table:table-cell table:number-columns-repeated="1020"/>
        </table:table-row>
        <table:table-row table:style-name="ro1">
          <table:table-cell table:style-name="ce4" office:value-type="string">
            <text:p>allowance</text:p>
          </table:table-cell>
          <table:table-cell table:style-name="ce15" office:value-type="string">
            <text:p><text:s/>double</text:p>
          </table:table-cell>
          <table:table-cell table:style-name="ce15" office:value-type="string">
            <text:p><text:s/></text:p>
          </table:table-cell>
          <table:table-cell table:style-name="ce23" office:value-type="string">
            <text:p>补贴余额</text:p>
          </table:table-cell>
          <table:table-cell table:number-columns-repeated="1020"/>
        </table:table-row>
        <table:table-row table:style-name="ro1">
          <table:table-cell table:style-name="ce5" office:value-type="string">
            <text:p>allowance_frozen</text:p>
          </table:table-cell>
          <table:table-cell table:style-name="ce16" office:value-type="string">
            <text:p><text:s/>double</text:p>
          </table:table-cell>
          <table:table-cell table:style-name="ce16" office:value-type="string">
            <text:p><text:s/></text:p>
          </table:table-cell>
          <table:table-cell table:style-name="ce24" office:value-type="string">
            <text:p>补贴账户冻结金额（当提现补贴余额时，转入到补贴冻结余额）</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deal(钱包收支记录)</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25" office:value-type="string">
            <text:p>wallet</text:p>
          </table:table-cell>
          <table:table-cell table:style-name="ce26" office:value-type="string">
            <text:p>foreign key</text:p>
          </table:table-cell>
          <table:table-cell table:style-name="ce26" office:value-type="string">
            <text:p>wallet</text:p>
          </table:table-cell>
          <table:table-cell table:style-name="ce27"/>
          <table:table-cell table:number-columns-repeated="1020"/>
        </table:table-row>
        <table:table-row table:style-name="ro10">
          <table:table-cell table:style-name="ce53" office:value-type="string">
            <text:p>type</text:p>
          </table:table-cell>
          <table:table-cell table:style-name="ce54" office:value-type="string">
            <text:p>int</text:p>
          </table:table-cell>
          <table:table-cell table:style-name="ce15"/>
          <table:table-cell table:style-name="ce23" office:value-type="string">
            <text:p>'charge':1, <text:s text:c="20"/># 充值(收入) </text:p>
            <text:p>'sell':2, <text:s text:c="22"/># 货款(收入) </text:p>
            <text:p>'tip':3, <text:s text:c="23"/># 小费(收入) </text:p>
            <text:p>'refund':4, <text:s text:c="20"/># 退款(收入) </text:p>
            <text:p>'buy':5, <text:s text:c="23"/># 买东西(支出)</text:p>
            <text:p>'withdraw':6, <text:s text:c="18"/># 提现(支出) </text:p>
            <text:p>'guarant_freeze':7, <text:s text:c="12"/># 保证金冻结(支出) </text:p>
            <text:p>'guarant_defreeze':8, <text:s text:c="10"/># 保证金解冻(收入) </text:p>
            <text:p>'withdraw_freeze':9, <text:s text:c="11"/># 提现冻结(支出)</text:p>
            <text:p>'withdraw_defreeze':10, <text:s text:c="8"/># 提现解冻(收入)</text:p>
            <text:p>'register_pop':11, <text:s text:c="13"/># 推荐用户注册推广费(收入)</text:p>
            <text:p>'purchase_pop':12, <text:s text:c="13"/># 推荐用户注册后消费推广费(收入)</text:p>
            <text:p>'shop_pop':13, <text:s text:c="17"/># 推荐用户成为商家推广费(收入)</text:p>
            <text:p>'menu_pop':14, <text:s text:c="17"/># 录入菜单被批准推广费(收入)</text:p>
            <text:p>'discount':15, <text:s text:c="17"/># 会员价差价(收入)</text:p>
            <text:p>'offline_discount':16, <text:s text:c="9"/># 线下会员价差价(收入)</text:p>
            <text:p>'offline_sell':17, <text:s text:c="13"/># 线下货款，只作统计(收入)</text:p>
            <text:p>'offline_tip':18, <text:s text:c="14"/># 线下小费，只作统计(收入)</text:p>
            <text:p>'offline_buy':19, <text:s text:c="14"/># 线下买东西，只作统计(支出)</text:p>
            <text:p>'profit_withdraw_freeze':20, <text:s text:c="3"/># 收益提现冻结(支出)</text:p>
            <text:p>'profit_withdraw_defreeze':21, <text:s/># 收益提现解冻(收入)</text:p>
            <text:p>'profit_withdraw':22, <text:s text:c="10"/># 收益提现(支出) </text:p>
            <text:p>'imprest_out':23, <text:s text:c="14"/># 预付款(支出)</text:p>
            <text:p>'imprest_in':24, <text:s text:c="15"/># 预付款(收入)</text:p>
            <text:p>'imprest_return':25, <text:s text:c="11"/># 预付款返还</text:p>
            <text:p>'system_charge':26, <text:s text:c="12"/># 系统充值</text:p>
            <text:p>'adopt_cost':27, <text:s text:c="15"/># 接单花费(支出)</text:p>
            <text:p>'balance_to_virtual': 28, <text:s text:c="6"/># 资金账户向虚拟账户转移</text:p>
            <text:p>'profits_to_virtual': 29, <text:s text:c="6"/># 收益账户向虚拟账户转移</text:p>
            <text:p>'profits_to_balance': 30, <text:s text:c="6"/># 收益账户向资金账户转移</text:p>
            <text:p>'ali_virtual_charge': 31, <text:s text:c="6"/># 支付宝虚拟账户充值(收入)</text:p>
            <text:p>'uppay_virtual_charge': 32, <text:s text:c="4"/># 银联虚拟账户充值</text:p>
            <text:p>'system_allowance': 33, <text:s text:c="8"/># 系统补贴 (收入)</text:p>
          </table:table-cell>
          <table:table-cell table:number-columns-repeated="1020"/>
        </table:table-row>
        <table:table-row table:style-name="ro1">
          <table:table-cell table:style-name="ce4" office:value-type="string">
            <text:p>amount</text:p>
          </table:table-cell>
          <table:table-cell table:style-name="ce15" office:value-type="string">
            <text:p>float</text:p>
          </table:table-cell>
          <table:table-cell table:style-name="ce15"/>
          <table:table-cell table:style-name="ce23" office:value-type="string">
            <text:p>发生金额</text:p>
          </table:table-cell>
          <table:table-cell table:number-columns-repeated="1020"/>
        </table:table-row>
        <table:table-row table:style-name="ro1">
          <table:table-cell table:style-name="ce4" office:value-type="string">
            <text:p>order_num</text:p>
          </table:table-cell>
          <table:table-cell table:style-name="ce15" office:value-type="string">
            <text:p>int</text:p>
          </table:table-cell>
          <table:table-cell table:style-name="ce15"/>
          <table:table-cell table:style-name="ce23" office:value-type="string">
            <text:p>订单号</text:p>
          </table:table-cell>
          <table:table-cell table:number-columns-repeated="1020"/>
        </table:table-row>
        <table:table-row table:style-name="ro1">
          <table:table-cell table:style-name="ce4" office:value-type="string">
            <text:p>create_time</text:p>
          </table:table-cell>
          <table:table-cell table:style-name="ce15" table:number-columns-repeated="2"/>
          <table:table-cell table:style-name="ce23"/>
          <table:table-cell table:number-columns-repeated="1020"/>
        </table:table-row>
        <table:table-row table:style-name="ro1">
          <table:table-cell table:style-name="ce5" office:value-type="string">
            <text:p>desc</text:p>
          </table:table-cell>
          <table:table-cell table:style-name="ce16" table:number-columns-repeated="2"/>
          <table:table-cell table:style-name="ce24"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trade_record(月结交易记录)</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25" office:value-type="string">
            <text:p>id</text:p>
          </table:table-cell>
          <table:table-cell table:style-name="ce26" office:value-type="string">
            <text:p>int</text:p>
          </table:table-cell>
          <table:table-cell table:style-name="ce26"/>
          <table:table-cell table:style-name="ce27"/>
          <table:table-cell table:number-columns-repeated="1020"/>
        </table:table-row>
        <table:table-row table:style-name="ro2">
          <table:table-cell table:style-name="ce4" office:value-type="string">
            <text:p>shop</text:p>
          </table:table-cell>
          <table:table-cell table:style-name="ce15" office:value-type="string">
            <text:p>int</text:p>
          </table:table-cell>
          <table:table-cell table:style-name="ce15"/>
          <table:table-cell table:style-name="ce23" office:value-type="string">
            <text:p>关联到mall.shop(id)</text:p>
          </table:table-cell>
          <table:table-cell table:number-columns-repeated="1020"/>
        </table:table-row>
        <table:table-row table:style-name="ro1">
          <table:table-cell table:style-name="ce4" office:value-type="string">
            <text:p>wallet</text:p>
          </table:table-cell>
          <table:table-cell table:style-name="ce15" office:value-type="string">
            <text:p>int</text:p>
          </table:table-cell>
          <table:table-cell table:style-name="ce15" office:value-type="string">
            <text:p>wallet(id)</text:p>
          </table:table-cell>
          <table:table-cell table:style-name="ce23" office:value-type="string">
            <text:p>商户所有人的钱包</text:p>
          </table:table-cell>
          <table:table-cell table:number-columns-repeated="1020"/>
        </table:table-row>
        <table:table-row table:style-name="ro2">
          <table:table-cell table:style-name="ce4" office:value-type="string">
            <text:p>order_num</text:p>
          </table:table-cell>
          <table:table-cell table:style-name="ce15" office:value-type="string">
            <text:p>int</text:p>
          </table:table-cell>
          <table:table-cell table:style-name="ce46"/>
          <table:table-cell table:style-name="ce23" office:value-type="string">
            <text:p>订单号, 关联到order.quickmerchantorder(num)</text:p>
          </table:table-cell>
          <table:table-cell table:number-columns-repeated="1020"/>
        </table:table-row>
        <table:table-row table:style-name="ro1">
          <table:table-cell table:style-name="ce4" office:value-type="string">
            <text:p>amount</text:p>
          </table:table-cell>
          <table:table-cell table:style-name="ce15" office:value-type="string">
            <text:p>float</text:p>
          </table:table-cell>
          <table:table-cell table:style-name="ce46"/>
          <table:table-cell table:style-name="ce23" office:value-type="string">
            <text:p>发生金额</text:p>
          </table:table-cell>
          <table:table-cell table:number-columns-repeated="1020"/>
        </table:table-row>
        <table:table-row table:style-name="ro9">
          <table:table-cell table:style-name="ce53" office:value-type="string">
            <text:p>status</text:p>
          </table:table-cell>
          <table:table-cell table:style-name="ce54" office:value-type="string">
            <text:p>int</text:p>
          </table:table-cell>
          <table:table-cell table:style-name="ce15"/>
          <table:table-cell table:style-name="ce23" office:value-type="string">
            <text:p>状态 <text:s/></text:p>
            <text:p>正常结算完成 1</text:p>
            <text:p>未结算 <text:s/>2</text:p>
            <text:p>交易取消 <text:s/>3</text:p>
          </table:table-cell>
          <table:table-cell table:number-columns-repeated="1020"/>
        </table:table-row>
        <table:table-row table:style-name="ro1">
          <table:table-cell table:style-name="ce4" office:value-type="string">
            <text:p>create_time</text:p>
          </table:table-cell>
          <table:table-cell table:style-name="ce15" office:value-type="string">
            <text:p>datetime</text:p>
          </table:table-cell>
          <table:table-cell table:style-name="ce15"/>
          <table:table-cell table:style-name="ce23" office:value-type="string">
            <text:p>交易日期</text:p>
          </table:table-cell>
          <table:table-cell table:number-columns-repeated="1020"/>
        </table:table-row>
        <table:table-row table:style-name="ro1">
          <table:table-cell table:style-name="ce4" office:value-type="string">
            <text:p>booked_date</text:p>
          </table:table-cell>
          <table:table-cell table:style-name="ce15" office:value-type="string">
            <text:p>datetime</text:p>
          </table:table-cell>
          <table:table-cell table:style-name="ce15"/>
          <table:table-cell table:style-name="ce23" office:value-type="string">
            <text:p>记账日期</text:p>
          </table:table-cell>
          <table:table-cell table:number-columns-repeated="1020"/>
        </table:table-row>
        <table:table-row table:style-name="ro1">
          <table:table-cell table:style-name="ce4" office:value-type="string">
            <text:p>update_time</text:p>
          </table:table-cell>
          <table:table-cell table:style-name="ce15" table:number-columns-repeated="2"/>
          <table:table-cell table:style-name="ce23"/>
          <table:table-cell table:number-columns-repeated="1020"/>
        </table:table-row>
        <table:table-row table:style-name="ro1">
          <table:table-cell table:style-name="ce5" office:value-type="string">
            <text:p>desc</text:p>
          </table:table-cell>
          <table:table-cell table:style-name="ce16" office:value-type="string">
            <text:p>char</text:p>
          </table:table-cell>
          <table:table-cell table:style-name="ce16"/>
          <table:table-cell table:style-name="ce24"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allowance(用户月结补贴账户，每个月月初会定时将用户月结补贴账户余额统一转入到用户钱包的补贴余额)</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wallet</text:p>
          </table:table-cell>
          <table:table-cell table:style-name="ce15" office:value-type="string">
            <text:p><text:s/>int</text:p>
          </table:table-cell>
          <table:table-cell table:style-name="ce15" office:value-type="string">
            <text:p><text:s/>wallet(id)</text:p>
          </table:table-cell>
          <table:table-cell table:style-name="ce23" office:value-type="string">
            <text:p><text:s/></text:p>
          </table:table-cell>
          <table:table-cell table:number-columns-repeated="1020"/>
        </table:table-row>
        <table:table-row table:style-name="ro1">
          <table:table-cell table:style-name="ce4" office:value-type="string">
            <text:p>order_allowance</text:p>
          </table:table-cell>
          <table:table-cell table:style-name="ce15" office:value-type="string">
            <text:p><text:s/>double</text:p>
          </table:table-cell>
          <table:table-cell table:style-name="ce15" office:value-type="string">
            <text:p><text:s/></text:p>
          </table:table-cell>
          <table:table-cell table:style-name="ce23" office:value-type="string">
            <text:p>订单补贴余额</text:p>
          </table:table-cell>
          <table:table-cell table:number-columns-repeated="1020"/>
        </table:table-row>
        <table:table-row table:style-name="ro2">
          <table:table-cell table:style-name="ce4" office:value-type="string">
            <text:p>ka_profits</text:p>
          </table:table-cell>
          <table:table-cell table:style-name="ce15" office:value-type="string">
            <text:p><text:s/>double</text:p>
          </table:table-cell>
          <table:table-cell table:style-name="ce15" office:value-type="string">
            <text:p><text:s/></text:p>
          </table:table-cell>
          <table:table-cell table:style-name="ce23" office:value-type="string">
            <text:p>KA订单收益余额</text:p>
          </table:table-cell>
          <table:table-cell table:number-columns-repeated="1020"/>
        </table:table-row>
        <table:table-row table:style-name="ro1">
          <table:table-cell table:style-name="ce4" office:value-type="string">
            <text:p>schedule_allowance</text:p>
          </table:table-cell>
          <table:table-cell table:style-name="ce15" office:value-type="string">
            <text:p><text:s/>double</text:p>
          </table:table-cell>
          <table:table-cell table:style-name="ce15" office:value-type="string">
            <text:p><text:s/></text:p>
          </table:table-cell>
          <table:table-cell table:style-name="ce23" office:value-type="string">
            <text:p>调度补贴余额</text:p>
          </table:table-cell>
          <table:table-cell table:number-columns-repeated="1020"/>
        </table:table-row>
        <table:table-row table:style-name="ro1">
          <table:table-cell table:style-name="ce4" office:value-type="string">
            <text:p>total_amount</text:p>
          </table:table-cell>
          <table:table-cell table:style-name="ce15" office:value-type="string">
            <text:p><text:s/>double</text:p>
          </table:table-cell>
          <table:table-cell table:style-name="ce15" office:value-type="string">
            <text:p><text:s/></text:p>
          </table:table-cell>
          <table:table-cell table:style-name="ce23" office:value-type="string">
            <text:p>账户总余额</text:p>
          </table:table-cell>
          <table:table-cell table:number-columns-repeated="1020"/>
        </table:table-row>
        <table:table-row table:style-name="ro1">
          <table:table-cell table:style-name="ce4" office:value-type="string">
            <text:p>withdraw_date</text:p>
          </table:table-cell>
          <table:table-cell table:style-name="ce15" office:value-type="string">
            <text:p><text:s/>date</text:p>
          </table:table-cell>
          <table:table-cell table:style-name="ce15" office:value-type="string">
            <text:p><text:s/></text:p>
          </table:table-cell>
          <table:table-cell table:style-name="ce23" office:value-type="string">
            <text:p>提现日期</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system_allowance</text:p>
          </table:table-cell>
          <table:table-cell table:style-name="ce15" office:value-type="string">
            <text:p><text:s/>double</text:p>
          </table:table-cell>
          <table:table-cell table:style-name="ce15" office:value-type="string">
            <text:p><text:s/></text:p>
          </table:table-cell>
          <table:table-cell table:style-name="ce23" office:value-type="string">
            <text:p>系统补贴余额</text:p>
          </table:table-cell>
          <table:table-cell table:number-columns-repeated="1020"/>
        </table:table-row>
        <table:table-row table:style-name="ro2">
          <table:table-cell table:style-name="ce5" office:value-type="string">
            <text:p>withdrawed</text:p>
          </table:table-cell>
          <table:table-cell table:style-name="ce16" office:value-type="string">
            <text:p><text:s/>tinyint</text:p>
          </table:table-cell>
          <table:table-cell table:style-name="ce16" office:value-type="string">
            <text:p><text:s/></text:p>
          </table:table-cell>
          <table:table-cell table:style-name="ce24" office:value-type="string">
            <text:p>提现标识（0：未提现， 1： 已提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bill(月账单)</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25" office:value-type="string">
            <text:p>id</text:p>
          </table:table-cell>
          <table:table-cell table:style-name="ce26" office:value-type="string">
            <text:p>int</text:p>
          </table:table-cell>
          <table:table-cell table:style-name="ce26"/>
          <table:table-cell table:style-name="ce27"/>
          <table:table-cell table:number-columns-repeated="1020"/>
        </table:table-row>
        <table:table-row table:style-name="ro1">
          <table:table-cell table:style-name="ce4" office:value-type="string">
            <text:p>user_id</text:p>
          </table:table-cell>
          <table:table-cell table:style-name="ce15" office:value-type="string">
            <text:p>int</text:p>
          </table:table-cell>
          <table:table-cell table:style-name="ce15"/>
          <table:table-cell table:style-name="ce23"/>
          <table:table-cell table:number-columns-repeated="1020"/>
        </table:table-row>
        <table:table-row table:style-name="ro1">
          <table:table-cell table:style-name="ce4" office:value-type="string">
            <text:p>year</text:p>
          </table:table-cell>
          <table:table-cell table:style-name="ce15" office:value-type="string">
            <text:p>int</text:p>
          </table:table-cell>
          <table:table-cell table:style-name="ce15"/>
          <table:table-cell table:style-name="ce23"/>
          <table:table-cell table:number-columns-repeated="1020"/>
        </table:table-row>
        <table:table-row table:style-name="ro1">
          <table:table-cell table:style-name="ce4" office:value-type="string">
            <text:p>month</text:p>
          </table:table-cell>
          <table:table-cell table:style-name="ce15" office:value-type="string">
            <text:p>int</text:p>
          </table:table-cell>
          <table:table-cell table:style-name="ce15"/>
          <table:table-cell table:style-name="ce23"/>
          <table:table-cell table:number-columns-repeated="1020"/>
        </table:table-row>
        <table:table-row table:style-name="ro1">
          <table:table-cell table:style-name="ce4" office:value-type="string">
            <text:p>total_amount</text:p>
          </table:table-cell>
          <table:table-cell table:style-name="ce15" office:value-type="string">
            <text:p>float</text:p>
          </table:table-cell>
          <table:table-cell table:style-name="ce15"/>
          <table:table-cell table:style-name="ce23" office:value-type="string">
            <text:p>账单总额</text:p>
          </table:table-cell>
          <table:table-cell table:number-columns-repeated="1020"/>
        </table:table-row>
        <table:table-row table:style-name="ro2">
          <table:table-cell table:style-name="ce4" office:value-type="string">
            <text:p>status</text:p>
          </table:table-cell>
          <table:table-cell table:style-name="ce15" office:value-type="string">
            <text:p>int</text:p>
          </table:table-cell>
          <table:table-cell table:style-name="ce15"/>
          <table:table-cell table:style-name="ce23" office:value-type="string">
            <text:p>状态 <text:s text:c="2"/>已还款 1; <text:s/>待还款 <text:s/>2; <text:s/>逾期违约 <text:s/>3</text:p>
          </table:table-cell>
          <table:table-cell table:number-columns-repeated="1020"/>
        </table:table-row>
        <table:table-row table:style-name="ro1">
          <table:table-cell table:style-name="ce4" office:value-type="string">
            <text:p>settlement_date</text:p>
          </table:table-cell>
          <table:table-cell table:style-name="ce15" office:value-type="string">
            <text:p>datetime</text:p>
          </table:table-cell>
          <table:table-cell table:style-name="ce15"/>
          <table:table-cell table:style-name="ce23" office:value-type="string">
            <text:p>结算日</text:p>
          </table:table-cell>
          <table:table-cell table:number-columns-repeated="1020"/>
        </table:table-row>
        <table:table-row table:style-name="ro1">
          <table:table-cell table:style-name="ce4" office:value-type="string">
            <text:p>create_time</text:p>
          </table:table-cell>
          <table:table-cell table:style-name="ce15" office:value-type="string">
            <text:p>datetime</text:p>
          </table:table-cell>
          <table:table-cell table:style-name="ce15"/>
          <table:table-cell table:style-name="ce23"/>
          <table:table-cell table:number-columns-repeated="1020"/>
        </table:table-row>
        <table:table-row table:style-name="ro1">
          <table:table-cell table:style-name="ce4" office:value-type="string">
            <text:p>update_time</text:p>
          </table:table-cell>
          <table:table-cell table:style-name="ce15" office:value-type="string">
            <text:p>datetime</text:p>
          </table:table-cell>
          <table:table-cell table:style-name="ce15"/>
          <table:table-cell table:style-name="ce23"/>
          <table:table-cell table:number-columns-repeated="1020"/>
        </table:table-row>
        <table:table-row table:style-name="ro1">
          <table:table-cell table:style-name="ce5" office:value-type="string">
            <text:p>deleted</text:p>
          </table:table-cell>
          <table:table-cell table:style-name="ce16" office:value-type="string">
            <text:p>int</text:p>
          </table:table-cell>
          <table:table-cell table:style-name="ce16"/>
          <table:table-cell table:style-name="ce24"/>
          <table:table-cell table:number-columns-repeated="1020"/>
        </table:table-row>
        <table:table-row table:style-name="ro1" table:number-rows-repeated="2">
          <table:table-cell table:number-columns-repeated="1024"/>
        </table:table-row>
        <table:table-row table:style-name="ro2">
          <table:table-cell table:style-name="ce2" office:value-type="string">
            <text:p>alipay_deal(支付宝交易记录)</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um</text:p>
          </table:table-cell>
          <table:table-cell table:style-name="ce15" office:value-type="string">
            <text:p><text:s/>bigint</text:p>
          </table:table-cell>
          <table:table-cell table:style-name="ce15" office:value-type="string">
            <text:p><text:s/></text:p>
          </table:table-cell>
          <table:table-cell table:style-name="ce23" office:value-type="string">
            <text:p>支付宝交易订单号</text:p>
          </table:table-cell>
          <table:table-cell table:number-columns-repeated="1020"/>
        </table:table-row>
        <table:table-row table:style-name="ro2">
          <table:table-cell table:style-name="ce4" office:value-type="string">
            <text:p>order_num</text:p>
          </table:table-cell>
          <table:table-cell table:style-name="ce15" office:value-type="string">
            <text:p><text:s/>bigint</text:p>
          </table:table-cell>
          <table:table-cell table:style-name="ce15" office:value-type="string">
            <text:p><text:s/></text:p>
          </table:table-cell>
          <table:table-cell table:style-name="ce23" office:value-type="string">
            <text:p>关联到charge_order(num), 风先生系统的充值订单号</text:p>
          </table:table-cell>
          <table:table-cell table:number-columns-repeated="1020"/>
        </table:table-row>
        <table:table-row table:style-name="ro2">
          <table:table-cell table:style-name="ce4" office:value-type="string">
            <text:p>type</text:p>
          </table:table-cell>
          <table:table-cell table:style-name="ce15" office:value-type="string">
            <text:p><text:s/>smallint</text:p>
          </table:table-cell>
          <table:table-cell table:style-name="ce15" office:value-type="string">
            <text:p><text:s/></text:p>
          </table:table-cell>
          <table:table-cell table:style-name="ce23" office:value-type="string">
            <text:p>交易类型, <text:s/>1: security; <text:s text:c="2"/>2: wap</text:p>
          </table:table-cell>
          <table:table-cell table:number-columns-repeated="1020"/>
        </table:table-row>
        <table:table-row table:style-name="ro6">
          <table:table-cell table:style-name="ce53" office:value-type="string">
            <text:p>status</text:p>
          </table:table-cell>
          <table:table-cell table:style-name="ce54" office:value-type="string">
            <text:p><text:s/>smallint</text:p>
          </table:table-cell>
          <table:table-cell table:style-name="ce15" office:value-type="string">
            <text:p><text:s/></text:p>
          </table:table-cell>
          <table:table-cell table:style-name="ce23" office:value-type="string">
            <text:p>交易状态'UNKNOWN':0, <text:s text:c="11"/># 防止支付宝新加状态..</text:p>
            <text:p><text:s text:c="16"/>'WAIT_BUYER_PAY':1, <text:s text:c="4"/># 快捷支付创建交易后发</text:p>
            <text:p><text:s text:c="16"/>'TRADE_CLOSED':2, <text:s text:c="6"/># 不会发, 以防万一</text:p>
            <text:p><text:s text:c="16"/>'TRADE_SUCCESS':3, <text:s text:c="5"/># 不会发, 以防万一</text:p>
            <text:p><text:s text:c="16"/>'TRADE_PENDING':4, <text:s text:c="5"/># 不会发, 以防万一</text:p>
            <text:p><text:s text:c="16"/>'TRADE_FINISHED':5 <text:s text:c="5"/># 快捷支付和网页支付付款成功后发</text:p>
          </table:table-cell>
          <table:table-cell table:number-columns-repeated="1020"/>
        </table:table-row>
        <table:table-row table:style-name="ro1">
          <table:table-cell table:style-name="ce4" office:value-type="string">
            <text:p>amount</text:p>
          </table:table-cell>
          <table:table-cell table:style-name="ce15" office:value-type="string">
            <text:p><text:s/>doubl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subject</text:p>
          </table:table-cell>
          <table:table-cell table:style-name="ce15" office:value-type="string">
            <text:p><text:s/>varchar</text:p>
          </table:table-cell>
          <table:table-cell table:style-name="ce15" office:value-type="string">
            <text:p><text:s/></text:p>
          </table:table-cell>
          <table:table-cell table:style-name="ce23" office:value-type="string">
            <text:p>交易信息</text:p>
          </table:table-cell>
          <table:table-cell table:number-columns-repeated="1020"/>
        </table:table-row>
        <table:table-row table:style-name="ro1">
          <table:table-cell table:style-name="ce4" office:value-type="string">
            <text:p>trade_no</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seller_id</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buyer_id</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buyer_email</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5" office:value-type="string">
            <text:p>pay_time</text:p>
          </table:table-cell>
          <table:table-cell table:style-name="ce16" office:value-type="string">
            <text:p><text:s/>datetime</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uppay_deal(银联交易记录)</text:p>
          </table:table-cell>
          <table:table-cell table:number-columns-repeated="1023"/>
        </table:table-row>
        <table:table-row table:style-name="ro1">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1">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num</text:p>
          </table:table-cell>
          <table:table-cell table:style-name="ce15" office:value-type="string">
            <text:p><text:s/>bigint</text:p>
          </table:table-cell>
          <table:table-cell table:style-name="ce15" office:value-type="string">
            <text:p><text:s/></text:p>
          </table:table-cell>
          <table:table-cell table:style-name="ce23" office:value-type="string">
            <text:p>银联交易订单号</text:p>
          </table:table-cell>
          <table:table-cell table:number-columns-repeated="1020"/>
        </table:table-row>
        <table:table-row table:style-name="ro2">
          <table:table-cell table:style-name="ce4" office:value-type="string">
            <text:p>order_num</text:p>
          </table:table-cell>
          <table:table-cell table:style-name="ce15" office:value-type="string">
            <text:p><text:s/>bigint</text:p>
          </table:table-cell>
          <table:table-cell table:style-name="ce15" office:value-type="string">
            <text:p><text:s/></text:p>
          </table:table-cell>
          <table:table-cell table:style-name="ce23" office:value-type="string">
            <text:p>关联到charge_order(num), 风先生系统的充值订单号</text:p>
          </table:table-cell>
          <table:table-cell table:number-columns-repeated="1020"/>
        </table:table-row>
        <table:table-row table:style-name="ro1">
          <table:table-cell table:style-name="ce4" office:value-type="string">
            <text:p>user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amount</text:p>
          </table:table-cell>
          <table:table-cell table:style-name="ce15" office:value-type="string">
            <text:p><text:s/>doubl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1">
          <table:table-cell table:style-name="ce53" office:value-type="string">
            <text:p>type</text:p>
          </table:table-cell>
          <table:table-cell table:style-name="ce54" office:value-type="string">
            <text:p><text:s/>varchar</text:p>
          </table:table-cell>
          <table:table-cell table:style-name="ce15" office:value-type="string">
            <text:p><text:s/></text:p>
          </table:table-cell>
          <table:table-cell table:style-name="ce23" office:value-type="string">
            <text:p><text:s text:c="12"/>'trade':'01', <text:s text:c="19"/># 普通交易</text:p>
            <text:p><text:s text:c="12"/>'preauth_trade':'02', <text:s text:c="11"/># 预授权发起 </text:p>
            <text:p><text:s text:c="12"/>'preauth_complete':'03', <text:s text:c="8"/># 预授权完成</text:p>
            <text:p><text:s text:c="12"/>'refund':'04', <text:s text:c="18"/># 退货</text:p>
            <text:p><text:s text:c="12"/>'preauth_refund':'04', <text:s text:c="10"/># 预授权退货</text:p>
            <text:p><text:s text:c="12"/>'cancel':'31', <text:s text:c="18"/># 交易撤销</text:p>
            <text:p><text:s text:c="12"/>'preauth_cancel':'32', <text:s text:c="10"/># 预授权撤销</text:p>
            <text:p><text:s text:c="12"/>'preauth_complete_cancel':'33', <text:s/># 预授权完成撤销</text:p>
          </table:table-cell>
          <table:table-cell table:number-columns-repeated="1020"/>
        </table:table-row>
        <table:table-row table:style-name="ro12">
          <table:table-cell table:style-name="ce53" office:value-type="string">
            <text:p>status</text:p>
          </table:table-cell>
          <table:table-cell table:style-name="ce54" office:value-type="string">
            <text:p><text:s/>smallint</text:p>
          </table:table-cell>
          <table:table-cell table:style-name="ce15" office:value-type="string">
            <text:p><text:s/></text:p>
          </table:table-cell>
          <table:table-cell table:style-name="ce23" office:value-type="string">
            <text:p><text:s text:c="16"/>'unpaid':0,</text:p>
            <text:p><text:s text:c="16"/>'paid':1,</text:p>
            <text:p><text:s text:c="16"/>'finished':2,</text:p>
            <text:p><text:s text:c="16"/>'fail':3,</text:p>
          </table:table-cell>
          <table:table-cell table:number-columns-repeated="1020"/>
        </table:table-row>
        <table:table-row table:style-name="ro1">
          <table:table-cell table:style-name="ce4" office:value-type="string">
            <text:p>query_num</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deal_time_str</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1">
          <table:table-cell table:style-name="ce5" office:value-type="string">
            <text:p>update_time</text:p>
          </table:table-cell>
          <table:table-cell table:style-name="ce16" office:value-type="string">
            <text:p><text:s/>datetime</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1" table:number-rows-repeated="104847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6">2014／08／26</text:date>, <text:time>15:47:27</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谷宇 孙</meta:initial-creator>
    <meta:creation-date>2014-08-10T12:06:06</meta:creation-date>
    <dc:date>2014-08-26T15:47:27</dc:date>
    <dc:creator>guyu sun</dc:creator>
    <meta:editing-duration>P14DT3H24M2S</meta:editing-duration>
    <meta:editing-cycles>140</meta:editing-cycles>
    <meta:generator>OpenOffice/4.1.0$Unix OpenOffice.org_project/410m18$Build-9764</meta:generator>
    <meta:document-statistic meta:table-count="7" meta:cell-count="1841" meta:object-count="0"/>
  </office:meta>
</office:document-meta>
</file>